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4479in" fo:margin-left="0in" fo:margin-top="0in" fo:margin-bottom="0in" table:align="left"/>
    </style:style>
    <style:style style:name="Table1.A" style:family="table-column">
      <style:table-column-properties style:column-width="3.2236in"/>
    </style:style>
    <style:style style:name="Table1.1" style:family="table-row">
      <style:table-row-properties style:min-row-height="0.4792in" fo:keep-together="auto"/>
    </style:style>
    <style:style style:name="Table1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1.B1" style:family="table-cell">
      <style:table-cell-properties style:vertical-align="" fo:padding="0.1111in" fo:border="0.5pt solid #000000"/>
    </style:style>
    <style:style style:name="Table1.2" style:family="table-row">
      <style:table-row-properties style:min-row-height="0.4896in" fo:keep-together="auto"/>
    </style:style>
    <style:style style:name="Table2" style:family="table">
      <style:table-properties style:width="6.6979in" fo:margin-left="0in" fo:margin-top="0in" fo:margin-bottom="0in" table:align="left"/>
    </style:style>
    <style:style style:name="Table2.A" style:family="table-column">
      <style:table-column-properties style:column-width="2.2326in"/>
    </style:style>
    <style:style style:name="Table2.1" style:family="table-row">
      <style:table-row-properties style:min-row-height="0.4792in" fo:keep-together="auto"/>
    </style:style>
    <style:style style:name="Table2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2.B1" style:family="table-cell">
      <style:table-cell-properties style:vertical-align="" fo:padding="0.1111in" fo:border="0.5pt solid #000000"/>
    </style:style>
    <style:style style:name="Table2.2" style:family="table-row">
      <style:table-row-properties style:min-row-height="0.7604in" fo:keep-together="auto"/>
    </style:style>
    <style:style style:name="Table2.3" style:family="table-row">
      <style:table-row-properties style:min-row-height="0.4896in" fo:keep-together="auto"/>
    </style:style>
    <style:style style:name="Table3" style:family="table">
      <style:table-properties style:width="6.6875in" fo:margin-left="0in" fo:margin-top="0in" fo:margin-bottom="0in" table:align="left"/>
    </style:style>
    <style:style style:name="Table3.A" style:family="table-column">
      <style:table-column-properties style:column-width="1.6715in"/>
    </style:style>
    <style:style style:name="Table3.B" style:family="table-column">
      <style:table-column-properties style:column-width="1.6722in"/>
    </style:style>
    <style:style style:name="Table3.1" style:family="table-row">
      <style:table-row-properties style:min-row-height="0.4792in" fo:keep-together="auto"/>
    </style:style>
    <style:style style:name="Table3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3.B1" style:family="table-cell">
      <style:table-cell-properties style:vertical-align="" fo:padding="0.1111in" fo:border="0.5pt solid #000000"/>
    </style:style>
    <style:style style:name="Table3.2" style:family="table-row">
      <style:table-row-properties style:min-row-height="0.7604in" fo:keep-together="auto"/>
    </style:style>
    <style:style style:name="Table3.3" style:family="table-row">
      <style:table-row-properties style:min-row-height="0.4896in" fo:keep-together="auto"/>
    </style:style>
    <style:style style:name="Table4" style:family="table">
      <style:table-properties style:width="6.6875in" fo:margin-left="0in" fo:margin-top="0in" fo:margin-bottom="0in" table:align="left"/>
    </style:style>
    <style:style style:name="Table4.A" style:family="table-column">
      <style:table-column-properties style:column-width="1.0625in"/>
    </style:style>
    <style:style style:name="Table4.B" style:family="table-column">
      <style:table-column-properties style:column-width="1.7597in"/>
    </style:style>
    <style:style style:name="Table4.C" style:family="table-column">
      <style:table-column-properties style:column-width="2.0007in"/>
    </style:style>
    <style:style style:name="Table4.D" style:family="table-column">
      <style:table-column-properties style:column-width="1.8639in"/>
    </style:style>
    <style:style style:name="Table4.1" style:family="table-row">
      <style:table-row-properties style:min-row-height="0.4792in" fo:keep-together="auto"/>
    </style:style>
    <style:style style:name="Table4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4.B1" style:family="table-cell">
      <style:table-cell-properties style:vertical-align="" fo:padding="0.1111in" fo:border="0.5pt solid #000000"/>
    </style:style>
    <style:style style:name="Table4.2" style:family="table-row">
      <style:table-row-properties style:min-row-height="0.4896in" fo:keep-together="auto"/>
    </style:style>
    <style:style style:name="Table4.5" style:family="table-row">
      <style:table-row-properties style:min-row-height="0.7708in" fo:keep-together="auto"/>
    </style:style>
    <style:style style:name="Table5" style:family="table">
      <style:table-properties style:width="6.1667in" fo:margin-left="0in" fo:margin-top="0in" fo:margin-bottom="0in" table:align="left"/>
    </style:style>
    <style:style style:name="Table5.A" style:family="table-column">
      <style:table-column-properties style:column-width="1.1451in"/>
    </style:style>
    <style:style style:name="Table5.B" style:family="table-column">
      <style:table-column-properties style:column-width="2.334in"/>
    </style:style>
    <style:style style:name="Table5.C" style:family="table-column">
      <style:table-column-properties style:column-width="2.6875in"/>
    </style:style>
    <style:style style:name="Table5.1" style:family="table-row">
      <style:table-row-properties style:min-row-height="0.4792in" fo:keep-together="auto"/>
    </style:style>
    <style:style style:name="Table5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5.B1" style:family="table-cell">
      <style:table-cell-properties style:vertical-align="" fo:padding="0.1111in" fo:border="0.5pt solid #000000"/>
    </style:style>
    <style:style style:name="Table5.2" style:family="table-row">
      <style:table-row-properties style:min-row-height="0.4896in" fo:keep-together="auto"/>
    </style:style>
    <style:style style:name="Table6" style:family="table">
      <style:table-properties style:width="6.2813in" fo:margin-left="0in" fo:margin-top="0in" fo:margin-bottom="0in" table:align="left"/>
    </style:style>
    <style:style style:name="Table6.A" style:family="table-column">
      <style:table-column-properties style:column-width="2.7701in"/>
    </style:style>
    <style:style style:name="Table6.B" style:family="table-column">
      <style:table-column-properties style:column-width="3.5104in"/>
    </style:style>
    <style:style style:name="Table6.1" style:family="table-row">
      <style:table-row-properties style:min-row-height="0.4792in" fo:keep-together="auto"/>
    </style:style>
    <style:style style:name="Table6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6.B1" style:family="table-cell">
      <style:table-cell-properties style:vertical-align="" fo:padding="0.1111in" fo:border="0.5pt solid #000000"/>
    </style:style>
    <style:style style:name="Table6.2" style:family="table-row">
      <style:table-row-properties style:min-row-height="0.4896in" fo:keep-together="auto"/>
    </style:style>
    <style:style style:name="Table7" style:family="table">
      <style:table-properties style:width="6.9063in" fo:margin-left="0in" fo:margin-top="0in" fo:margin-bottom="0in" table:align="left"/>
    </style:style>
    <style:style style:name="Table7.A" style:family="table-column">
      <style:table-column-properties style:column-width="3.541in"/>
    </style:style>
    <style:style style:name="Table7.B" style:family="table-column">
      <style:table-column-properties style:column-width="3.3646in"/>
    </style:style>
    <style:style style:name="Table7.1" style:family="table-row">
      <style:table-row-properties style:min-row-height="0.4792in" fo:keep-together="auto"/>
    </style:style>
    <style:style style:name="Table7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7.B1" style:family="table-cell">
      <style:table-cell-properties style:vertical-align="" fo:padding="0.1111in" fo:border="0.5pt solid #000000"/>
    </style:style>
    <style:style style:name="Table7.2" style:family="table-row">
      <style:table-row-properties style:min-row-height="0.4896in" fo:keep-together="auto"/>
    </style:style>
    <style:style style:name="Table8" style:family="table">
      <style:table-properties style:width="6.8333in" fo:margin-left="0in" fo:margin-top="0in" fo:margin-bottom="0in" table:align="left"/>
    </style:style>
    <style:style style:name="Table8.A" style:family="table-column">
      <style:table-column-properties style:column-width="1.2292in"/>
    </style:style>
    <style:style style:name="Table8.B" style:family="table-column">
      <style:table-column-properties style:column-width="2.1875in"/>
    </style:style>
    <style:style style:name="Table8.C" style:family="table-column">
      <style:table-column-properties style:column-width="1.7083in"/>
    </style:style>
    <style:style style:name="Table8.D" style:family="table-column">
      <style:table-column-properties style:column-width="1.7076in"/>
    </style:style>
    <style:style style:name="Table8.1" style:family="table-row">
      <style:table-row-properties style:min-row-height="0.4792in" fo:keep-together="auto"/>
    </style:style>
    <style:style style:name="Table8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8.B1" style:family="table-cell">
      <style:table-cell-properties style:vertical-align="" fo:padding="0.1111in" fo:border="0.5pt solid #000000"/>
    </style:style>
    <style:style style:name="Table8.2" style:family="table-row">
      <style:table-row-properties style:min-row-height="0.7604in" fo:keep-together="auto"/>
    </style:style>
    <style:style style:name="Table9" style:family="table">
      <style:table-properties style:width="6.8229in" fo:margin-left="0in" fo:margin-top="0in" fo:margin-bottom="0in" table:align="left"/>
    </style:style>
    <style:style style:name="Table9.A" style:family="table-column">
      <style:table-column-properties style:column-width="1.3646in"/>
    </style:style>
    <style:style style:name="Table9.B" style:family="table-column">
      <style:table-column-properties style:column-width="1.3014in"/>
    </style:style>
    <style:style style:name="Table9.C" style:family="table-column">
      <style:table-column-properties style:column-width="1.5625in"/>
    </style:style>
    <style:style style:name="Table9.D" style:family="table-column">
      <style:table-column-properties style:column-width="1.2299in"/>
    </style:style>
    <style:style style:name="Table9.1" style:family="table-row">
      <style:table-row-properties style:min-row-height="0.4792in" fo:keep-together="auto"/>
    </style:style>
    <style:style style:name="Table9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9.B1" style:family="table-cell">
      <style:table-cell-properties style:vertical-align="" fo:padding="0.1111in" fo:border="0.5pt solid #000000"/>
    </style:style>
    <style:style style:name="Table9.2" style:family="table-row">
      <style:table-row-properties style:min-row-height="1.0313in" fo:keep-together="auto"/>
    </style:style>
    <style:style style:name="Table9.3" style:family="table-row">
      <style:table-row-properties style:min-row-height="0.7604in" fo:keep-together="auto"/>
    </style:style>
    <style:style style:name="Table10" style:family="table">
      <style:table-properties style:width="6.6924in" fo:margin-left="0in" fo:margin-top="0in" fo:margin-bottom="0in" table:align="left"/>
    </style:style>
    <style:style style:name="Table10.A" style:family="table-column">
      <style:table-column-properties style:column-width="0.8521in"/>
    </style:style>
    <style:style style:name="Table10.B" style:family="table-column">
      <style:table-column-properties style:column-width="2.6368in"/>
    </style:style>
    <style:style style:name="Table10.C" style:family="table-column">
      <style:table-column-properties style:column-width="1.9931in"/>
    </style:style>
    <style:style style:name="Table10.D" style:family="table-column">
      <style:table-column-properties style:column-width="1.2097in"/>
    </style:style>
    <style:style style:name="Table10.1" style:family="table-row">
      <style:table-row-properties style:min-row-height="0.4792in" fo:keep-together="auto"/>
    </style:style>
    <style:style style:name="Table10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10.B1" style:family="table-cell">
      <style:table-cell-properties style:vertical-align="" fo:padding="0.1111in" fo:border="0.5pt solid #000000"/>
    </style:style>
    <style:style style:name="Table10.2" style:family="table-row">
      <style:table-row-properties style:min-row-height="1.0313in" fo:keep-together="auto"/>
    </style:style>
    <style:style style:name="Table10.3" style:family="table-row">
      <style:table-row-properties style:min-row-height="0.7604in" fo:keep-together="auto"/>
    </style:style>
    <style:style style:name="Table11" style:family="table">
      <style:table-properties style:width="6.6924in" fo:margin-left="0in" fo:margin-top="0in" fo:margin-bottom="0in" table:align="left"/>
    </style:style>
    <style:style style:name="Table11.A" style:family="table-column">
      <style:table-column-properties style:column-width="1.0507in"/>
    </style:style>
    <style:style style:name="Table11.B" style:family="table-column">
      <style:table-column-properties style:column-width="2.5243in"/>
    </style:style>
    <style:style style:name="Table11.C" style:family="table-column">
      <style:table-column-properties style:column-width="3.1174in"/>
    </style:style>
    <style:style style:name="Table11.1" style:family="table-row">
      <style:table-row-properties style:min-row-height="0.4792in" fo:keep-together="auto"/>
    </style:style>
    <style:style style:name="Table11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11.B1" style:family="table-cell">
      <style:table-cell-properties style:vertical-align="" fo:padding="0.1111in" fo:border="0.5pt solid #000000"/>
    </style:style>
    <style:style style:name="Table11.2" style:family="table-row">
      <style:table-row-properties style:min-row-height="0.4896in" fo:keep-together="auto"/>
    </style:style>
    <style:style style:name="Table12" style:family="table">
      <style:table-properties style:width="5.6667in" fo:margin-left="0in" fo:margin-top="0in" fo:margin-bottom="0in" table:align="left"/>
    </style:style>
    <style:style style:name="Table12.A" style:family="table-column">
      <style:table-column-properties style:column-width="1.8951in"/>
    </style:style>
    <style:style style:name="Table12.B" style:family="table-column">
      <style:table-column-properties style:column-width="1.8958in"/>
    </style:style>
    <style:style style:name="Table12.C" style:family="table-column">
      <style:table-column-properties style:column-width="1.8757in"/>
    </style:style>
    <style:style style:name="Table12.1" style:family="table-row">
      <style:table-row-properties style:min-row-height="0.4792in" fo:keep-together="auto"/>
    </style:style>
    <style:style style:name="Table12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12.B1" style:family="table-cell">
      <style:table-cell-properties style:vertical-align="" fo:padding="0.1111in" fo:border="0.5pt solid #000000"/>
    </style:style>
    <style:style style:name="Table12.2" style:family="table-row">
      <style:table-row-properties style:min-row-height="0.4896in" fo:keep-together="auto"/>
    </style:style>
    <style:style style:name="Table13" style:family="table">
      <style:table-properties style:width="6.4688in" fo:margin-left="0in" fo:margin-top="0in" fo:margin-bottom="0in" table:align="left"/>
    </style:style>
    <style:style style:name="Table13.A" style:family="table-column">
      <style:table-column-properties style:column-width="3.2917in"/>
    </style:style>
    <style:style style:name="Table13.B" style:family="table-column">
      <style:table-column-properties style:column-width="3.1764in"/>
    </style:style>
    <style:style style:name="Table13.1" style:family="table-row">
      <style:table-row-properties style:min-row-height="0.4792in" fo:keep-together="auto"/>
    </style:style>
    <style:style style:name="Table13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13.B1" style:family="table-cell">
      <style:table-cell-properties style:vertical-align="" fo:padding="0.1111in" fo:border="0.5pt solid #000000"/>
    </style:style>
    <style:style style:name="Table13.2" style:family="table-row">
      <style:table-row-properties style:min-row-height="0.4896in" fo:keep-together="auto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9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1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1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>
      <style:paragraph-properties fo:margin-top="0in" fo:margin-bottom="0in" loext:contextual-spacing="false" fo:line-height="100%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8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29" style:family="paragraph" style:parent-style-name="Standard" style:list-style-name="WWNum75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43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22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56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72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61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48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34">
      <style:paragraph-properties fo:margin-left="0.5in" fo:margin-right="0in" fo:text-indent="-0.25in" style:auto-text-indent="false"/>
    </style:style>
    <style:style style:name="P37" style:family="paragraph" style:parent-style-name="Standard" style:list-style-name="WWNum20">
      <style:paragraph-properties fo:margin-left="0.5in" fo:margin-right="0in" fo:text-indent="-0.25in" style:auto-text-indent="false"/>
    </style:style>
    <style:style style:name="P38" style:family="paragraph" style:parent-style-name="Standard" style:list-style-name="WWNum70">
      <style:paragraph-properties fo:margin-left="0.5in" fo:margin-right="0in" fo:text-indent="-0.25in" style:auto-text-indent="false"/>
    </style:style>
    <style:style style:name="P39" style:family="paragraph" style:parent-style-name="Standard" style:list-style-name="WWNum21">
      <style:paragraph-properties fo:margin-left="0.5in" fo:margin-right="0in" fo:text-indent="-0.25in" style:auto-text-indent="false"/>
    </style:style>
    <style:style style:name="P40" style:family="paragraph" style:parent-style-name="Standard" style:list-style-name="WWNum73">
      <style:paragraph-properties fo:margin-left="0.5in" fo:margin-right="0in" fo:text-indent="-0.25in" style:auto-text-indent="false"/>
    </style:style>
    <style:style style:name="P41" style:family="paragraph" style:parent-style-name="Standard" style:list-style-name="WWNum62">
      <style:paragraph-properties fo:margin-left="0.5in" fo:margin-right="0in" fo:text-indent="-0.25in" style:auto-text-indent="false"/>
    </style:style>
    <style:style style:name="P42" style:family="paragraph" style:parent-style-name="Standard" style:list-style-name="WWNum29">
      <style:paragraph-properties fo:margin-left="0.5in" fo:margin-right="0in" fo:text-indent="-0.25in" style:auto-text-indent="false"/>
    </style:style>
    <style:style style:name="P43" style:family="paragraph" style:parent-style-name="Standard" style:list-style-name="WWNum50">
      <style:paragraph-properties fo:margin-left="0.5in" fo:margin-right="0in" fo:text-indent="-0.25in" style:auto-text-indent="false"/>
    </style:style>
    <style:style style:name="P44" style:family="paragraph" style:parent-style-name="Standard" style:list-style-name="WWNum68">
      <style:paragraph-properties fo:margin-left="0.5in" fo:margin-right="0in" fo:text-indent="-0.25in" style:auto-text-indent="false"/>
    </style:style>
    <style:style style:name="P45" style:family="paragraph" style:parent-style-name="Standard" style:list-style-name="WWNum28">
      <style:paragraph-properties fo:margin-left="0.5in" fo:margin-right="0in" fo:text-indent="-0.25in" style:auto-text-indent="false"/>
    </style:style>
    <style:style style:name="P46" style:family="paragraph" style:parent-style-name="Standard" style:list-style-name="WWNum26">
      <style:paragraph-properties fo:margin-left="0.5in" fo:margin-right="0in" fo:text-indent="-0.25in" style:auto-text-indent="false"/>
    </style:style>
    <style:style style:name="P47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48" style:family="paragraph" style:parent-style-name="Standard" style:list-style-name="WWNum36">
      <style:paragraph-properties fo:margin-left="0.5in" fo:margin-right="0in" fo:text-indent="-0.25in" style:auto-text-indent="false"/>
    </style:style>
    <style:style style:name="P49" style:family="paragraph" style:parent-style-name="Standard" style:list-style-name="WWNum44">
      <style:paragraph-properties fo:margin-left="0.5in" fo:margin-right="0in" fo:text-indent="-0.25in" style:auto-text-indent="false"/>
    </style:style>
    <style:style style:name="P50" style:family="paragraph" style:parent-style-name="Standard" style:list-style-name="WWNum57">
      <style:paragraph-properties fo:margin-left="0.5in" fo:margin-right="0in" fo:text-indent="-0.25in" style:auto-text-indent="false"/>
    </style:style>
    <style:style style:name="P51" style:family="paragraph" style:parent-style-name="Standard" style:list-style-name="WWNum82">
      <style:paragraph-properties fo:margin-left="0.5in" fo:margin-right="0in" fo:text-indent="-0.25in" style:auto-text-indent="false"/>
    </style:style>
    <style:style style:name="P52" style:family="paragraph" style:parent-style-name="Standard" style:list-style-name="WWNum42">
      <style:paragraph-properties fo:margin-left="0.5in" fo:margin-right="0in" fo:text-indent="-0.25in" style:auto-text-indent="false"/>
    </style:style>
    <style:style style:name="P53" style:family="paragraph" style:parent-style-name="Standard" style:list-style-name="WWNum77">
      <style:paragraph-properties fo:margin-left="0.5in" fo:margin-right="0in" fo:text-indent="-0.25in" style:auto-text-indent="false"/>
    </style:style>
    <style:style style:name="P54" style:family="paragraph" style:parent-style-name="Standard" style:list-style-name="WWNum37">
      <style:paragraph-properties fo:margin-left="0.5in" fo:margin-right="0in" fo:text-indent="-0.25in" style:auto-text-indent="false"/>
    </style:style>
    <style:style style:name="P55" style:family="paragraph" style:parent-style-name="Standard" style:list-style-name="WWNum31">
      <style:paragraph-properties fo:margin-left="0.5in" fo:margin-right="0in" fo:text-indent="-0.25in" style:auto-text-indent="false"/>
    </style:style>
    <style:style style:name="P5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7" style:family="paragraph" style:parent-style-name="Standard" style:list-style-name="WWNum55">
      <style:paragraph-properties fo:margin-left="0.5in" fo:margin-right="0in" fo:text-indent="-0.25in" style:auto-text-indent="false"/>
    </style:style>
    <style:style style:name="P58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59" style:family="paragraph" style:parent-style-name="Standard" style:list-style-name="WWNum52">
      <style:paragraph-properties fo:margin-left="0.5in" fo:margin-right="0in" fo:text-indent="-0.25in" style:auto-text-indent="false"/>
    </style:style>
    <style:style style:name="P60" style:family="paragraph" style:parent-style-name="Standard" style:list-style-name="WWNum69">
      <style:paragraph-properties fo:margin-left="0.5in" fo:margin-right="0in" fo:text-indent="-0.25in" style:auto-text-indent="false"/>
    </style:style>
    <style:style style:name="P61" style:family="paragraph" style:parent-style-name="Standard" style:list-style-name="WWNum46">
      <style:paragraph-properties fo:margin-left="0.5in" fo:margin-right="0in" fo:text-indent="-0.25in" style:auto-text-indent="false"/>
    </style:style>
    <style:style style:name="P62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63" style:family="paragraph" style:parent-style-name="Standard" style:list-style-name="WWNum51">
      <style:paragraph-properties fo:margin-left="0.5in" fo:margin-right="0in" fo:text-indent="-0.25in" style:auto-text-indent="false"/>
    </style:style>
    <style:style style:name="P64" style:family="paragraph" style:parent-style-name="Standard" style:list-style-name="WWNum27">
      <style:paragraph-properties fo:margin-left="0.5in" fo:margin-right="0in" fo:text-indent="-0.25in" style:auto-text-indent="false"/>
    </style:style>
    <style:style style:name="P65" style:family="paragraph" style:parent-style-name="Standard" style:list-style-name="WWNum67">
      <style:paragraph-properties fo:margin-left="0.5in" fo:margin-right="0in" fo:text-indent="-0.25in" style:auto-text-indent="false"/>
    </style:style>
    <style:style style:name="P66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67" style:family="paragraph" style:parent-style-name="Standard" style:list-style-name="WWNum78">
      <style:paragraph-properties fo:margin-left="0.5in" fo:margin-right="0in" fo:text-indent="-0.25in" style:auto-text-indent="false"/>
    </style:style>
    <style:style style:name="P68" style:family="paragraph" style:parent-style-name="Standard" style:list-style-name="WWNum38">
      <style:paragraph-properties fo:margin-left="0.5in" fo:margin-right="0in" fo:text-indent="-0.25in" style:auto-text-indent="false"/>
    </style:style>
    <style:style style:name="P69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70" style:family="paragraph" style:parent-style-name="Standard" style:list-style-name="WWNum45">
      <style:paragraph-properties fo:margin-left="0.5in" fo:margin-right="0in" fo:text-indent="-0.25in" style:auto-text-indent="false"/>
    </style:style>
    <style:style style:name="P71" style:family="paragraph" style:parent-style-name="Standard" style:list-style-name="WWNum23">
      <style:paragraph-properties fo:margin-left="0.5in" fo:margin-right="0in" fo:text-indent="-0.25in" style:auto-text-indent="false"/>
    </style:style>
    <style:style style:name="P72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7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4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75" style:family="paragraph" style:parent-style-name="Standard" style:list-style-name="WWNum79">
      <style:paragraph-properties fo:margin-left="0.5in" fo:margin-right="0in" fo:text-indent="-0.25in" style:auto-text-indent="false"/>
    </style:style>
    <style:style style:name="P76" style:family="paragraph" style:parent-style-name="Standard" style:list-style-name="WWNum54">
      <style:paragraph-properties fo:margin-left="0.5in" fo:margin-right="0in" fo:text-indent="-0.25in" style:auto-text-indent="false"/>
    </style:style>
    <style:style style:name="P77" style:family="paragraph" style:parent-style-name="Standard" style:list-style-name="WWNum35">
      <style:paragraph-properties fo:margin-left="0.5in" fo:margin-right="0in" fo:text-indent="-0.25in" style:auto-text-indent="false"/>
    </style:style>
    <style:style style:name="P78" style:family="paragraph" style:parent-style-name="Standard" style:list-style-name="WWNum49">
      <style:paragraph-properties fo:margin-left="0.5in" fo:margin-right="0in" fo:text-indent="-0.25in" style:auto-text-indent="false"/>
    </style:style>
    <style:style style:name="P79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80" style:family="paragraph" style:parent-style-name="Standard" style:list-style-name="WWNum65">
      <style:paragraph-properties fo:margin-left="0.5in" fo:margin-right="0in" fo:text-indent="-0.25in" style:auto-text-indent="false"/>
    </style:style>
    <style:style style:name="P81" style:family="paragraph" style:parent-style-name="Standard" style:list-style-name="WWNum47">
      <style:paragraph-properties fo:margin-left="0.5in" fo:margin-right="0in" fo:text-indent="-0.25in" style:auto-text-indent="false"/>
    </style:style>
    <style:style style:name="P82" style:family="paragraph" style:parent-style-name="Standard" style:list-style-name="WWNum71">
      <style:paragraph-properties fo:margin-left="0.5in" fo:margin-right="0in" fo:text-indent="-0.25in" style:auto-text-indent="false"/>
    </style:style>
    <style:style style:name="P83" style:family="paragraph" style:parent-style-name="Standard" style:list-style-name="WWNum53">
      <style:paragraph-properties fo:margin-left="0.5in" fo:margin-right="0in" fo:text-indent="-0.25in" style:auto-text-indent="false"/>
    </style:style>
    <style:style style:name="P84" style:family="paragraph" style:parent-style-name="Standard" style:list-style-name="WWNum58">
      <style:paragraph-properties fo:margin-left="0.5in" fo:margin-right="0in" fo:text-indent="-0.25in" style:auto-text-indent="false"/>
    </style:style>
    <style:style style:name="P85" style:family="paragraph" style:parent-style-name="Standard" style:list-style-name="WWNum24">
      <style:paragraph-properties fo:margin-left="0.5in" fo:margin-right="0in" fo:text-indent="-0.25in" style:auto-text-indent="false"/>
    </style:style>
    <style:style style:name="P86" style:family="paragraph" style:parent-style-name="Standard" style:list-style-name="WWNum39">
      <style:paragraph-properties fo:margin-left="0.5in" fo:margin-right="0in" fo:text-indent="-0.25in" style:auto-text-indent="false"/>
    </style:style>
    <style:style style:name="P87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88" style:family="paragraph" style:parent-style-name="Standard" style:list-style-name="WWNum60">
      <style:paragraph-properties fo:margin-left="0.5in" fo:margin-right="0in" fo:text-indent="-0.25in" style:auto-text-indent="false"/>
    </style:style>
    <style:style style:name="P89" style:family="paragraph" style:parent-style-name="Standard" style:list-style-name="WWNum74">
      <style:paragraph-properties fo:margin-left="0.5in" fo:margin-right="0in" fo:text-indent="-0.25in" style:auto-text-indent="false"/>
    </style:style>
    <style:style style:name="P90" style:family="paragraph" style:parent-style-name="Standard" style:list-style-name="WWNum30">
      <style:paragraph-properties fo:margin-left="0.5in" fo:margin-right="0in" fo:text-indent="-0.25in" style:auto-text-indent="false"/>
    </style:style>
    <style:style style:name="P91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92" style:family="paragraph" style:parent-style-name="Standard" style:list-style-name="WWNum25">
      <style:paragraph-properties fo:margin-left="0.5in" fo:margin-right="0in" fo:text-indent="-0.25in" style:auto-text-indent="false"/>
    </style:style>
    <style:style style:name="P93" style:family="paragraph" style:parent-style-name="Standard" style:list-style-name="WWNum66">
      <style:paragraph-properties fo:margin-left="0.5in" fo:margin-right="0in" fo:text-indent="-0.25in" style:auto-text-indent="false"/>
    </style:style>
    <style:style style:name="P94" style:family="paragraph" style:parent-style-name="Standard" style:list-style-name="WWNum63">
      <style:paragraph-properties fo:margin-left="0.5in" fo:margin-right="0in" fo:text-indent="-0.25in" style:auto-text-indent="false"/>
    </style:style>
    <style:style style:name="P95" style:family="paragraph" style:parent-style-name="Standard" style:list-style-name="WWNum59">
      <style:paragraph-properties fo:margin-left="0.5in" fo:margin-right="0in" fo:text-indent="-0.25in" style:auto-text-indent="false"/>
    </style:style>
    <style:style style:name="P96" style:family="paragraph" style:parent-style-name="Standard" style:list-style-name="WWNum80">
      <style:paragraph-properties fo:margin-left="0.5in" fo:margin-right="0in" fo:text-indent="-0.25in" style:auto-text-indent="false"/>
    </style:style>
    <style:style style:name="P97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9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9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100" style:family="paragraph" style:parent-style-name="Standard" style:list-style-name="WWNum40">
      <style:paragraph-properties fo:margin-left="0.5in" fo:margin-right="0in" fo:text-indent="-0.25in" style:auto-text-indent="false"/>
    </style:style>
    <style:style style:name="P101" style:family="paragraph" style:parent-style-name="Standard" style:list-style-name="WWNum32">
      <style:paragraph-properties fo:margin-left="0.5in" fo:margin-right="0in" fo:text-indent="-0.25in" style:auto-text-indent="false"/>
    </style:style>
    <style:style style:name="P102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103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04" style:family="paragraph" style:parent-style-name="Standard" style:list-style-name="WWNum41">
      <style:paragraph-properties fo:margin-left="0.5in" fo:margin-right="0in" fo:text-indent="-0.25in" style:auto-text-indent="false"/>
    </style:style>
    <style:style style:name="P105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06" style:family="paragraph" style:parent-style-name="Standard" style:list-style-name="WWNum33">
      <style:paragraph-properties fo:margin-left="0.5in" fo:margin-right="0in" fo:text-indent="-0.25in" style:auto-text-indent="false"/>
    </style:style>
    <style:style style:name="P107" style:family="paragraph" style:parent-style-name="Standard" style:list-style-name="WWNum76">
      <style:paragraph-properties fo:margin-left="0.5in" fo:margin-right="0in" fo:text-indent="-0.25in" style:auto-text-indent="false"/>
    </style:style>
    <style:style style:name="P108" style:family="paragraph" style:parent-style-name="Standard" style:list-style-name="WWNum81">
      <style:paragraph-properties fo:margin-left="0.5in" fo:margin-right="0in" fo:text-indent="-0.25in" style:auto-text-indent="false"/>
    </style:style>
    <style:style style:name="P109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10" style:family="paragraph" style:parent-style-name="Standard" style:list-style-name="WWNum64">
      <style:paragraph-properties fo:margin-left="0.5in" fo:margin-right="0in" fo:text-indent="-0.25in" style:auto-text-indent="false"/>
    </style:style>
    <style:style style:name="P111" style:family="paragraph" style:parent-style-name="Standard" style:list-style-name="WWNum75">
      <style:paragraph-properties fo:margin-left="1in" fo:margin-right="0in" fo:text-indent="-0.25in" style:auto-text-indent="false"/>
    </style:style>
    <style:style style:name="P112" style:family="paragraph" style:parent-style-name="Standard" style:list-style-name="WWNum43">
      <style:paragraph-properties fo:margin-left="1in" fo:margin-right="0in" fo:text-indent="-0.25in" style:auto-text-indent="false"/>
    </style:style>
    <style:style style:name="P113" style:family="paragraph" style:parent-style-name="Standard" style:list-style-name="WWNum22">
      <style:paragraph-properties fo:margin-left="1in" fo:margin-right="0in" fo:text-indent="-0.25in" style:auto-text-indent="false"/>
    </style:style>
    <style:style style:name="P114" style:family="paragraph" style:parent-style-name="Standard" style:list-style-name="WWNum72">
      <style:paragraph-properties fo:margin-left="1in" fo:margin-right="0in" fo:text-indent="-0.25in" style:auto-text-indent="false"/>
    </style:style>
    <style:style style:name="P115" style:family="paragraph" style:parent-style-name="Standard" style:list-style-name="WWNum34">
      <style:paragraph-properties fo:margin-left="1in" fo:margin-right="0in" fo:text-indent="-0.25in" style:auto-text-indent="false"/>
    </style:style>
    <style:style style:name="P116" style:family="paragraph" style:parent-style-name="Standard" style:list-style-name="WWNum21">
      <style:paragraph-properties fo:margin-left="1in" fo:margin-right="0in" fo:text-indent="-0.25in" style:auto-text-indent="false"/>
    </style:style>
    <style:style style:name="P117" style:family="paragraph" style:parent-style-name="Standard" style:list-style-name="WWNum50">
      <style:paragraph-properties fo:margin-left="1in" fo:margin-right="0in" fo:text-indent="-0.25in" style:auto-text-indent="false"/>
    </style:style>
    <style:style style:name="P118" style:family="paragraph" style:parent-style-name="Standard" style:list-style-name="WWNum68">
      <style:paragraph-properties fo:margin-left="1in" fo:margin-right="0in" fo:text-indent="-0.25in" style:auto-text-indent="false"/>
    </style:style>
    <style:style style:name="P119" style:family="paragraph" style:parent-style-name="Standard" style:list-style-name="WWNum44">
      <style:paragraph-properties fo:margin-left="1in" fo:margin-right="0in" fo:text-indent="-0.25in" style:auto-text-indent="false"/>
    </style:style>
    <style:style style:name="P120" style:family="paragraph" style:parent-style-name="Standard" style:list-style-name="WWNum77">
      <style:paragraph-properties fo:margin-left="1in" fo:margin-right="0in" fo:text-indent="-0.25in" style:auto-text-indent="false"/>
    </style:style>
    <style:style style:name="P121" style:family="paragraph" style:parent-style-name="Standard" style:list-style-name="WWNum37">
      <style:paragraph-properties fo:margin-left="1in" fo:margin-right="0in" fo:text-indent="-0.25in" style:auto-text-indent="false"/>
    </style:style>
    <style:style style:name="P122" style:family="paragraph" style:parent-style-name="Standard" style:list-style-name="WWNum31">
      <style:paragraph-properties fo:margin-left="1in" fo:margin-right="0in" fo:text-indent="-0.25in" style:auto-text-indent="false"/>
    </style:style>
    <style:style style:name="P123" style:family="paragraph" style:parent-style-name="Standard" style:list-style-name="WWNum3">
      <style:paragraph-properties fo:margin-left="1in" fo:margin-right="0in" fo:text-indent="-0.25in" style:auto-text-indent="false"/>
    </style:style>
    <style:style style:name="P124" style:family="paragraph" style:parent-style-name="Standard" style:list-style-name="WWNum55">
      <style:paragraph-properties fo:margin-left="1in" fo:margin-right="0in" fo:text-indent="-0.25in" style:auto-text-indent="false"/>
    </style:style>
    <style:style style:name="P125" style:family="paragraph" style:parent-style-name="Standard" style:list-style-name="WWNum69">
      <style:paragraph-properties fo:margin-left="1in" fo:margin-right="0in" fo:text-indent="-0.25in" style:auto-text-indent="false"/>
    </style:style>
    <style:style style:name="P126" style:family="paragraph" style:parent-style-name="Standard" style:list-style-name="WWNum46">
      <style:paragraph-properties fo:margin-left="1in" fo:margin-right="0in" fo:text-indent="-0.25in" style:auto-text-indent="false"/>
    </style:style>
    <style:style style:name="P127" style:family="paragraph" style:parent-style-name="Standard" style:list-style-name="WWNum67">
      <style:paragraph-properties fo:margin-left="1in" fo:margin-right="0in" fo:text-indent="-0.25in" style:auto-text-indent="false"/>
    </style:style>
    <style:style style:name="P128" style:family="paragraph" style:parent-style-name="Standard" style:list-style-name="WWNum12">
      <style:paragraph-properties fo:margin-left="1in" fo:margin-right="0in" fo:text-indent="-0.25in" style:auto-text-indent="false"/>
    </style:style>
    <style:style style:name="P129" style:family="paragraph" style:parent-style-name="Standard" style:list-style-name="WWNum78">
      <style:paragraph-properties fo:margin-left="1in" fo:margin-right="0in" fo:text-indent="-0.25in" style:auto-text-indent="false"/>
    </style:style>
    <style:style style:name="P130" style:family="paragraph" style:parent-style-name="Standard" style:list-style-name="WWNum38">
      <style:paragraph-properties fo:margin-left="1in" fo:margin-right="0in" fo:text-indent="-0.25in" style:auto-text-indent="false"/>
    </style:style>
    <style:style style:name="P131" style:family="paragraph" style:parent-style-name="Standard" style:list-style-name="WWNum7">
      <style:paragraph-properties fo:margin-left="1in" fo:margin-right="0in" fo:text-indent="-0.25in" style:auto-text-indent="false"/>
    </style:style>
    <style:style style:name="P132" style:family="paragraph" style:parent-style-name="Standard" style:list-style-name="WWNum45">
      <style:paragraph-properties fo:margin-left="1in" fo:margin-right="0in" fo:text-indent="-0.25in" style:auto-text-indent="false"/>
    </style:style>
    <style:style style:name="P133" style:family="paragraph" style:parent-style-name="Standard" style:list-style-name="WWNum23">
      <style:paragraph-properties fo:margin-left="1in" fo:margin-right="0in" fo:text-indent="-0.25in" style:auto-text-indent="false"/>
    </style:style>
    <style:style style:name="P134" style:family="paragraph" style:parent-style-name="Standard" style:list-style-name="WWNum54">
      <style:paragraph-properties fo:margin-left="1in" fo:margin-right="0in" fo:text-indent="-0.25in" style:auto-text-indent="false"/>
    </style:style>
    <style:style style:name="P135" style:family="paragraph" style:parent-style-name="Standard" style:list-style-name="WWNum58">
      <style:paragraph-properties fo:margin-left="1in" fo:margin-right="0in" fo:text-indent="-0.25in" style:auto-text-indent="false"/>
    </style:style>
    <style:style style:name="P136" style:family="paragraph" style:parent-style-name="Standard" style:list-style-name="WWNum6">
      <style:paragraph-properties fo:margin-left="1in" fo:margin-right="0in" fo:text-indent="-0.25in" style:auto-text-indent="false"/>
    </style:style>
    <style:style style:name="P137" style:family="paragraph" style:parent-style-name="Standard" style:list-style-name="WWNum74">
      <style:paragraph-properties fo:margin-left="1in" fo:margin-right="0in" fo:text-indent="-0.25in" style:auto-text-indent="false"/>
    </style:style>
    <style:style style:name="P138" style:family="paragraph" style:parent-style-name="Standard" style:list-style-name="WWNum66">
      <style:paragraph-properties fo:margin-left="1in" fo:margin-right="0in" fo:text-indent="-0.25in" style:auto-text-indent="false"/>
    </style:style>
    <style:style style:name="P139" style:family="paragraph" style:parent-style-name="Standard" style:list-style-name="WWNum63">
      <style:paragraph-properties fo:margin-left="1in" fo:margin-right="0in" fo:text-indent="-0.25in" style:auto-text-indent="false"/>
    </style:style>
    <style:style style:name="P140" style:family="paragraph" style:parent-style-name="Standard" style:list-style-name="WWNum59">
      <style:paragraph-properties fo:margin-left="1in" fo:margin-right="0in" fo:text-indent="-0.25in" style:auto-text-indent="false"/>
    </style:style>
    <style:style style:name="P141" style:family="paragraph" style:parent-style-name="Standard" style:list-style-name="WWNum80">
      <style:paragraph-properties fo:margin-left="1in" fo:margin-right="0in" fo:text-indent="-0.25in" style:auto-text-indent="false"/>
    </style:style>
    <style:style style:name="P142" style:family="paragraph" style:parent-style-name="Standard" style:list-style-name="WWNum5">
      <style:paragraph-properties fo:margin-left="1in" fo:margin-right="0in" fo:text-indent="-0.25in" style:auto-text-indent="false"/>
    </style:style>
    <style:style style:name="P143" style:family="paragraph" style:parent-style-name="Standard" style:list-style-name="WWNum1">
      <style:paragraph-properties fo:margin-left="1in" fo:margin-right="0in" fo:text-indent="-0.25in" style:auto-text-indent="false"/>
    </style:style>
    <style:style style:name="P144" style:family="paragraph" style:parent-style-name="Standard" style:list-style-name="WWNum17">
      <style:paragraph-properties fo:margin-left="1in" fo:margin-right="0in" fo:text-indent="-0.25in" style:auto-text-indent="false"/>
    </style:style>
    <style:style style:name="P145" style:family="paragraph" style:parent-style-name="Standard" style:list-style-name="WWNum16">
      <style:paragraph-properties fo:margin-left="1in" fo:margin-right="0in" fo:text-indent="-0.25in" style:auto-text-indent="false"/>
    </style:style>
    <style:style style:name="P146" style:family="paragraph" style:parent-style-name="Standard" style:list-style-name="WWNum4">
      <style:paragraph-properties fo:margin-left="1in" fo:margin-right="0in" fo:text-indent="-0.25in" style:auto-text-indent="false"/>
    </style:style>
    <style:style style:name="P147" style:family="paragraph" style:parent-style-name="Standard" style:list-style-name="WWNum11">
      <style:paragraph-properties fo:margin-left="1in" fo:margin-right="0in" fo:text-indent="-0.25in" style:auto-text-indent="false"/>
    </style:style>
    <style:style style:name="P148" style:family="paragraph" style:parent-style-name="Standard" style:list-style-name="WWNum33">
      <style:paragraph-properties fo:margin-left="1in" fo:margin-right="0in" fo:text-indent="-0.25in" style:auto-text-indent="false"/>
    </style:style>
    <style:style style:name="P149" style:family="paragraph" style:parent-style-name="Standard" style:list-style-name="WWNum76">
      <style:paragraph-properties fo:margin-left="1in" fo:margin-right="0in" fo:text-indent="-0.25in" style:auto-text-indent="false"/>
    </style:style>
    <style:style style:name="P150" style:family="paragraph" style:parent-style-name="Standard" style:list-style-name="WWNum81">
      <style:paragraph-properties fo:margin-left="1in" fo:margin-right="0in" fo:text-indent="-0.25in" style:auto-text-indent="false"/>
    </style:style>
    <style:style style:name="P151" style:family="paragraph" style:parent-style-name="Standard" style:list-style-name="WWNum10">
      <style:paragraph-properties fo:margin-left="1in" fo:margin-right="0in" fo:text-indent="-0.25in" style:auto-text-indent="false"/>
    </style:style>
    <style:style style:name="P152" style:family="paragraph" style:parent-style-name="Standard" style:list-style-name="WWNum64">
      <style:paragraph-properties fo:margin-left="1in" fo:margin-right="0in" fo:text-indent="-0.25in" style:auto-text-indent="false"/>
    </style:style>
    <style:style style:name="P153" style:family="paragraph" style:parent-style-name="Standard" style:list-style-name="WWNum75">
      <style:paragraph-properties fo:margin-left="1.5in" fo:margin-right="0in" fo:text-indent="-0.25in" style:auto-text-indent="false"/>
    </style:style>
    <style:style style:name="P154" style:family="paragraph" style:parent-style-name="Standard" style:list-style-name="WWNum43">
      <style:paragraph-properties fo:margin-left="1.5in" fo:margin-right="0in" fo:text-indent="-0.25in" style:auto-text-indent="false"/>
    </style:style>
    <style:style style:name="P155" style:family="paragraph" style:parent-style-name="Standard" style:list-style-name="WWNum63">
      <style:paragraph-properties fo:margin-left="1.5in" fo:margin-right="0in" fo:text-indent="-0.25in" style:auto-text-indent="false"/>
    </style:style>
    <style:style style:name="P156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57" style:family="paragraph" style:parent-style-name="Standard">
      <style:paragraph-properties fo:break-before="page"/>
    </style:style>
    <style:style style:name="P158" style:family="paragraph" style:parent-style-name="Heading_20_1">
      <style:paragraph-properties fo:break-before="page"/>
    </style:style>
    <style:style style:name="P159" style:family="paragraph" style:parent-style-name="Heading_20_2">
      <style:paragraph-properties fo:break-before="page"/>
    </style:style>
    <style:style style:name="P160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small-caps" fo:font-size="16pt" fo:font-weight="bold" style:font-size-asian="16pt" style:font-weight-asian="bold" style:font-size-complex="16pt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5" style:family="text">
      <style:text-properties fo:font-variant="normal" fo:text-transform="none" fo:color="#000000" fo:font-size="23pt" fo:font-weight="bold" style:font-size-asian="23pt" style:font-weight-asian="bold" style:font-size-complex="23pt"/>
    </style:style>
    <style:style style:name="T16" style:family="text">
      <style:text-properties fo:font-size="11pt" fo:font-weight="bold" style:font-size-asian="11pt" style:font-weight-asian="bold" style:font-size-complex="11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color="#1155cc" style:text-underline-style="solid" style:text-underline-width="auto" style:text-underline-color="font-color"/>
    </style:style>
    <style:style style:name="T1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0"><text:bookmark text:name="_aczyuw2yex2w"/><text:span text:style-name="T1">Desarrollo de Interfaces</text:span><text:span text:style-name="T2"><text:line-break/></text:span><text:span text:style-name="T3">Unidad 06 - Arquitectura de la Información, Wireframes y Prototipado</text:span></text:p>
      <text:p text:style-name="P2"><draw:frame draw:style-name="fr1" draw:name="image2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or: Sergi García</text:span><draw:frame draw:style-name="fr3" draw:name="image3.png" text:anchor-type="char" svg:x="3.4583in" svg:y="0.1146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Actualizado Septiembre 2025</text:span></text:p>
      <text:p text:style-name="P5"><text:span text:style-name="T6">Licencia</text:span></text:p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9">A lo largo de este tema se utilizarán diferentes símbolos para distinguir elementos importantes dentro del contenido. Estos símbolos son:</text:p>
      <text:p text:style-name="P7"/>
      <text:p text:style-name="P12"><text:span text:style-name="T8"><text:s/>📖 </text:span><text:span text:style-name="T9">Importante</text:span></text:p>
      <text:p text:style-name="P13"/>
      <text:p text:style-name="P12"><text:span text:style-name="T8"><text:s/>❕ </text:span><text:span text:style-name="T9">Atención</text:span></text:p>
      <text:p text:style-name="P13"><text:soft-page-break/><text:s/></text:p>
      <text:p text:style-name="P12"><text:span text:style-name="T8"><text:s/>💬</text:span> <text:span text:style-name="T9">Interesante</text:span></text:p>
      <text:p text:style-name="P14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7"><text:a xlink:type="simple" xlink:href="#_p0p2pyxlikb" text:style-name="Index_20_Link" text:visited-style-name="Index_20_Link"><text:span text:style-name="T13">1. Introducción a la Arquitectura de la Información y Wireframes<text:tab/>3</text:span></text:a></text:p>
          <text:p text:style-name="P17"><text:a xlink:type="simple" xlink:href="#_dckbasslqoqu" text:style-name="Index_20_Link" text:visited-style-name="Index_20_Link"><text:span text:style-name="T13">2. ¿Qué es la Arquitectura de la Información (AI)?<text:tab/>4</text:span></text:a></text:p>
          <text:p text:style-name="P17"><text:a xlink:type="simple" xlink:href="#_fzmvi52z4pft" text:style-name="Index_20_Link" text:visited-style-name="Index_20_Link"><text:span text:style-name="T13">3. Componentes básicos de la arquitectura de la información<text:tab/>7</text:span></text:a></text:p>
          <text:p text:style-name="P19"><text:a xlink:type="simple" xlink:href="#_rh840ju9jr8x" text:style-name="Index_20_Link" text:visited-style-name="Index_20_Link"><text:span text:style-name="T14">3.1 Organización del contenido<text:tab/>7</text:span></text:a></text:p>
          <text:p text:style-name="P19"><text:a xlink:type="simple" xlink:href="#_34qjiczgaaq8" text:style-name="Index_20_Link" text:visited-style-name="Index_20_Link"><text:span text:style-name="T14">3.2 Navegación<text:tab/>7</text:span></text:a></text:p>
          <text:p text:style-name="P17"><text:a xlink:type="simple" xlink:href="#_86bnjcjcyo7w" text:style-name="Index_20_Link" text:visited-style-name="Index_20_Link"><text:span text:style-name="T13">4. Mapas de navegación y flujos de usuarios<text:tab/>9</text:span></text:a></text:p>
          <text:p text:style-name="P19"><text:a xlink:type="simple" xlink:href="#_yt9eakhv3nle" text:style-name="Index_20_Link" text:visited-style-name="Index_20_Link"><text:span text:style-name="T14">4.1 Mapa de pantallas<text:tab/>9</text:span></text:a></text:p>
          <text:p text:style-name="P19"><text:a xlink:type="simple" xlink:href="#_4n9u0u7c5yxz" text:style-name="Index_20_Link" text:visited-style-name="Index_20_Link"><text:span text:style-name="T14">4.2 Flujo de usuario<text:tab/>9</text:span></text:a></text:p>
          <text:p text:style-name="P17"><text:a xlink:type="simple" xlink:href="#_hclynsa6pw9e" text:style-name="Index_20_Link" text:visited-style-name="Index_20_Link"><text:span text:style-name="T13">5. ¿Qué es un Wireframe?<text:tab/>10</text:span></text:a></text:p>
          <text:p text:style-name="P19"><text:a xlink:type="simple" xlink:href="#_ejks6xki5u9s" text:style-name="Index_20_Link" text:visited-style-name="Index_20_Link"><text:span text:style-name="T14">5.1 Características esenciales<text:tab/>11</text:span></text:a></text:p>
          <text:p text:style-name="P17"><text:a xlink:type="simple" xlink:href="#_p4pcmml2o1x9" text:style-name="Index_20_Link" text:visited-style-name="Index_20_Link"><text:span text:style-name="T13">6. Elementos comunes en un Wireframe<text:tab/>13</text:span></text:a></text:p>
          <text:p text:style-name="P17"><text:a xlink:type="simple" xlink:href="#_audxiphosjly" text:style-name="Index_20_Link" text:visited-style-name="Index_20_Link"><text:span text:style-name="T13">8. Buenas prácticas al crear Wireframes<text:tab/>15</text:span></text:a></text:p>
          <text:p text:style-name="P17"><text:a xlink:type="simple" xlink:href="#_r0l6pel2yk90" text:style-name="Index_20_Link" text:visited-style-name="Index_20_Link"><text:span text:style-name="T13">9. Herramientas para Wireframes<text:tab/>16</text:span></text:a></text:p>
          <text:p text:style-name="P17"><text:a xlink:type="simple" xlink:href="#_zhlzznec20ix" text:style-name="Index_20_Link" text:visited-style-name="Index_20_Link"><text:span text:style-name="T13">9. Del Wireframe al prototipo<text:tab/>17</text:span></text:a></text:p>
          <text:p text:style-name="P19"><text:a xlink:type="simple" xlink:href="#_rqkdfoi6dw2f" text:style-name="Index_20_Link" text:visited-style-name="Index_20_Link"><text:span text:style-name="T14">9.1 Diferencia entre Wireframe, Mockup y Prototipo<text:tab/>17</text:span></text:a></text:p>
          <text:p text:style-name="P19"><text:a xlink:type="simple" xlink:href="#_fbpzbmyk9hqn" text:style-name="Index_20_Link" text:visited-style-name="Index_20_Link"><text:span text:style-name="T14">9.2 Ventajas del prototipado en el diseño iterativo<text:tab/>17</text:span></text:a></text:p>
          <text:p text:style-name="P19"><text:a xlink:type="simple" xlink:href="#_pxvn0sljhwzc" text:style-name="Index_20_Link" text:visited-style-name="Index_20_Link"><text:span text:style-name="T14">9.3 Niveles de fidelidad en prototipos<text:tab/>18</text:span></text:a></text:p>
          <text:p text:style-name="P17"><text:a xlink:type="simple" xlink:href="#_4d4hjqbv2q0m" text:style-name="Index_20_Link" text:visited-style-name="Index_20_Link"><text:span text:style-name="T13">10. Buenas prácticas de prototipado<text:tab/>19</text:span></text:a></text:p>
          <text:p text:style-name="P19"><text:soft-page-break/><text:a xlink:type="simple" xlink:href="#_pccpbmgvaaaw" text:style-name="Index_20_Link" text:visited-style-name="Index_20_Link"><text:span text:style-name="T14">10.1 Prototipado progresivo: De simple a interactivo<text:tab/>19</text:span></text:a></text:p>
          <text:p text:style-name="P19"><text:a xlink:type="simple" xlink:href="#_2zbv5z3qxnrc" text:style-name="Index_20_Link" text:visited-style-name="Index_20_Link"><text:span text:style-name="T14">10.2 Uso para validar Ideas con usuarios reales<text:tab/>19</text:span></text:a></text:p>
          <text:p text:style-name="P19"><text:a xlink:type="simple" xlink:href="#_q59b04l956uz" text:style-name="Index_20_Link" text:visited-style-name="Index_20_Link"><text:span text:style-name="T14">10.3 Testeo temprano sin necesidad de código<text:tab/>19</text:span></text:a></text:p>
          <text:p text:style-name="P19"><text:a xlink:type="simple" xlink:href="#_e3kyq08zwvmb" text:style-name="Index_20_Link" text:visited-style-name="Index_20_Link"><text:span text:style-name="T14">10.4 Ciclos rápidos de iteración y mejora<text:tab/>20</text:span></text:a></text:p>
          <text:p text:style-name="P17"><text:a xlink:type="simple" xlink:href="#_t3x8bauywmgx" text:style-name="Index_20_Link" text:visited-style-name="Index_20_Link"><text:span text:style-name="T13">11. Prototipado con Figma<text:tab/>20</text:span></text:a></text:p>
          <text:p text:style-name="P19"><text:a xlink:type="simple" xlink:href="#_8adpsrcwa4fw" text:style-name="Index_20_Link" text:visited-style-name="Index_20_Link"><text:span text:style-name="T14">11.1 Configuración inicial<text:tab/>20</text:span></text:a></text:p>
          <text:p text:style-name="P19"><text:a xlink:type="simple" xlink:href="#_nvoyepu3pp2m" text:style-name="Index_20_Link" text:visited-style-name="Index_20_Link"><text:span text:style-name="T14">11.2 Crear interacciones básicas<text:tab/>20</text:span></text:a></text:p>
          <text:p text:style-name="P19"><text:a xlink:type="simple" xlink:href="#_vau2or5uo94v" text:style-name="Index_20_Link" text:visited-style-name="Index_20_Link"><text:span text:style-name="T14">11.3 Microinteracciones avanzadas<text:tab/>20</text:span></text:a></text:p>
          <text:p text:style-name="P19"><text:a xlink:type="simple" xlink:href="#_b3mhe7px2kni" text:style-name="Index_20_Link" text:visited-style-name="Index_20_Link"><text:span text:style-name="T14">11.4 Simulación de scroll y overlays<text:tab/>21</text:span></text:a></text:p>
          <text:p text:style-name="P19"><text:a xlink:type="simple" xlink:href="#_96b7c4xhp82d" text:style-name="Index_20_Link" text:visited-style-name="Index_20_Link"><text:span text:style-name="T14">11.5 Testeo y compartición<text:tab/>21</text:span></text:a></text:p>
          <text:p text:style-name="P19"><text:a xlink:type="simple" xlink:href="#_wd3sj1edq0ac" text:style-name="Index_20_Link" text:visited-style-name="Index_20_Link"><text:span text:style-name="T14">11.6 Plugins útiles para prototipado<text:tab/>21</text:span></text:a></text:p>
          <text:p text:style-name="P19"><text:a xlink:type="simple" xlink:href="#_ut8hnkqrdvx7" text:style-name="Index_20_Link" text:visited-style-name="Index_20_Link"><text:span text:style-name="T14">11.7 Buenas prácticas en Figma<text:tab/>21</text:span></text:a></text:p>
          <text:p text:style-name="P17"><text:a xlink:type="simple" xlink:href="#_nm5caxiy82nm" text:style-name="Index_20_Link" text:visited-style-name="Index_20_Link"><text:span text:style-name="T13">12. Prototipado con Flutter<text:tab/>22</text:span></text:a></text:p>
          <text:p text:style-name="P17"><text:a xlink:type="simple" xlink:href="#_n6vijn9mr2wt" text:style-name="Index_20_Link" text:visited-style-name="Index_20_Link"><text:span text:style-name="T13">13. Recursos<text:tab/>23</text:span></text:a></text:p>
        </text:index-body>
      </text:table-of-content>
      <text:p text:style-name="P15"/>
      <text:p text:style-name="P15"/>
      <text:p text:style-name="P20"/>
      <text:p text:style-name="P20"/>
      <text:p text:style-name="P20"/>
      <text:p text:style-name="P21"><text:span text:style-name="T11">Unidad 06 - Arquitectura de la Información, Wireframes y Prototipado</text:span></text:p>
      <text:p text:style-name="Heading_20_1"><text:bookmark text:name="_p0p2pyxlikb"/>1. Introducción a la Arquitectura de la Información y Wireframes</text:p>
      <text:p text:style-name="Standard"><text:soft-page-break/>Un elevadísimo porcentaje de los usuarios abandonan un sitio web o app si la navegación es confusa (Forrester Research). Por eso, el diseño de interfaces va más allá de la estética: debe resolver problemas de encontrabilidad, usabilidad y eficiencia.</text:p>
      <text:p text:style-name="Standard"><text:span text:style-name="T9">¿Por qué son clave la Arquitectura de la Información y los Wireframes?</text:span></text:p>
      <text:list xml:id="list4152888352" text:style-name="WWNum75">
        <text:list-item>
          <text:p text:style-name="P29"><text:span text:style-name="T9">Arquitectura de la Información (AI):</text:span></text:p>
          <text:list>
            <text:list-item>
              <text:p text:style-name="P111">Es el esqueleto invisible que determina:</text:p>
              <text:list>
                <text:list-item>
                  <text:p text:style-name="P153">Dónde va cada elemento (menús, botones, contenido).</text:p>
                </text:list-item>
                <text:list-item>
                  <text:p text:style-name="P153">Cómo se relacionan las pantallas entre sí.</text:p>
                </text:list-item>
                <text:list-item>
                  <text:p text:style-name="P153">Qué prioriza el usuario en cada contexto.</text:p>
                </text:list-item>
              </text:list>
            </text:list-item>
          </text:list>
        </text:list-item>
        <text:list-item>
          <text:p text:style-name="P29"><text:span text:style-name="T9">Wireframes:</text:span></text:p>
          <text:list>
            <text:list-item>
              <text:p text:style-name="P111">Son los planos técnicos del diseño, que traducen la AI a una estructura visual clara, sin distracciones estéticas.</text:p>
            </text:list-item>
          </text:list>
        </text:list-item>
      </text:list>
      <text:p text:style-name="P156"><text:span text:style-name="T8"><text:s/>❕ </text:span><text:span text:style-name="T9">Atención:</text:span> Si una interfaz fuera un cuerpo humano, la AI sería el sistema nervioso y los Wireframes, los huesos. El diseño visual sería la piel.</text:p>
      <text:p text:style-name="Standard"/>
      <text:p text:style-name="Standard"><text:span text:style-name="T9">Impacto en la experiencia de usuario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6"><text:span text:style-name="T9">Sin AI/Wireframes</text:span></text:p>
          </table:table-cell>
          <table:table-cell table:style-name="Table1.B1" office:value-type="string">
            <text:p text:style-name="P26"><text:span text:style-name="T9">Con AI/Wireframes</text:span></text:p>
          </table:table-cell>
        </table:table-row>
        <table:table-row table:style-name="Table1.2">
          <table:table-cell table:style-name="Table1.A1" office:value-type="string">
            <text:p text:style-name="P26">Menús desorganizados</text:p>
          </table:table-cell>
          <table:table-cell table:style-name="Table1.B1" office:value-type="string">
            <text:p text:style-name="P26">Rutas de navegación intuitivas</text:p>
          </table:table-cell>
        </table:table-row>
        <table:table-row table:style-name="Table1.2">
          <table:table-cell table:style-name="Table1.A1" office:value-type="string">
            <text:p text:style-name="P26">Contenido difícil de encontrar</text:p>
          </table:table-cell>
          <table:table-cell table:style-name="Table1.B1" office:value-type="string">
            <text:p text:style-name="P26">Jerarquía visual clara</text:p>
          </table:table-cell>
        </table:table-row>
        <table:table-row table:style-name="Table1.2">
          <table:table-cell table:style-name="Table1.A1" office:value-type="string">
            <text:p text:style-name="P26">Reprocesos costosos en desarrollo</text:p>
          </table:table-cell>
          <table:table-cell table:style-name="Table1.B1" office:value-type="string">
            <text:p text:style-name="P26">Correcciones tempranas y baratas</text:p>
          </table:table-cell>
        </table:table-row>
      </table:table>
      <text:p text:style-name="Standard"/>
      <text:p text:style-name="Standard"><text:span text:style-name="T9">Relación con otros conceptos de diseño</text:span></text:p>
      <text:list xml:id="list1153820637" text:style-name="WWNum43">
        <text:list-item>
          <text:p text:style-name="P30"><text:span text:style-name="T9">Design Thinking:</text:span></text:p>
          <text:list>
            <text:list-item>
              <text:p text:style-name="P112">La AI y los Wireframes materializan las ideas generadas en las fases de ideación y prototipado.</text:p>
            </text:list-item>
          </text:list>
        </text:list-item>
        <text:list-item>
          <text:p text:style-name="P30"><text:span text:style-name="T9">Usabilidad:</text:span></text:p>
          <text:list>
            <text:list-item>
              <text:p text:style-name="P112"><text:soft-page-break/>Cumplen principios como:</text:p>
              <text:list>
                <text:list-item>
                  <text:p text:style-name="P154">Consistencia (patrones predecibles).</text:p>
                </text:list-item>
                <text:list-item>
                  <text:p text:style-name="P154">Control del usuario (siempre sabe dónde está).</text:p>
                </text:list-item>
              </text:list>
            </text:list-item>
          </text:list>
        </text:list-item>
        <text:list-item>
          <text:p text:style-name="P30"><text:span text:style-name="T9">Accesibilidad:</text:span></text:p>
          <text:list>
            <text:list-item>
              <text:p text:style-name="P112">Una buena AI incluye:</text:p>
              <text:list>
                <text:list-item>
                  <text:p text:style-name="P154">Atajos de teclado.</text:p>
                </text:list-item>
                <text:list-item>
                  <text:p text:style-name="P154">Rutas redundantes para llegar a un contenido.</text:p>
                </text:list-item>
              </text:list>
            </text:list-item>
          </text:list>
        </text:list-item>
      </text:list>
      <text:p text:style-name="Standard"/>
      <text:p text:style-name="Standard"><text:span text:style-name="T9">Ejemplo aplicado: App de biblioteca universitaria</text:span></text:p>
      <text:p text:style-name="Standard"/>
      <text:p text:style-name="Standard"><text:span text:style-name="T9">Problema inicial:<text:line-break/></text:span>Los estudiantes pierden 15 minutos buscando libros en el catálogo actual.</text:p>
      <text:p text:style-name="Standard"><text:span text:style-name="T9">Solución con AI y Wireframes:</text:span></text:p>
      <text:list xml:id="list51271081" text:style-name="WWNum22">
        <text:list-item>
          <text:p text:style-name="P31"><text:span text:style-name="T9">AI:</text:span></text:p>
          <text:list>
            <text:list-item>
              <text:p text:style-name="P113">Reorganizar categorías por facultades (no por tipo de libro).</text:p>
            </text:list-item>
            <text:list-item>
              <text:p text:style-name="P113">Añadir filtros de disponibilidad y ubicación física.</text:p>
            </text:list-item>
          </text:list>
        </text:list-item>
        <text:list-item>
          <text:p text:style-name="P31"><text:span text:style-name="T9">Wireframe:</text:span></text:p>
        </text:list-item>
      </text:list>
      <text:p text:style-name="P10">[Pantalla de búsqueda] <text:s/></text:p>
      <text:p text:style-name="Standard">┌──────────────────────────────┐ <text:s/></text:p>
      <text:p text:style-name="Standard">│ 🔍 Buscar por título/autor <text:s text:c="3"/>│ <text:s/></text:p>
      <text:p text:style-name="Standard">│ 🏷️ Filtrar por: <text:s text:c="13"/>│ <text:s/></text:p>
      <text:p text:style-name="Standard">│ <text:s text:c="2"/>○ Disponibles ahora <text:s text:c="7"/>│ <text:s/></text:p>
      <text:p text:style-name="Standard"><text:soft-page-break/>│ <text:s text:c="2"/>○ Por facultad ▼ <text:s text:c="10"/>│ <text:s/></text:p>
      <text:p text:style-name="Standard">│ <text:s text:c="29"/>│ <text:s/></text:p>
      <text:p text:style-name="Standard">│ [Lista de libros] <text:s text:c="11"/>│ <text:s/></text:p>
      <text:p text:style-name="Standard">│ 1. Diseño UX - 2ª planta <text:s text:c="4"/>│ <text:s/></text:p>
      <text:p text:style-name="Standard">│ 2. HTML avanzado - Disponible│ <text:s/></text:p>
      <text:p text:style-name="P10">└──────────────────────────────┘ </text:p>
      <text:p text:style-name="Standard"/>
      <text:p text:style-name="Standard"><text:span text:style-name="T9">Resultado:</text:span></text:p>
      <text:list xml:id="list1804429377" text:style-name="WWNum56">
        <text:list-item>
          <text:p text:style-name="P32">Tiempo de búsqueda reducido a 2 minutos.</text:p>
        </text:list-item>
      </text:list>
      <text:p text:style-name="Standard"/>
      <text:p text:style-name="Standard"><text:span text:style-name="T9">Errores comunes al omitir esta fase</text:span></text:p>
      <text:list xml:id="list88792541" text:style-name="WWNum72">
        <text:list-item>
          <text:p text:style-name="P33">"Directo al diseño visual":</text:p>
          <text:list>
            <text:list-item>
              <text:p text:style-name="P114">Interfaces bonitas pero ilegibles (ej.: texto blanco sobre fondo amarillo).</text:p>
            </text:list-item>
          </text:list>
        </text:list-item>
        <text:list-item>
          <text:p text:style-name="P33">Estructuras caóticas:</text:p>
          <text:list>
            <text:list-item>
              <text:p text:style-name="P114">Ejemplo real: Una app de banca donde "Transferencias" estaba dentro de "Ajustes".</text:p>
            </text:list-item>
          </text:list>
        </text:list-item>
        <text:list-item>
          <text:p text:style-name="P33">Costes elevados:</text:p>
          <text:list>
            <text:list-item>
              <text:p text:style-name="P114">Corregir errores de navegación en fase de desarrollo cuesta 10 veces más que en Wireframes (IBM Design Study).</text:p>
            </text:list-item>
          </text:list>
        </text:list-item>
      </text:list>
      <text:p text:style-name="Standard"/>
      <text:p text:style-name="Heading_20_1"><text:bookmark text:name="_dckbasslqoqu"/>2. ¿Qué es la Arquitectura de la Información (AI)?</text:p>
      <text:p text:style-name="Standard">La Arquitectura de la Información (AI) es la ciencia de organizar y estructurar información en entornos digitales (webs, apps, software) para que los usuarios puedan:<text:line-break/>✅ Encontrar lo que necesitan de forma intuitiva.<text:line-break/>✅ Completar tareas sin frustración.<text:line-break/>✅ Entender el sistema sin necesidad de manuales.</text:p>
      <text:p text:style-name="P1"/>
      <text:p text:style-name="P1"><text:soft-page-break/></text:p>
      <text:p text:style-name="P157"><text:span text:style-name="T9">Objetivos Clave de la AI</text:span></text:p>
      <text:p text:style-name="Standard"><text:span text:style-name="T9">a. Facilitar la navegación lógica</text:span></text:p>
      <text:p text:style-name="Standard"><text:span text:style-name="T9">¿Cómo?</text:span></text:p>
      <text:list xml:id="list1577532976" text:style-name="WWNum61">
        <text:list-item>
          <text:p text:style-name="P34">Creando rutas claras entre contenidos.</text:p>
        </text:list-item>
        <text:list-item>
          <text:p text:style-name="P34">Usando jerarquías visuales (ej.: menús anidados).</text:p>
        </text:list-item>
        <text:list-item>
          <text:p text:style-name="P34">Implementando patrones reconocibles (ej.: carrito de compra siempre arriba a la derecha).</text:p>
        </text:list-item>
      </text:list>
      <text:p text:style-name="Standard"><text:span text:style-name="T9">Ejemplo:<text:line-break/></text:span>En LinkedIn:<text:line-break/>Inicio → Mi Perfil → Editar → Sección "Experiencia" sigue un flujo lógico paso a paso.</text:p>
      <text:p text:style-name="Standard"/>
      <text:p text:style-name="Standard"><text:span text:style-name="T9">b. Hacer que el usuario encuentre lo que busca sin esfuerzo</text:span></text:p>
      <text:p text:style-name="Standard"><text:span text:style-name="T9">Técnicas:</text:span></text:p>
      <text:list xml:id="list766088441" text:style-name="WWNum48">
        <text:list-item>
          <text:p text:style-name="P35">Ley de los 3 clics: Cualquier contenido debe estar a máximo 3 clics de distancia.</text:p>
        </text:list-item>
        <text:list-item>
          <text:p text:style-name="P35">Search First vs. Navigation First: Decidir si priorizar búsqueda (ej.: Google) o navegación guiada (ej.: banco online).</text:p>
        </text:list-item>
      </text:list>
      <text:p text:style-name="Standard"/>
      <text:p text:style-name="Standard"><text:span text:style-name="T9">c. Evitar frustraciones por desorden o sobrecarga</text:span></text:p>
      <text:p text:style-name="Standard"><text:span text:style-name="T9">Principios aplicados</text:span>:</text:p>
      <text:list xml:id="list1586310999" text:style-name="WWNum34">
        <text:list-item>
          <text:p text:style-name="P36">Ley de Hick: Menos opciones = decisiones más rápidas.</text:p>
          <text:list>
            <text:list-item>
              <text:p text:style-name="P115">Ejemplo: Dropbox simplificó su menú principal a solo 5 opciones clave.</text:p>
            </text:list-item>
          </text:list>
        </text:list-item>
        <text:list-item>
          <text:p text:style-name="P36">Agrupación por afinidad: Usar card sorting para organizar contenido según la mentalidad del usuario.</text:p>
        </text:list-item>
      </text:list>
      <text:p text:style-name="Standard"><text:span text:style-name="T9">4. Servir de base para Wireframes y prototipos</text:span></text:p>
      <text:p text:style-name="Standard">Error común:<text:line-break/>Saltar la AI y diseñar directo en Figma/Sketch lleva a:</text:p>
      <text:list xml:id="list3641532555" text:style-name="WWNum20">
        <text:list-item>
          <text:p text:style-name="P37">Pantallas desconectadas entre sí.</text:p>
        </text:list-item>
        <text:list-item>
          <text:p text:style-name="P37"><text:soft-page-break/>Funciones "perdidas" en lugares incoherentes.</text:p>
        </text:list-item>
      </text:list>
      <text:p text:style-name="Standard"/>
      <text:p text:style-name="Standard"><text:span text:style-name="T9">Componentes Clave de la AI (Modelo de Rosenfeld &amp; Morville)</text:span></text:p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26"><text:span text:style-name="T9">Componente</text:span></text:p>
          </table:table-cell>
          <table:table-cell table:style-name="Table2.B1" office:value-type="string">
            <text:p text:style-name="P26"><text:span text:style-name="T9">Descripción</text:span></text:p>
          </table:table-cell>
          <table:table-cell table:style-name="Table2.B1" office:value-type="string">
            <text:p text:style-name="P26"><text:span text:style-name="T9">Ejemplo en App de Banco</text:span></text:p>
          </table:table-cell>
        </table:table-row>
        <table:table-row table:style-name="Table2.2">
          <table:table-cell table:style-name="Table2.A1" office:value-type="string">
            <text:p text:style-name="P26"><text:span text:style-name="T9">Sistemas de organización</text:span></text:p>
          </table:table-cell>
          <table:table-cell table:style-name="Table2.B1" office:value-type="string">
            <text:p text:style-name="P26">Cómo se clasifica la info (jerárquica, cronológica, etc.).</text:p>
          </table:table-cell>
          <table:table-cell table:style-name="Table2.B1" office:value-type="string">
            <text:p text:style-name="P26">Cuentas → Tarjetas → Movimientos.</text:p>
          </table:table-cell>
        </table:table-row>
        <table:table-row table:style-name="Table2.3">
          <table:table-cell table:style-name="Table2.A1" office:value-type="string">
            <text:p text:style-name="P26"><text:span text:style-name="T9">Sistemas de etiquetado</text:span></text:p>
          </table:table-cell>
          <table:table-cell table:style-name="Table2.B1" office:value-type="string">
            <text:p text:style-name="P26">Términos claros para navegación.</text:p>
          </table:table-cell>
          <table:table-cell table:style-name="Table2.B1" office:value-type="string">
            <text:p text:style-name="P26">"Transferencias" vs. "Movimientos de fondos".</text:p>
          </table:table-cell>
        </table:table-row>
        <table:table-row table:style-name="Table2.3">
          <table:table-cell table:style-name="Table2.A1" office:value-type="string">
            <text:p text:style-name="P26"><text:span text:style-name="T9">Sistemas de navegación</text:span></text:p>
          </table:table-cell>
          <table:table-cell table:style-name="Table2.B1" office:value-type="string">
            <text:p text:style-name="P26">Menús, breadcrumbs, links.</text:p>
          </table:table-cell>
          <table:table-cell table:style-name="Table2.B1" office:value-type="string">
            <text:p text:style-name="P26">Menú flotante con iconos reconocibles.</text:p>
          </table:table-cell>
        </table:table-row>
        <table:table-row table:style-name="Table2.3">
          <table:table-cell table:style-name="Table2.A1" office:value-type="string">
            <text:p text:style-name="P26"><text:span text:style-name="T9">Sistemas de búsqueda</text:span></text:p>
          </table:table-cell>
          <table:table-cell table:style-name="Table2.B1" office:value-type="string">
            <text:p text:style-name="P26">Motor de búsqueda y filtros.</text:p>
          </table:table-cell>
          <table:table-cell table:style-name="Table2.B1" office:value-type="string">
            <text:p text:style-name="P26">Buscar por fecha, monto o beneficiario.</text:p>
          </table:table-cell>
        </table:table-row>
      </table:table>
      <text:p text:style-name="Standard"><text:span text:style-name="T9">Ejemplo Práctico: AI en una App Educativa</text:span></text:p>
      <text:p text:style-name="Standard"><text:span text:style-name="T9">Contexto:</text:span> Plataforma de cursos online para FP.</text:p>
      <text:p text:style-name="Standard"><text:span text:style-name="T9">Problemas sin AI:</text:span></text:p>
      <text:list xml:id="list3952788726" text:style-name="WWNum70">
        <text:list-item>
          <text:p text:style-name="P38">Cursos mezclados sin categorías.</text:p>
        </text:list-item>
        <text:list-item>
          <text:p text:style-name="P38">Los estudiantes no ven su progreso.</text:p>
        </text:list-item>
        <text:list-item>
          <text:p text:style-name="P38">El botón de "Certificado" está escondido.</text:p>
        </text:list-item>
      </text:list>
      <text:p text:style-name="Standard"><text:span text:style-name="T9">Solución con AI:</text:span></text:p>
      <text:list xml:id="list1794957352" text:style-name="WWNum21">
        <text:list-item>
          <text:p text:style-name="P39">Organización:</text:p>
          <text:list>
            <text:list-item>
              <text:p text:style-name="P116">Cursos agrupados por familias profesionales (Informática, Sanidad, etc.).</text:p>
            </text:list-item>
            <text:list-item>
              <text:p text:style-name="P116">Subcategorías por nivel (Básico, Avanzado).</text:p>
            </text:list-item>
          </text:list>
        </text:list-item>
        <text:list-item>
          <text:p text:style-name="P39">Etiquetado:</text:p>
          <text:list>
            <text:list-item>
              <text:p text:style-name="P116">Cambiar "Módulos" por "Tus Cursos".</text:p>
            </text:list-item>
            <text:list-item>
              <text:p text:style-name="P116">"Opciones de cuenta" → "Tu Perfil".</text:p>
            </text:list-item>
          </text:list>
        </text:list-item>
        <text:list-item>
          <text:p text:style-name="P39"><text:soft-page-break/>Navegación:</text:p>
        </text:list-item>
      </text:list>
      <text:p text:style-name="Standard"/>
      <text:p text:style-name="Standard">[INICIO]</text:p>
      <text:p text:style-name="Standard">├── [TUS CURSOS] → Progreso en %</text:p>
      <text:p text:style-name="Standard">├── [CATÁLOGO] → Filtros por área</text:p>
      <text:p text:style-name="P10">└── [CERTIFICADOS] → Acceso directo</text:p>
      <text:p text:style-name="P10"/>
      <text:list xml:id="list105831376949021" text:continue-numbering="true" text:style-name="WWNum21">
        <text:list-item>
          <text:p text:style-name="P39">Búsqueda:</text:p>
          <text:list>
            <text:list-item>
              <text:p text:style-name="P116">Barra con autocompletado: "Ej: Excel básico".</text:p>
            </text:list-item>
          </text:list>
        </text:list-item>
      </text:list>
      <text:p text:style-name="Standard"><text:span text:style-name="T9">Resultado:</text:span></text:p>
      <text:list xml:id="list3423092848" text:style-name="WWNum73">
        <text:list-item>
          <text:p text:style-name="P40">Tiempo para encontrar un curso reducido en 65%.</text:p>
        </text:list-item>
        <text:list-item>
          <text:p text:style-name="P40">Aumento del 40% en finalización de cursos.</text:p>
        </text:list-item>
      </text:list>
      <text:p text:style-name="Standard"/>
      <text:p text:style-name="Standard"><text:span text:style-name="T9">Herramientas para Diseñar AI</text:span></text:p>
      <text:list xml:id="list1181125950" text:style-name="WWNum62">
        <text:list-item>
          <text:p text:style-name="P41">Mapas mentales: XMind, MindMeister.</text:p>
        </text:list-item>
        <text:list-item>
          <text:p text:style-name="P41">Card Sorting digital: OptimalSort, Maze.</text:p>
        </text:list-item>
        <text:list-item>
          <text:p text:style-name="P41">Diagramas de flujo: Lucidchart, Whimsical.</text:p>
        </text:list-item>
      </text:list>
      <text:p text:style-name="Standard"/>
      <text:p text:style-name="Standard"><text:span text:style-name="T9">¿Por qué fracasan algunos proyectos sin AI?</text:span></text:p>
      <text:list xml:id="list1937409212" text:style-name="WWNum29">
        <text:list-item>
          <text:p text:style-name="P42">Sesgo del diseñador: Crear estructuras que a ti te parecen lógicas, pero no al usuario.</text:p>
        </text:list-item>
        <text:list-item>
          <text:p text:style-name="P42">Falta de pruebas: No validar con usuarios reales (ej.: adultos mayores vs. nativos digitales).</text:p>
        </text:list-item>
        <text:list-item>
          <text:p text:style-name="P42"><text:soft-page-break/>Copiar a competidores: Sin adaptar a las necesidades específicas de tu audiencia.</text:p>
        </text:list-item>
      </text:list>
      <text:p text:style-name="P156"><text:span text:style-name="T8"><text:s/>📖 </text:span><text:span text:style-name="T9">Importante:</text:span> La Arquitectura de la Información es como el aire: cuando es buena, nadie la nota; cuando es mala, todos se ahogan.</text:p>
      <text:p text:style-name="Heading_20_1"><text:bookmark text:name="_pyafselkpsnu"/></text:p>
      <text:p text:style-name="P158"><text:bookmark text:name="_fzmvi52z4pft"/>3. Componentes básicos de la arquitectura de la información</text:p>
      <text:p text:style-name="Standard">Estos 4 pilares determinan si los usuarios entenderán o se perderán en tu interfaz.</text:p>
      <text:p text:style-name="Heading_20_2"><text:bookmark text:name="_rh840ju9jr8x"/>3.1 Organización del contenido</text:p>
      <text:p text:style-name="Standard"><text:span text:style-name="T9">¿Qué resolver?<text:line-break/></text:span>Cómo agrupar y jerarquizar la información para que sea intuitiva y predecible.</text:p>
      <text:p text:style-name="Standard">Modelos comunes:</text:p>
      <table:table table:name="Table3" table:style-name="Table3">
        <table:table-column table:style-name="Table3.A"/>
        <table:table-column table:style-name="Table3.B"/>
        <table:table-column table:style-name="Table3.A" table:number-columns-repeated="2"/>
        <table:table-row table:style-name="Table3.1">
          <table:table-cell table:style-name="Table3.A1" office:value-type="string">
            <text:p text:style-name="P26"><text:span text:style-name="T9">Tipo</text:span></text:p>
          </table:table-cell>
          <table:table-cell table:style-name="Table3.B1" office:value-type="string">
            <text:p text:style-name="P26"><text:span text:style-name="T9">Descripción</text:span></text:p>
          </table:table-cell>
          <table:table-cell table:style-name="Table3.B1" office:value-type="string">
            <text:p text:style-name="P26"><text:span text:style-name="T9">Ejemplo</text:span></text:p>
          </table:table-cell>
          <table:table-cell table:style-name="Table3.B1" office:value-type="string">
            <text:p text:style-name="P26"><text:span text:style-name="T9">Cuándo usarlo</text:span></text:p>
          </table:table-cell>
        </table:table-row>
        <table:table-row table:style-name="Table3.2">
          <table:table-cell table:style-name="Table3.A1" office:value-type="string">
            <text:p text:style-name="P26">Jerárquico</text:p>
          </table:table-cell>
          <table:table-cell table:style-name="Table3.B1" office:value-type="string">
            <text:p text:style-name="P26">Estructura de árbol (padre → hijo).</text:p>
          </table:table-cell>
          <table:table-cell table:style-name="Table3.B1" office:value-type="string">
            <text:p text:style-name="P26">Inicio → Productos → Zapatos → Deportivos.</text:p>
          </table:table-cell>
          <table:table-cell table:style-name="Table3.B1" office:value-type="string">
            <text:p text:style-name="P26">Apps con categorías claras (e-commerce, educación).</text:p>
          </table:table-cell>
        </table:table-row>
        <table:table-row table:style-name="Table3.3">
          <table:table-cell table:style-name="Table3.A1" office:value-type="string">
            <text:p text:style-name="P26">Matricial</text:p>
          </table:table-cell>
          <table:table-cell table:style-name="Table3.B1" office:value-type="string">
            <text:p text:style-name="P26">Múltiples criterios de acceso.</text:p>
          </table:table-cell>
          <table:table-cell table:style-name="Table3.B1" office:value-type="string">
            <text:p text:style-name="P26">Filtrar hoteles por precio/ubicación/valoración.</text:p>
          </table:table-cell>
          <table:table-cell table:style-name="Table3.B1" office:value-type="string">
            <text:p text:style-name="P26">Contenido complejo (viajes, bibliotecas).</text:p>
          </table:table-cell>
        </table:table-row>
        <table:table-row table:style-name="Table3.3">
          <table:table-cell table:style-name="Table3.A1" office:value-type="string">
            <text:p text:style-name="P26">Red semántica</text:p>
          </table:table-cell>
          <table:table-cell table:style-name="Table3.B1" office:value-type="string">
            <text:p text:style-name="P26">Relaciones no lineales (hipervínculos).</text:p>
          </table:table-cell>
          <table:table-cell table:style-name="Table3.B1" office:value-type="string">
            <text:p text:style-name="P26">Wikipedia: enlaces entre artículos.</text:p>
          </table:table-cell>
          <table:table-cell table:style-name="Table3.B1" office:value-type="string">
            <text:p text:style-name="P26">Sistemas de conocimiento.</text:p>
          </table:table-cell>
        </table:table-row>
      </table:table>
      <text:p text:style-name="Standard"><text:span text:style-name="T9"><text:s/></text:span></text:p>
      <text:p text:style-name="Standard"><text:span text:style-name="T9">Ejemplo en app educativa:</text:span></text:p>
      <text:p text:style-name="Standard"><text:span text:style-name="T9">Error típico:<text:line-break/></text:span>Crear demasiados niveles (ej.: Inicio → Cursos → FP → Informática → Programación → Python → Tema 1).</text:p>
      <text:p text:style-name="Standard"><text:span text:style-name="T9">Solución:<text:line-break/></text:span>Usar accesos directos (ej.: barra de búsqueda o "Tus cursos recientes").</text:p>
      <text:p text:style-name="Heading_20_2"><text:bookmark text:name="_34qjiczgaaq8"/>3.2 Navegación</text:p>
      <text:p text:style-name="Standard">Tipos y mejores práctica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7"><text:span text:style-name="T16">Tipo</text:span></text:p>
          </table:table-cell>
          <table:table-cell table:style-name="Table4.B1" office:value-type="string">
            <text:p text:style-name="P27"><text:span text:style-name="T16">Descripción</text:span></text:p>
          </table:table-cell>
          <table:table-cell table:style-name="Table4.B1" office:value-type="string">
            <text:p text:style-name="P27"><text:span text:style-name="T16">Ejemplo</text:span></text:p>
          </table:table-cell>
          <table:table-cell table:style-name="Table4.B1" office:value-type="string">
            <text:p text:style-name="P27"><text:span text:style-name="T16">Regla de oro</text:span></text:p>
          </table:table-cell>
        </table:table-row>
        <table:table-row table:style-name="Table4.2">
          <table:table-cell table:style-name="Table4.A1" office:value-type="string">
            <text:p text:style-name="P28"><text:span text:style-name="T16">Global</text:span></text:p>
          </table:table-cell>
          <table:table-cell table:style-name="Table4.B1" office:value-type="string">
            <text:p text:style-name="P28"><text:span text:style-name="T17">Menú accesible desde cualquier pantalla.</text:span></text:p>
          </table:table-cell>
          <table:table-cell table:style-name="Table4.B1" office:value-type="string">
            <text:p text:style-name="P28"><text:span text:style-name="T17">Barra inferior en Instagram.</text:span></text:p>
          </table:table-cell>
          <table:table-cell table:style-name="Table4.B1" office:value-type="string">
            <text:p text:style-name="P28"><text:span text:style-name="T17">Máximo 5-7 ítems (Ley de Miller).</text:span></text:p>
          </table:table-cell>
        </table:table-row>
        <table:table-row table:style-name="Table4.2">
          <table:table-cell table:style-name="Table4.A1" office:value-type="string">
            <text:p text:style-name="P28"><text:span text:style-name="T16">Local</text:span></text:p>
          </table:table-cell>
          <table:table-cell table:style-name="Table4.B1" office:value-type="string">
            <text:p text:style-name="P28"><text:span text:style-name="T17">Submenús dentro de una sección.</text:span></text:p>
          </table:table-cell>
          <table:table-cell table:style-name="Table4.B1" office:value-type="string">
            <text:p text:style-name="P28"><text:span text:style-name="T17">Pestañas en "Configuración de perfil".</text:span></text:p>
          </table:table-cell>
          <table:table-cell table:style-name="Table4.B1" office:value-type="string">
            <text:p text:style-name="P28"><text:span text:style-name="T17">Usar pestañas o acordeones.</text:span></text:p>
          </table:table-cell>
        </table:table-row>
        <table:table-row table:style-name="Table4.2">
          <table:table-cell table:style-name="Table4.A1" office:value-type="string">
            <text:p text:style-name="P28"><text:span text:style-name="T16">Contextual</text:span></text:p>
          </table:table-cell>
          <table:table-cell table:style-name="Table4.B1" office:value-type="string">
            <text:p text:style-name="P28"><text:span text:style-name="T17">Opciones que aparecen según el contexto.</text:span></text:p>
          </table:table-cell>
          <table:table-cell table:style-name="Table4.B1" office:value-type="string">
            <text:p text:style-name="P28"><text:span text:style-name="T17">"Añadir a favoritos" al presionar un producto.</text:span></text:p>
          </table:table-cell>
          <table:table-cell table:style-name="Table4.B1" office:value-type="string">
            <text:p text:style-name="P28"><text:span text:style-name="T17">No abusar: puede generar desorientación.</text:span></text:p>
          </table:table-cell>
        </table:table-row>
        <table:table-row table:style-name="Table4.5">
          <table:table-cell table:style-name="Table4.A1" office:value-type="string">
            <text:p text:style-name="P28"><text:span text:style-name="T16">Migas de pan</text:span></text:p>
          </table:table-cell>
          <table:table-cell table:style-name="Table4.B1" office:value-type="string">
            <text:p text:style-name="P28"><text:span text:style-name="T17">Ruta de navegación (ej.: Inicio &gt; Cursos &gt; Diseño).</text:span></text:p>
          </table:table-cell>
          <table:table-cell table:style-name="Table4.B1" office:value-type="string">
            <text:p text:style-name="P28"><text:span text:style-name="T17">Ideal para webs con profundidad.</text:span></text:p>
          </table:table-cell>
          <table:table-cell table:style-name="Table4.B1" office:value-type="string">
            <text:p text:style-name="P28"><text:span text:style-name="T17">Incluir en sistemas con +3 niveles.</text:span></text:p>
          </table:table-cell>
        </table:table-row>
      </table:table>
      <text:p text:style-name="Standard"><text:span text:style-name="T9">3.3 Etiquetado</text:span></text:p>
      <text:p text:style-name="Standard"><text:soft-page-break/><text:span text:style-name="T9">Claves para un lenguaje claro:</text:span></text:p>
      <text:list xml:id="list2214561551" text:style-name="WWNum50">
        <text:list-item>
          <text:p text:style-name="P43">Evitar jerga técnica:</text:p>
          <text:list>
            <text:list-item>
              <text:p text:style-name="P117">❌ "Sincronizar ítems" → ✅ "Actualizar lista".</text:p>
            </text:list-item>
          </text:list>
        </text:list-item>
        <text:list-item>
          <text:p text:style-name="P43">Ser específico:</text:p>
          <text:list>
            <text:list-item>
              <text:p text:style-name="P117">❌ "Configuración" → ✅ "Privacidad y seguridad".</text:p>
            </text:list-item>
          </text:list>
        </text:list-item>
        <text:list-item>
          <text:p text:style-name="P43">Mantener consistencia:</text:p>
          <text:list>
            <text:list-item>
              <text:p text:style-name="P117">No mezclar "Cerrar sesión" y "Salir".</text:p>
            </text:list-item>
          </text:list>
        </text:list-item>
      </text:list>
      <text:p text:style-name="P1"/>
      <text:p text:style-name="Standard"><text:span text:style-name="T9">Ejemplo de flujo con buen etiquetado:</text:span></text:p>
      <text:p text:style-name="Standard">[Inicio] → [Mis Proyectos] → [Crear nuevo] → [Plantillas] → [Seleccionar] </text:p>
      <text:p text:style-name="Standard"/>
      <text:p text:style-name="Standard"><text:span text:style-name="T9">3.4 Búsqueda</text:span></text:p>
      <text:p text:style-name="Standard">Elementos para un buscador eficiente:</text:p>
      <text:list xml:id="list1994201205" text:style-name="WWNum68">
        <text:list-item>
          <text:p text:style-name="P44">Autocompletado:</text:p>
          <text:list>
            <text:list-item>
              <text:p text:style-name="P118">Sugerir "Tarea 1 - Matemáticas" al escribir "mat".</text:p>
            </text:list-item>
          </text:list>
        </text:list-item>
        <text:list-item>
          <text:p text:style-name="P44">Filtros avanzados:</text:p>
          <text:list>
            <text:list-item>
              <text:p text:style-name="P118">Por fecha, tipo de archivo, estado (ej.: "Entregado/Pendiente").</text:p>
            </text:list-item>
          </text:list>
        </text:list-item>
        <text:list-item>
          <text:p text:style-name="P44">Resultados inteligentes:</text:p>
          <text:list>
            <text:list-item>
              <text:p text:style-name="P118">Priorizar lo más usado (ej.: si buscas "examen", mostrar primero los próximos).</text:p>
            </text:list-item>
          </text:list>
        </text:list-item>
      </text:list>
      <text:p text:style-name="Standard"/>
      <text:p text:style-name="Standard"><text:span text:style-name="T9">Ejemplo en app de biblioteca:</text:span></text:p>
      <text:p text:style-name="Standard"><text:soft-page-break/>[🔍 Buscar libros] <text:s/></text:p>
      <text:p text:style-name="Standard"><text:s text:c="2"/>├── ○ Disponibles hoy <text:s/></text:p>
      <text:p text:style-name="Standard"><text:s text:c="2"/>├── ○ Por autor (A-Z) <text:s/></text:p>
      <text:p text:style-name="Standard"><text:s text:c="2"/>└── ○ Por tema (Ciencias, Arte...) </text:p>
      <text:p text:style-name="Standard"/>
      <text:p text:style-name="Standard"><text:span text:style-name="T9">Comparativa: AI buena vs. mala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7"><text:span text:style-name="T9">Componente</text:span></text:p>
          </table:table-cell>
          <table:table-cell table:style-name="Table5.B1" office:value-type="string">
            <text:p text:style-name="P27"><text:span text:style-name="T9">Buena AI</text:span></text:p>
          </table:table-cell>
          <table:table-cell table:style-name="Table5.B1" office:value-type="string">
            <text:p text:style-name="P27"><text:span text:style-name="T9">Mala AI</text:span></text:p>
          </table:table-cell>
        </table:table-row>
        <table:table-row table:style-name="Table5.2">
          <table:table-cell table:style-name="Table5.A1" office:value-type="string">
            <text:p text:style-name="P26">Organización</text:p>
          </table:table-cell>
          <table:table-cell table:style-name="Table5.B1" office:value-type="string">
            <text:p text:style-name="P26">Cursos agrupados por nivel.</text:p>
          </table:table-cell>
          <table:table-cell table:style-name="Table5.B1" office:value-type="string">
            <text:p text:style-name="P26">Todos los cursos en una lista plana.</text:p>
          </table:table-cell>
        </table:table-row>
        <table:table-row table:style-name="Table5.2">
          <table:table-cell table:style-name="Table5.A1" office:value-type="string">
            <text:p text:style-name="P26">Navegación</text:p>
          </table:table-cell>
          <table:table-cell table:style-name="Table5.B1" office:value-type="string">
            <text:p text:style-name="P26">Menú con iconos reconocibles.</text:p>
          </table:table-cell>
          <table:table-cell table:style-name="Table5.B1" office:value-type="string">
            <text:p text:style-name="P26">Menú desplegable con 20 opciones.</text:p>
          </table:table-cell>
        </table:table-row>
        <table:table-row table:style-name="Table5.2">
          <table:table-cell table:style-name="Table5.A1" office:value-type="string">
            <text:p text:style-name="P26">Etiquetado</text:p>
          </table:table-cell>
          <table:table-cell table:style-name="Table5.B1" office:value-type="string">
            <text:p text:style-name="P26">"Ver tus certificados".</text:p>
          </table:table-cell>
          <table:table-cell table:style-name="Table5.B1" office:value-type="string">
            <text:p text:style-name="P26">"Descargar ítems de validación".</text:p>
          </table:table-cell>
        </table:table-row>
        <table:table-row table:style-name="Table5.2">
          <table:table-cell table:style-name="Table5.A1" office:value-type="string">
            <text:p text:style-name="P26">Búsqueda</text:p>
          </table:table-cell>
          <table:table-cell table:style-name="Table5.B1" office:value-type="string">
            <text:p text:style-name="P26">Filtra por "fecha de entrega".</text:p>
          </table:table-cell>
          <table:table-cell table:style-name="Table5.B1" office:value-type="string">
            <text:p text:style-name="P26">Solo busca por título exacto.</text:p>
          </table:table-cell>
        </table:table-row>
      </table:table>
      <text:p text:style-name="P10"/>
      <text:p text:style-name="P1"/>
      <text:p text:style-name="P157"><text:span text:style-name="T9">Ejemplo de análisis (WhatsApp):</text:span></text:p>
      <text:list xml:id="list589242042" text:style-name="WWNum28">
        <text:list-item>
          <text:p text:style-name="P45">Organización: Jerárquica (Chats → Contactos → Ajustes).</text:p>
        </text:list-item>
        <text:list-item>
          <text:p text:style-name="P45">Navegación: Pestañas inferiores (Chats, Estados, Llamadas).</text:p>
        </text:list-item>
        <text:list-item>
          <text:p text:style-name="P45">Etiquetado: Claro ("Archivar chat", "Silenciar").</text:p>
        </text:list-item>
        <text:list-item>
          <text:p text:style-name="P45">Búsqueda: Filtra chats, pero no mensajes dentro de ellos.</text:p>
        </text:list-item>
        <text:list-item>
          <text:p text:style-name="P45">Mejora propuesta: Búsqueda semántica (ej.: "mensaje de Ana sobre el proyecto").</text:p>
        </text:list-item>
      </text:list>
      <text:p text:style-name="Heading_20_1"><text:bookmark text:name="_86bnjcjcyo7w"/>4. Mapas de navegación y flujos de usuarios</text:p>
      <text:p text:style-name="Standard">Herramientas clave para planificar la experiencia antes del diseño visual</text:p>
      <text:p text:style-name="Heading_20_2"><text:bookmark text:name="_yt9eakhv3nle"/>4.1 Mapa de pantallas</text:p>
      <text:p text:style-name="Standard"><text:span text:style-name="T9">Definición:<text:line-break/></text:span>Diagrama que lista todas las pantallas/estados de una interfaz y sus conexiones.</text:p>
      <text:p text:style-name="Standard"><text:span text:style-name="T9">¿Por qué es esencial?</text:span></text:p>
      <text:list xml:id="list2493124925" text:style-name="WWNum26">
        <text:list-item>
          <text:p text:style-name="P46">Evita dejar pantallas "huérfanas" (sin ruta de acceso).</text:p>
        </text:list-item>
        <text:list-item>
          <text:p text:style-name="P46">Ayuda a calcular el alcance del proyecto (ej.: ¿Cuántas pantallas necesita realmente nuestra app?).</text:p>
        </text:list-item>
      </text:list>
      <text:p text:style-name="Standard"><text:span text:style-name="T9">Cómo crearlo:</text:span></text:p>
      <text:list xml:id="list1657888580" text:style-name="WWNum15">
        <text:list-item>
          <text:p text:style-name="P47">Listar todas las vistas (incluso modales y pop-ups).</text:p>
        </text:list-item>
        <text:list-item>
          <text:p text:style-name="P47">Conectar con flechas las relaciones padre-hijo.</text:p>
        </text:list-item>
        <text:list-item>
          <text:p text:style-name="P47">Agrupar por módulos (ej.: "Perfil", "Configuración").</text:p>
        </text:list-item>
      </text:list>
      <text:p text:style-name="Standard"><text:span text:style-name="T9">Errores comunes:</text:span></text:p>
      <text:list xml:id="list1561381354" text:style-name="WWNum36">
        <text:list-item>
          <text:p text:style-name="P48">Olvidar estados de error (ej.: "No hay tareas").</text:p>
        </text:list-item>
        <text:list-item>
          <text:p text:style-name="P48">No incluir transiciones (ej.: ¿Qué pasa al hacer clic en "Atrás"?).</text:p>
        </text:list-item>
      </text:list>
      <text:p text:style-name="Heading_20_2"><text:bookmark text:name="_4n9u0u7c5yxz"/>4.2 Flujo de usuario</text:p>
      <text:p text:style-name="Standard"><text:soft-page-break/><text:span text:style-name="T9">Definición:</text:span><text:line-break/>Secuencia detallada de pasos que sigue un usuario para completar una tarea específica.</text:p>
      <text:p text:style-name="Standard"><text:span text:style-name="T9">Tipos clave:</text:span></text:p>
      <text:list xml:id="list3891939476" text:style-name="WWNum44">
        <text:list-item>
          <text:p text:style-name="P49">Flujo ideal:</text:p>
          <text:list>
            <text:list-item>
              <text:p text:style-name="P119">Ejemplo (compra en e-commerce):<text:line-break/>Home → Buscar producto → Seleccionar talla → Añadir al carrito → Checkout → Pago.</text:p>
            </text:list-item>
          </text:list>
        </text:list-item>
        <text:list-item>
          <text:p text:style-name="P49">Flujo alternativo:</text:p>
          <text:list>
            <text:list-item>
              <text:p text:style-name="P119">Ejemplo (usuario no registrado):<text:line-break/>Checkout → Registro obligatorio → Volver a checkout.</text:p>
            </text:list-item>
          </text:list>
        </text:list-item>
        <text:list-item>
          <text:p text:style-name="P49">Flujo de error:</text:p>
          <text:list>
            <text:list-item>
              <text:p text:style-name="P119">Ejemplo (pago rechazado):<text:line-break/>Pago fallido → Reintentar o cambiar método.</text:p>
            </text:list-item>
          </text:list>
        </text:list-item>
      </text:list>
      <text:p text:style-name="Standard"><text:span text:style-name="T9">Cómo documentarlo:</text:span></text:p>
      <text:p text:style-name="Standard">**Tarea:** Reservar libro en biblioteca <text:s/></text:p>
      <text:p text:style-name="Standard">1. Inicio → Click en "Biblioteca" <text:s/></text:p>
      <text:p text:style-name="Standard">2. Buscar libro por título/autor <text:s/></text:p>
      <text:p text:style-name="Standard">3. Seleccionar libro disponible <text:s/></text:p>
      <text:p text:style-name="Standard">4. Click en "Reservar" <text:s/></text:p>
      <text:p text:style-name="Standard">5. Confirmar reserva (modal) </text:p>
      <text:p text:style-name="Standard"/>
      <text:p text:style-name="Standard"><text:span text:style-name="T9">Diferencias clave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6"><text:span text:style-name="T9">Mapa de pantallas</text:span></text:p>
          </table:table-cell>
          <table:table-cell table:style-name="Table6.B1" office:value-type="string">
            <text:p text:style-name="P26"><text:span text:style-name="T9">Flujo de usuario</text:span></text:p>
          </table:table-cell>
        </table:table-row>
        <table:table-row table:style-name="Table6.2">
          <table:table-cell table:style-name="Table6.A1" office:value-type="string">
            <text:p text:style-name="P26">Muestra todas las pantallas existentes.</text:p>
          </table:table-cell>
          <table:table-cell table:style-name="Table6.B1" office:value-type="string">
            <text:p text:style-name="P26">Describe una ruta concreta para una tarea.</text:p>
          </table:table-cell>
        </table:table-row>
        <table:table-row table:style-name="Table6.2">
          <table:table-cell table:style-name="Table6.A1" office:value-type="string">
            <text:p text:style-name="P26">Visión estática (relaciones).</text:p>
          </table:table-cell>
          <table:table-cell table:style-name="Table6.B1" office:value-type="string">
            <text:p text:style-name="P26">Visión dinámica (acciones).</text:p>
          </table:table-cell>
        </table:table-row>
        <table:table-row table:style-name="Table6.2">
          <table:table-cell table:style-name="Table6.A1" office:value-type="string">
            <text:p text:style-name="P26">Herramienta: Diagrama de nodos.</text:p>
          </table:table-cell>
          <table:table-cell table:style-name="Table6.B1" office:value-type="string">
            <text:p text:style-name="P26">Herramienta: Diagrama de flujo o User Journey.</text:p>
          </table:table-cell>
        </table:table-row>
      </table:table>
      <text:p text:style-name="Standard"><text:soft-page-break/></text:p>
      <text:p text:style-name="Standard"><text:span text:style-name="T9">Ejemplo integrado: App de reparto de comida rápida</text:span></text:p>
      <text:p text:style-name="P1"/>
      <text:p text:style-name="Standard"><text:span text:style-name="T9">Mapa de pantallas:</text:span></text:p>
      <text:p text:style-name="Standard">Flujo de usuario ("Pedir comida"):</text:p>
      <text:list xml:id="list1212059178" text:style-name="WWNum57">
        <text:list-item>
          <text:p text:style-name="P50">Home → Buscar "pizza"</text:p>
        </text:list-item>
        <text:list-item>
          <text:p text:style-name="P50">Seleccionar restaurante → Ver menú</text:p>
        </text:list-item>
        <text:list-item>
          <text:p text:style-name="P50">Añadir 1 pizza al carrito → Ver resumen</text:p>
        </text:list-item>
        <text:list-item>
          <text:p text:style-name="P50">Click en "Pagar" → Elegir tarjeta guardada</text:p>
        </text:list-item>
        <text:list-item>
          <text:p text:style-name="P50">Confirmar pedido → Pantalla de seguimiento</text:p>
        </text:list-item>
      </text:list>
      <text:p text:style-name="Standard"><text:span text:style-name="T9">Posibles errores:</text:span></text:p>
      <text:list xml:id="list4162962279" text:style-name="WWNum82">
        <text:list-item>
          <text:p text:style-name="P51">Restaurante cerrado → Mostrar opciones similares.</text:p>
        </text:list-item>
        <text:list-item>
          <text:p text:style-name="P51">Pago rechazado → Sugerir otra tarjeta.</text:p>
        </text:list-item>
      </text:list>
      <text:p text:style-name="Standard"/>
      <text:p text:style-name="P156"><text:span text:style-name="T8"><text:s/>📖 </text:span><text:span text:style-name="T9">Importante: </text:span>Los mapas y flujos son el GPS del diseño: sin ellos, los usuarios se pierden.</text:p>
      <text:p text:style-name="Standard">Una vez definida la estructura, en el siguiente punto tratamos como convertirla en Wireframes</text:p>
      <text:p text:style-name="Heading_20_1"><text:bookmark text:name="_hclynsa6pw9e"/>5. ¿Qué es un Wireframe?</text:p>
      <text:p text:style-name="Standard"><text:span text:style-name="T9">Definición y propósito fundamental</text:span></text:p>
      <text:p text:style-name="Standard">Un Wireframe (o "prototipo de baja fidelidad") es un esquema visual que representa la estructura básica de una interfaz, centrándose en:</text:p>
      <text:list xml:id="list1999304130" text:style-name="WWNum42">
        <text:list-item>
          <text:p text:style-name="P52">Disposición de elementos (botones, menús, contenido).</text:p>
        </text:list-item>
        <text:list-item>
          <text:p text:style-name="P52">Jerarquía de la información (qué va primero, qué después).</text:p>
        </text:list-item>
        <text:list-item>
          <text:p text:style-name="P52"><text:soft-page-break/>Funcionalidad básica (cómo interactúan los componentes).</text:p>
        </text:list-item>
      </text:list>
      <text:p text:style-name="P156"><text:span text:style-name="T8"><text:s/>📖 </text:span><text:span text:style-name="T9">Importante: </text:span>El Wireframe es como el plano de una casa: muestra dónde irán las puertas y ventanas, pero no el color de las paredes ni los muebles.</text:p>
      <text:p text:style-name="P1"/>
      <text:p text:style-name="P1"/>
      <text:p text:style-name="Heading_20_2"><text:bookmark text:name="_ejks6xki5u9s"/>5.1 Características esenciales</text:p>
      <text:p text:style-name="Standard"><text:span text:style-name="T9">a. Bajo nivel de detalle visual</text:span></text:p>
      <text:list xml:id="list322075456" text:style-name="WWNum77">
        <text:list-item>
          <text:p text:style-name="P53">Qué excluir:</text:p>
          <text:list>
            <text:list-item>
              <text:p text:style-name="P120">Colores (solo escala de grises).</text:p>
            </text:list-item>
            <text:list-item>
              <text:p text:style-name="P120">Imágenes reales (usar rectángulos con "X").</text:p>
            </text:list-item>
            <text:list-item>
              <text:p text:style-name="P120">Tipografías estilizadas (sans-serif genérica como Arial).</text:p>
            </text:list-item>
          </text:list>
        </text:list-item>
        <text:list-item>
          <text:p text:style-name="P53">Ejemplo:</text:p>
        </text:list-item>
      </text:list>
      <text:p text:style-name="Standard">[Encabezado]</text:p>
      <text:p text:style-name="Standard">┌──────────────────────────────┐</text:p>
      <text:p text:style-name="Standard">│ LOGO <text:s text:c="9"/>[Menú ☰] <text:s text:c="6"/>│</text:p>
      <text:p text:style-name="Standard">└──────────────────────────────┘</text:p>
      <text:p text:style-name="Standard">[Cuerpo]</text:p>
      <text:p text:style-name="Standard">┌───────────────┐ <text:s/>┌───────────┐</text:p>
      <text:p text:style-name="Standard">│ Título <text:s text:c="7"/>│ <text:s/>│ Botón <text:s text:c="4"/>│</text:p>
      <text:p text:style-name="Standard">│ <text:s text:c="14"/>│ <text:s/>│ "Guardar" │</text:p>
      <text:p text:style-name="Standard">│ [Texto lorem] │ <text:s/>└───────────┘</text:p>
      <text:p text:style-name="P10">└───────────────┘</text:p>
      <text:p text:style-name="Standard"><text:soft-page-break/><text:span text:style-name="T9">b. Formas simples y estándar</text:span></text:p>
      <text:list xml:id="list2856423008" text:style-name="WWNum37">
        <text:list-item>
          <text:p text:style-name="P54">Convenciones universales:</text:p>
          <text:list>
            <text:list-item>
              <text:p text:style-name="P121">☰ = Menú hamburguesa.</text:p>
            </text:list-item>
            <text:list-item>
              <text:p text:style-name="P121">🔍 = Buscador.</text:p>
            </text:list-item>
            <text:list-item>
              <text:p text:style-name="P121">… = Texto truncado.</text:p>
            </text:list-item>
          </text:list>
        </text:list-item>
        <text:list-item>
          <text:p text:style-name="P54">Herramientas rápidas:</text:p>
          <text:list>
            <text:list-item>
              <text:p text:style-name="P121">Lápiz/papel.</text:p>
            </text:list-item>
            <text:list-item>
              <text:p text:style-name="P121">Stencils prediseñados (ej.: UI Kit para Balsamiq).</text:p>
            </text:list-item>
          </text:list>
        </text:list-item>
      </text:list>
      <text:p text:style-name="Standard"><text:span text:style-name="T9">c. Enfoque en estructura y funcionalidad</text:span></text:p>
      <text:list xml:id="list2004512272" text:style-name="WWNum31">
        <text:list-item>
          <text:p text:style-name="P55">Preguntas clave al diseñar:</text:p>
          <text:list>
            <text:list-item>
              <text:p text:style-name="P122">¿El botón principal es visible?</text:p>
            </text:list-item>
            <text:list-item>
              <text:p text:style-name="P122">¿El flujo de navegación es lógico?</text:p>
            </text:list-item>
            <text:list-item>
              <text:p text:style-name="P122">¿Hay espacio suficiente para el contenido real?</text:p>
            </text:list-item>
          </text:list>
        </text:list-item>
      </text:list>
      <text:p text:style-name="Standard"><text:span text:style-name="T9">d. Creación y modificación rápidas</text:span></text:p>
      <text:list xml:id="list2750225261" text:style-name="WWNum3">
        <text:list-item>
          <text:p text:style-name="P56">Tiempos ideales:</text:p>
          <text:list>
            <text:list-item>
              <text:p text:style-name="P123">5-10 min para un Wireframe en papel.</text:p>
            </text:list-item>
            <text:list-item>
              <text:p text:style-name="P123">30 min para uno digital (Figma/Balsamiq).</text:p>
            </text:list-item>
          </text:list>
        </text:list-item>
        <text:list-item>
          <text:p text:style-name="P56">Ventaja: Permite iterar 10 versiones en el tiempo que tomaría 1 mockup detallado.</text:p>
        </text:list-item>
      </text:list>
      <text:p text:style-name="Standard"><text:span text:style-name="T9">e. Feedback temprano y objetivo</text:span></text:p>
      <text:list xml:id="list328314369" text:style-name="WWNum55">
        <text:list-item>
          <text:p text:style-name="P57">Técnicas de testeo:</text:p>
          <text:list>
            <text:list-item>
              <text:p text:style-name="P124">Pruebas de "5 segundos": Mostrar el Wireframe y preguntar: "¿Qué acción harías aquí?".</text:p>
            </text:list-item>
            <text:list-item>
              <text:p text:style-name="P124"><text:soft-page-break/>Think-aloud: Pedir al usuario que verbalice su pensamiento mientras interactúa con él.</text:p>
            </text:list-item>
          </text:list>
        </text:list-item>
      </text:list>
      <text:p text:style-name="Standard"/>
      <text:p text:style-name="Standard"><text:span text:style-name="T9">💡 Caso real:</text:span></text:p>
      <text:list xml:id="list2613177334" text:style-name="WWNum18">
        <text:list-item>
          <text:p text:style-name="P58">Dropbox validó su primer MVP (Minimun Viable Product) con Wireframes en papel antes de programar, ahorrando meses de desarrollo.</text:p>
        </text:list-item>
      </text:list>
      <text:p text:style-name="Standard"><text:span text:style-name="T9">Tipos de Wireframes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7"><text:span text:style-name="T9">Baja fidelidad</text:span></text:p>
          </table:table-cell>
          <table:table-cell table:style-name="Table7.B1" office:value-type="string">
            <text:p text:style-name="P27"><text:span text:style-name="T9">Alta fidelidad</text:span></text:p>
          </table:table-cell>
        </table:table-row>
        <table:table-row table:style-name="Table7.2">
          <table:table-cell table:style-name="Table7.A1" office:value-type="string">
            <text:p text:style-name="P26">Bocetos a mano</text:p>
          </table:table-cell>
          <table:table-cell table:style-name="Table7.B1" office:value-type="string">
            <text:p text:style-name="P26">Digital con grids y componentes</text:p>
          </table:table-cell>
        </table:table-row>
        <table:table-row table:style-name="Table7.2">
          <table:table-cell table:style-name="Table7.A1" office:value-type="string">
            <text:p text:style-name="P26">Sin grids precisos</text:p>
          </table:table-cell>
          <table:table-cell table:style-name="Table7.B1" office:value-type="string">
            <text:p text:style-name="P26">Incluye textos reales</text:p>
          </table:table-cell>
        </table:table-row>
        <table:table-row table:style-name="Table7.2">
          <table:table-cell table:style-name="Table7.A1" office:value-type="string">
            <text:p text:style-name="P26">Ideal para brainstorming</text:p>
          </table:table-cell>
          <table:table-cell table:style-name="Table7.B1" office:value-type="string">
            <text:p text:style-name="P26">Útil para presentar a clientes</text:p>
          </table:table-cell>
        </table:table-row>
      </table:table>
      <text:p text:style-name="Standard"/>
      <text:p text:style-name="Standard"><text:span text:style-name="T9">Ejemplo visual:</text:span></text:p>
      <text:list xml:id="list1173491127" text:style-name="WWNum52">
        <text:list-item>
          <text:p text:style-name="P59">Ejemplos en Figma de Wireframes <text:a xlink:type="simple" xlink:href="https://www.figma.com/community/wireframes" text:style-name="ListLabel_20_739" text:visited-style-name="ListLabel_20_739"><text:span text:style-name="T18">https://www.figma.com/community/Wireframes</text:span></text:a></text:p>
        </text:list-item>
      </text:list>
      <text:p text:style-name="P10"/>
      <text:p text:style-name="Standard"><text:span text:style-name="T9">Errores comunes al hacer Wireframes</text:span></text:p>
      <text:list xml:id="list1555093311" text:style-name="WWNum69">
        <text:list-item>
          <text:p text:style-name="P60">Añadir detalles prematuros (colores, logos, imágenes reales):</text:p>
          <text:list>
            <text:list-item>
              <text:p text:style-name="P125">Riesgo: Sesga el feedback, que se centrará en la estética y no en la estructura, el flujo o la usabilidad. Es una pérdida de tiempo en una etapa temprana.</text:p>
            </text:list-item>
            <text:list-item>
              <text:p text:style-name="P125">Solución: Utilizar solo escalas de grises, formas geométricas y texto genérico (Lorem Ipsum). Los logos se representan con un recuadro con una "X".</text:p>
            </text:list-item>
          </text:list>
        </text:list-item>
        <text:list-item>
          <text:p text:style-name="P60">No considerar la escalabilidad y el contenido real:</text:p>
          <text:list>
            <text:list-item>
              <text:p text:style-name="P125">Riesgo: El diseño se rompe con contenido real. Ejemplos: un título de una palabra vs. una frase larga, un menú con 3 ítems vs. uno con 10, o una tarjeta de producto con un nombre extremadamente largo.</text:p>
            </text:list-item>
            <text:list-item>
              <text:p text:style-name="P125">Solución: Diseñar para el peor de los casos. Probar los wireframes con el contenido más largo, corto y extremo que se pueda anticipar. Definir reglas de truncado (ej: "..." después de X caracteres).</text:p>
            </text:list-item>
          </text:list>
        </text:list-item>
        <text:list-item>
          <text:p text:style-name="P60">Ignorar estados interactivos y de error:</text:p>
          <text:list>
            <text:list-item>
              <text:p text:style-name="P125"><text:soft-page-break/>Riesgo: Los desarrolladores asumen comportamientos o los diseñadores olvidan flujos críticos, leading to a poor user experience.</text:p>
            </text:list-item>
            <text:list-item>
              <text:p text:style-name="P125">Solución: Es fundamental diseñar y anotar todos los estados posibles de cada componente.</text:p>
            </text:list-item>
          </text:list>
        </text:list-item>
      </text:list>
      <text:p text:style-name="Standard"><text:span text:style-name="T9">Solución</text:span>:<text:line-break/>Los wireframes deben ir acompañados de notas claras y específicas al margen que describan la funcionalidad, evitando ambigüedades para el desarrolladoro. Un ejemplo de nota al margen:</text:p>
      <text:p text:style-name="Standard">[Formulario de Registro]</text:p>
      <text:list xml:id="list1539530096" text:style-name="WWNum46">
        <text:list-item>
          <text:p text:style-name="P61">Campo "Nombre de Usuario":</text:p>
          <text:list>
            <text:list-item>
              <text:p text:style-name="P126">Validación: Se valida en tiempo real al salir del campo (onBlur). Solo permite caracteres alfanuméricos y guiones bajos (a-z, 0-9, _).</text:p>
            </text:list-item>
            <text:list-item>
              <text:p text:style-name="P126">Estado de Éxito: Borde verde + icono de check. Texto: "Nombre disponible".</text:p>
            </text:list-item>
            <text:list-item>
              <text:p text:style-name="P126">Estado de Error: Borde rojo + icono de cruz. Mensaje específico: "Solo se permiten letras, números y _". El mensaje se vincula al campo con aria-describedby.</text:p>
            </text:list-item>
          </text:list>
        </text:list-item>
      </text:list>
      <text:p text:style-name="Standard"><text:span text:style-name="T9">Plantilla para Wireframes efectivos</text:span></text:p>
      <text:p text:style-name="P1"/>
      <text:p text:style-name="Standard"><text:span text:style-name="T9">Encabezado:</text:span></text:p>
      <text:list xml:id="list1386257405" text:style-name="WWNum14">
        <text:list-item>
          <text:p text:style-name="P62">Logo + menú principal (3-5 ítems).</text:p>
        </text:list-item>
      </text:list>
      <text:p text:style-name="Standard"><text:span text:style-name="T9">Cuerpo:</text:span></text:p>
      <text:list xml:id="list3907961504" text:style-name="WWNum51">
        <text:list-item>
          <text:p text:style-name="P63">Título claro.</text:p>
        </text:list-item>
        <text:list-item>
          <text:p text:style-name="P63">Contenido prioritario arriba (Ley F de lectura).</text:p>
        </text:list-item>
        <text:list-item>
          <text:p text:style-name="P63">Llamadas a la acción visibles.</text:p>
        </text:list-item>
      </text:list>
      <text:p text:style-name="Standard"><text:span text:style-name="T9">Pie:</text:span></text:p>
      <text:list xml:id="list2565970299" text:style-name="WWNum27">
        <text:list-item>
          <text:p text:style-name="P64">Enlaces secundarios (privacidad, contacto).</text:p>
        </text:list-item>
      </text:list>
      <text:p text:style-name="P1"/>
      <text:p text:style-name="Standard"><text:span text:style-name="T9">Ejemplo para app de clima:</text:span></text:p>
      <text:p text:style-name="Standard">[HEADER]</text:p>
      <text:p text:style-name="Standard"><text:soft-page-break/>┌──────────────────────────────┐</text:p>
      <text:p text:style-name="Standard">│ ClimApp <text:s text:c="5"/>[Ciudad 🔍] <text:s text:c="4"/>│</text:p>
      <text:p text:style-name="Standard">└──────────────────────────────┘</text:p>
      <text:p text:style-name="Standard">[MAIN]</text:p>
      <text:p text:style-name="Standard">┌───────────────┐</text:p>
      <text:p text:style-name="Standard">│ Hoy: 22°C ☀️ <text:s/>│</text:p>
      <text:p text:style-name="Standard">│ Lluvia: 10% <text:s text:c="2"/>│</text:p>
      <text:p text:style-name="Standard">└───────────────┘</text:p>
      <text:p text:style-name="Standard">[FOOTER]</text:p>
      <text:p text:style-name="Standard">┌───────┬───────┬───────┐</text:p>
      <text:p text:style-name="Standard">│ Inicio│ Mapa <text:s/>│ Ajustes</text:p>
      <text:p text:style-name="Standard">└───────┴───────┴───────┘</text:p>
      <text:p text:style-name="Heading_20_1"><text:bookmark text:name="_p4pcmml2o1x9"/>6. Elementos comunes en un Wireframe</text:p>
      <text:p text:style-name="Standard">📌 Checklist para no olvidar ningún componente clave</text:p>
      <text:p text:style-name="Standard"><text:span text:style-name="T9">6.1 Encabezado</text:span></text:p>
      <text:list xml:id="list3357019877" text:style-name="WWNum67">
        <text:list-item>
          <text:p text:style-name="P65">Qué incluir:</text:p>
          <text:list>
            <text:list-item>
              <text:p text:style-name="P127">Logo (o espacio reservado).</text:p>
            </text:list-item>
            <text:list-item>
              <text:p text:style-name="P127">Nombre de la app/sección.</text:p>
            </text:list-item>
            <text:list-item>
              <text:p text:style-name="P127">Menú principal (icono ☰ o enlaces).</text:p>
            </text:list-item>
          </text:list>
        </text:list-item>
        <text:list-item>
          <text:p text:style-name="P65">Ejemplo:</text:p>
        </text:list-item>
      </text:list>
      <text:p text:style-name="Standard">┌──────────────────────────────┐</text:p>
      <text:p text:style-name="Standard"><text:soft-page-break/>│ 🏫 EduApp <text:s text:c="3"/>Inicio <text:s/>Perfil <text:s/>│</text:p>
      <text:p text:style-name="P10">└──────────────────────────────┘</text:p>
      <text:p text:style-name="Standard"><text:span text:style-name="T9">7.2 Menú de navegación</text:span></text:p>
      <text:list xml:id="list3588943346" text:style-name="WWNum12">
        <text:list-item>
          <text:p text:style-name="P66">Tipos:</text:p>
          <text:list>
            <text:list-item>
              <text:p text:style-name="P128">Horizontal: En cabecera (ej.: Amazon).</text:p>
            </text:list-item>
            <text:list-item>
              <text:p text:style-name="P128">Vertical: Sidebar (ej.: Slack).</text:p>
            </text:list-item>
            <text:list-item>
              <text:p text:style-name="P128">Inferior: Pestañas (ej.: Instagram).</text:p>
            </text:list-item>
          </text:list>
        </text:list-item>
        <text:list-item>
          <text:p text:style-name="P66">Buenas prácticas:</text:p>
          <text:list>
            <text:list-item>
              <text:p text:style-name="P128">Máximo 7 ítems (Ley de Miller).</text:p>
            </text:list-item>
            <text:list-item>
              <text:p text:style-name="P128">Iconos + texto para claridad.</text:p>
            </text:list-item>
          </text:list>
        </text:list-item>
      </text:list>
      <text:p text:style-name="Standard"><text:span text:style-name="T9">7.3 Cuerpo principal</text:span></text:p>
      <text:list xml:id="list43094335" text:style-name="WWNum78">
        <text:list-item>
          <text:p text:style-name="P67">Contenido variable según pantalla:</text:p>
          <text:list>
            <text:list-item>
              <text:p text:style-name="P129">Listas (ej.: tareas, productos).</text:p>
            </text:list-item>
            <text:list-item>
              <text:p text:style-name="P129">Detalles (ej.: perfil de usuario).</text:p>
            </text:list-item>
            <text:list-item>
              <text:p text:style-name="P129">Formularios (ej.: registro).</text:p>
            </text:list-item>
          </text:list>
        </text:list-item>
        <text:list-item>
          <text:p text:style-name="P67">Jerarquía visual:</text:p>
          <text:list>
            <text:list-item>
              <text:p text:style-name="P129">Títulos &gt; Subtítulos &gt; Cuerpo de texto.</text:p>
            </text:list-item>
          </text:list>
        </text:list-item>
      </text:list>
      <text:p text:style-name="Standard"><text:span text:style-name="T9">7.4 Botones</text:span></text:p>
      <text:list xml:id="list3330089174" text:style-name="WWNum38">
        <text:list-item>
          <text:p text:style-name="P68">Tipos esenciales:</text:p>
          <text:list>
            <text:list-item>
              <text:p text:style-name="P130">Primarios (acción principal: "Guardar").</text:p>
            </text:list-item>
            <text:list-item>
              <text:p text:style-name="P130">Secundarios ("Cancelar").</text:p>
            </text:list-item>
            <text:list-item>
              <text:p text:style-name="P130"><text:soft-page-break/>Terciarios (enlaces subrayados).</text:p>
            </text:list-item>
          </text:list>
        </text:list-item>
        <text:list-item>
          <text:p text:style-name="P68">Tamaños mínimos:</text:p>
          <text:list>
            <text:list-item>
              <text:p text:style-name="P130">48x48px para móvil (accesibilidad).</text:p>
            </text:list-item>
          </text:list>
        </text:list-item>
      </text:list>
      <text:p text:style-name="Standard"><text:span text:style-name="T9">7.5 Campos de formulario</text:span></text:p>
      <text:list xml:id="list3903171125" text:style-name="WWNum7">
        <text:list-item>
          <text:p text:style-name="P69">Elementos básicos:</text:p>
          <text:list>
            <text:list-item>
              <text:p text:style-name="P131">Inputs de texto.</text:p>
            </text:list-item>
            <text:list-item>
              <text:p text:style-name="P131">Selectores (dropdowns).</text:p>
            </text:list-item>
            <text:list-item>
              <text:p text:style-name="P131">Checkboxes/radio buttons.</text:p>
            </text:list-item>
          </text:list>
        </text:list-item>
        <text:list-item>
          <text:p text:style-name="P69">Etiquetas obligatorias:</text:p>
          <text:list>
            <text:list-item>
              <text:p text:style-name="P131">❌ [_________] → ✅ Nombre: [_________].</text:p>
            </text:list-item>
          </text:list>
        </text:list-item>
      </text:list>
      <text:p text:style-name="Standard"><text:span text:style-name="T9">7.6 Mensajes o alertas</text:span></text:p>
      <text:list xml:id="list4123757598" text:style-name="WWNum45">
        <text:list-item>
          <text:p text:style-name="P70">Tipos:</text:p>
          <text:list>
            <text:list-item>
              <text:p text:style-name="P132">Errores (ej.: "Contraseña incorrecta").</text:p>
            </text:list-item>
            <text:list-item>
              <text:p text:style-name="P132">Éxito (ej.: "Datos guardados").</text:p>
            </text:list-item>
            <text:list-item>
              <text:p text:style-name="P132">Advertencias (ej.: "Se borrarán los datos").</text:p>
            </text:list-item>
          </text:list>
        </text:list-item>
        <text:list-item>
          <text:p text:style-name="P70">Ubicación:</text:p>
          <text:list>
            <text:list-item>
              <text:p text:style-name="P132">Cerca del elemento relacionado (ej.: error bajo el campo inválido).</text:p>
            </text:list-item>
          </text:list>
        </text:list-item>
      </text:list>
      <text:p text:style-name="Standard"><text:span text:style-name="T9">7.7 Pie de página</text:span></text:p>
      <text:list xml:id="list1978612283" text:style-name="WWNum23">
        <text:list-item>
          <text:p text:style-name="P71">Contenido típico:</text:p>
          <text:list>
            <text:list-item>
              <text:p text:style-name="P133">Enlaces legales (Términos, Privacidad).</text:p>
            </text:list-item>
            <text:list-item>
              <text:p text:style-name="P133">Información de contacto.</text:p>
            </text:list-item>
            <text:list-item>
              <text:p text:style-name="P133"><text:soft-page-break/>Copyright.</text:p>
            </text:list-item>
          </text:list>
        </text:list-item>
        <text:list-item>
          <text:p text:style-name="P71">Ejemplo:</text:p>
        </text:list-item>
      </text:list>
      <text:p text:style-name="Standard">┌──────────────────────────────┐</text:p>
      <text:p text:style-name="Standard">│ © 2025 EduApp <text:s/>│ <text:s/>Contacto <text:s/>│</text:p>
      <text:p text:style-name="P10">└──────────────────────────────┘</text:p>
      <text:p text:style-name="Standard"/>
      <text:p text:style-name="P1"/>
      <text:p text:style-name="Standard"><text:span text:style-name="T9">Plantilla de Wireframe completa</text:span></text:p>
      <text:p text:style-name="Standard">[HEADER]</text:p>
      <text:p text:style-name="Standard">┌──────────────────────────────┐</text:p>
      <text:p text:style-name="Standard">│ Logo <text:s text:c="6"/>Menú ☰ <text:s/>Buscar 🔍 │</text:p>
      <text:p text:style-name="Standard">└──────────────────────────────┘</text:p>
      <text:p text:style-name="Standard">[MAIN]</text:p>
      <text:p text:style-name="Standard">┌───────────────┐</text:p>
      <text:p text:style-name="Standard">│ Título <text:s text:c="7"/><text:tab/> <text:s text:c="8"/>│</text:p>
      <text:p text:style-name="Standard">│ <text:s text:c="17"/><text:tab/> <text:s text:c="8"/>│</text:p>
      <text:p text:style-name="Standard">│ [Contenido] <text:s text:c="10"/>│</text:p>
      <text:p text:style-name="Standard">│ <text:s text:c="17"/><text:tab/> <text:s text:c="8"/>│</text:p>
      <text:p text:style-name="Standard">│ [Botón "OK"]<text:tab/> <text:s text:c="8"/>│</text:p>
      <text:p text:style-name="Standard">└───────────────┘</text:p>
      <text:p text:style-name="Standard">[FOOTER]</text:p>
      <text:p text:style-name="Standard"><text:soft-page-break/>┌───────┬───────┐</text:p>
      <text:p text:style-name="Standard">│ Ayuda │ Legal │</text:p>
      <text:p text:style-name="Standard">└───────┴───────┘</text:p>
      <text:p text:style-name="Heading_20_1"><text:bookmark text:name="_audxiphosjly"/>8. Buenas prácticas al crear Wireframes</text:p>
      <text:p text:style-name="Standard"><text:span text:style-name="T9">Principios fundamentales para Wireframes efectivos</text:span></text:p>
      <text:p text:style-name="Standard"><text:span text:style-name="T9">a. Empieza simple: baja fidelidad primero</text:span></text:p>
      <text:p text:style-name="Standard"><text:span text:style-name="T9">¿Por qué?</text:span></text:p>
      <text:list xml:id="list513597082" text:style-name="WWNum13">
        <text:list-item>
          <text:p text:style-name="P72">Evita el sesgo estético: Enfócate en la estructura, no en colores o detalles.</text:p>
        </text:list-item>
        <text:list-item>
          <text:p text:style-name="P72">Ahorra tiempo: Un boceto en papel se hace en 5 minutos vs. horas en digital.</text:p>
        </text:list-item>
      </text:list>
      <text:p text:style-name="Standard"><text:span text:style-name="T9">Técnicas recomendadas:</text:span></text:p>
      <text:list xml:id="list344292020" text:style-name="WWNum2">
        <text:list-item>
          <text:p text:style-name="P73">Sketching rápido: Dibuja 3 versiones en 15 minutos y elige la mejor.</text:p>
        </text:list-item>
        <text:list-item>
          <text:p text:style-name="P73">Plantillas imprimibles: Usa grids prediseñados para mantener proporciones.</text:p>
        </text:list-item>
      </text:list>
      <text:p text:style-name="Standard"/>
      <text:p text:style-name="Standard"><text:span text:style-name="T9">b. Crea varias versiones (exploración de alternativas)</text:span></text:p>
      <text:p text:style-name="Standard"><text:span text:style-name="T9">Métodos para idear:</text:span></text:p>
      <text:list xml:id="list3129118333" text:style-name="WWNum8">
        <text:list-item>
          <text:p text:style-name="P74">Crazy 8s: 8 variantes de una misma pantalla en 8 minutos.</text:p>
        </text:list-item>
        <text:list-item>
          <text:p text:style-name="P74">A/B testing en papel: Prueba 2 estructuras con usuarios y compara feedback.</text:p>
        </text:list-item>
      </text:list>
      <text:p text:style-name="Standard"><text:span text:style-name="T9">Beneficio:</text:span></text:p>
      <text:list xml:id="list3472371156" text:style-name="WWNum79">
        <text:list-item>
          <text:p text:style-name="P75">Descubrir soluciones innovadoras (ej.: menú lateral vs. pestañas inferiores).</text:p>
        </text:list-item>
      </text:list>
      <text:p text:style-name="Standard"><text:span text:style-name="T9">c. Sin color ni imágenes decorativas</text:span></text:p>
      <text:p text:style-name="Standard"><text:span text:style-name="T9">Reglas estrictas:</text:span></text:p>
      <text:list xml:id="list1334988839" text:style-name="WWNum54">
        <text:list-item>
          <text:p text:style-name="P76"><text:soft-page-break/>Escala de grises: Usa solo negro, blanco y 2-3 tonos de gris para jerarquía.</text:p>
        </text:list-item>
        <text:list-item>
          <text:p text:style-name="P76">Placeholders:</text:p>
          <text:list>
            <text:list-item>
              <text:p text:style-name="P134">Imágenes: □ con "X" dentro.</text:p>
            </text:list-item>
            <text:list-item>
              <text:p text:style-name="P134">Texto: Lorem ipsum o notas breves.</text:p>
            </text:list-item>
          </text:list>
        </text:list-item>
      </text:list>
      <text:p text:style-name="Standard"><text:span text:style-name="T9">Excepción:</text:span></text:p>
      <text:list xml:id="list2432611637" text:style-name="WWNum35">
        <text:list-item>
          <text:p text:style-name="P77">Color para indicar estados interactivos (ej.: rojo en mensajes de error).</text:p>
        </text:list-item>
      </text:list>
      <text:p text:style-name="Standard"><text:span text:style-name="T9">d. Piensa en la experiencia del usuario (UX-first)</text:span></text:p>
      <text:p text:style-name="Standard"><text:span text:style-name="T9">Preguntas clave:</text:span></text:p>
      <text:list xml:id="list1805601287" text:style-name="WWNum49">
        <text:list-item>
          <text:p text:style-name="P78">¿Qué acción debe realizar el usuario primero?</text:p>
        </text:list-item>
        <text:list-item>
          <text:p text:style-name="P78">¿El flujo sigue patrones conocidos (ej.: carrito → checkout)?</text:p>
        </text:list-item>
        <text:list-item>
          <text:p text:style-name="P78">¿Hay elementos redundantes o innecesarios?</text:p>
        </text:list-item>
      </text:list>
      <text:p text:style-name="Standard"><text:span text:style-name="T9">Técnicas</text:span>:</text:p>
      <text:list xml:id="list686132278" text:style-name="WWNum9">
        <text:list-item>
          <text:p text:style-name="P79">Ley F de lectura: Coloca contenido clave en zonas donde el ojo humano se enfoca primero.</text:p>
        </text:list-item>
        <text:list-item>
          <text:p text:style-name="P79">Priorización: Usa tamaño y posición para destacar lo importante (ej.: botón "Comprar" grande y arriba).</text:p>
        </text:list-item>
      </text:list>
      <text:p text:style-name="Standard"><text:span text:style-name="T9">e. Etiquetado claro y consistente</text:span></text:p>
      <text:p text:style-name="Standard"><text:span text:style-name="T9">Qué incluir:</text:span></text:p>
      <text:list xml:id="list1271872038" text:style-name="WWNum65">
        <text:list-item>
          <text:p text:style-name="P80">Nombres de secciones: "Perfil del usuario", no "Sección 3".</text:p>
        </text:list-item>
        <text:list-item>
          <text:p text:style-name="P80">Funcionalidad: Anotar comportamientos (ej.: "Botón 'Guardar': valida campos antes de enviar").</text:p>
        </text:list-item>
        <text:list-item>
          <text:p text:style-name="P80">Estados: Especificar hover, active, disabled.</text:p>
        </text:list-item>
      </text:list>
      <text:p text:style-name="Standard"><text:span text:style-name="T9">Ejemplo de anotaciones:</text:span></text:p>
      <text:p text:style-name="Standard">[Botón "Enviar"]</text:p>
      <text:p text:style-name="Standard"><text:soft-page-break/>- Al hacer clic: Validar email → Mostrar spinner → Redirigir a "Éxito".</text:p>
      <text:p text:style-name="Standard">- Error: Mostrar mensaje bajo el campo inválido.</text:p>
      <text:p text:style-name="Heading_20_1"><text:bookmark text:name="_r0l6pel2yk90"/>9. Herramientas para Wireframes</text:p>
      <text:p text:style-name="Standard">Selección por tipo de proyecto y fase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27"><text:span text:style-name="T9">Herramienta</text:span></text:p>
          </table:table-cell>
          <table:table-cell table:style-name="Table8.B1" office:value-type="string">
            <text:p text:style-name="P27"><text:span text:style-name="T9">Ventajas</text:span></text:p>
          </table:table-cell>
          <table:table-cell table:style-name="Table8.B1" office:value-type="string">
            <text:p text:style-name="P27"><text:span text:style-name="T9">Desventajas</text:span></text:p>
          </table:table-cell>
          <table:table-cell table:style-name="Table8.B1" office:value-type="string">
            <text:p text:style-name="P27"><text:span text:style-name="T9">Enlace</text:span></text:p>
          </table:table-cell>
        </table:table-row>
        <table:table-row table:style-name="Table8.2">
          <table:table-cell table:style-name="Table8.A1" office:value-type="string">
            <text:p text:style-name="P28"><text:span text:style-name="T9">Figma</text:span></text:p>
          </table:table-cell>
          <table:table-cell table:style-name="Table8.B1" office:value-type="string">
            <text:p text:style-name="P28">- Gratis para educación.</text:p>
            <text:p text:style-name="P28">- Permite prototipado interactivo.</text:p>
            <text:p text:style-name="P28">- Colaboración en tiempo real.</text:p>
          </table:table-cell>
          <table:table-cell table:style-name="Table8.B1" office:value-type="string">
            <text:p text:style-name="P28">- Curva de aprendizaje media.</text:p>
          </table:table-cell>
          <table:table-cell table:style-name="Table8.B1" office:value-type="string">
            <text:p text:style-name="P28"><text:a xlink:type="simple" xlink:href="https://www.figma.com/" text:style-name="ListLabel_20_739" text:visited-style-name="ListLabel_20_739"><text:span text:style-name="T18">figma.com</text:span></text:a></text:p>
          </table:table-cell>
        </table:table-row>
        <table:table-row table:style-name="Table8.2">
          <table:table-cell table:style-name="Table8.A1" office:value-type="string">
            <text:p text:style-name="P28"><text:span text:style-name="T9">Balsamiq</text:span></text:p>
          </table:table-cell>
          <table:table-cell table:style-name="Table8.B1" office:value-type="string">
            <text:p text:style-name="P28">- Sketch-like (parece dibujado a mano).</text:p>
            <text:p text:style-name="P28">- Librería de componentes UI.</text:p>
          </table:table-cell>
          <table:table-cell table:style-name="Table8.B1" office:value-type="string">
            <text:p text:style-name="P28">- Poco colaborativo.</text:p>
            <text:p text:style-name="P28">- Limitado para flujos complejos.</text:p>
          </table:table-cell>
          <table:table-cell table:style-name="Table8.B1" office:value-type="string">
            <text:p text:style-name="P28"><text:a xlink:type="simple" xlink:href="https://balsamiq.com/" text:style-name="ListLabel_20_739" text:visited-style-name="ListLabel_20_739"><text:span text:style-name="T18">balsamiq.com</text:span></text:a></text:p>
          </table:table-cell>
        </table:table-row>
        <table:table-row table:style-name="Table8.2">
          <table:table-cell table:style-name="Table8.A1" office:value-type="string">
            <text:p text:style-name="P28"><text:span text:style-name="T9">Lapiz y pápel</text:span></text:p>
          </table:table-cell>
          <table:table-cell table:style-name="Table8.B1" office:value-type="string">
            <text:p text:style-name="P28">- Sin barreras técnicas.</text:p>
            <text:p text:style-name="P28">- Fomenta la creatividad.</text:p>
          </table:table-cell>
          <table:table-cell table:style-name="Table8.B1" office:value-type="string">
            <text:p text:style-name="P28">- Difícil de compartir/editar.</text:p>
          </table:table-cell>
          <table:table-cell table:style-name="Table8.B1" office:value-type="string">
            <text:p text:style-name="P28"/>
          </table:table-cell>
        </table:table-row>
      </table:table>
      <text:p text:style-name="Standard"/>
      <text:p text:style-name="Standard"><text:span text:style-name="T9">Ejemplo de flujo de trabajo:</text:span></text:p>
      <text:list xml:id="list1570327227" text:style-name="WWNum47">
        <text:list-item>
          <text:p text:style-name="P81">Bocetar en papel → 2. Digitalizar en Figma → 3. Testear con usuarios → 4. Iterar.</text:p>
        </text:list-item>
      </text:list>
      <text:p text:style-name="Standard"/>
      <text:p text:style-name="P1"/>
      <text:p text:style-name="Standard"><text:span text:style-name="T9">Plantilla de checklist para Wireframes</text:span></text:p>
      <text:p text:style-name="Standard">Antes de finalizar, verifica:</text:p>
      <text:list xml:id="list1138782288" text:style-name="WWNum71">
        <text:list-item>
          <text:p text:style-name="P82">¿Todos los botones están etiquetados?</text:p>
        </text:list-item>
        <text:list-item>
          <text:p text:style-name="P82">¿Hay consistencia en los nombres de las secciones?</text:p>
        </text:list-item>
        <text:list-item>
          <text:p text:style-name="P82">¿Se incluyeron estados de error/éxito?</text:p>
        </text:list-item>
        <text:list-item>
          <text:p text:style-name="P82">¿El flujo sigue la lógica del usuario (no la del desarrollador)?</text:p>
        </text:list-item>
      </text:list>
      <text:p text:style-name="Heading_20_1"><text:bookmark text:name="_zhlzznec20ix"/>9. Del Wireframe al prototipo</text:p>
      <text:p text:style-name="Heading_20_2"><text:bookmark text:name="_rqkdfoi6dw2f"/>9.1 Diferencia entre Wireframe, Mockup y Prototipo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A"/>
        <text:soft-page-break/>
        <table:table-row table:style-name="Table9.1">
          <table:table-cell table:style-name="Table9.A1" office:value-type="string">
            <text:p text:style-name="P28"><text:span text:style-name="T9">Tipo</text:span></text:p>
          </table:table-cell>
          <table:table-cell table:style-name="Table9.B1" office:value-type="string">
            <text:p text:style-name="P28"><text:span text:style-name="T9">Definición</text:span></text:p>
          </table:table-cell>
          <table:table-cell table:style-name="Table9.B1" office:value-type="string">
            <text:p text:style-name="P28"><text:span text:style-name="T9">Características</text:span></text:p>
          </table:table-cell>
          <table:table-cell table:style-name="Table9.B1" office:value-type="string">
            <text:p text:style-name="P28"><text:span text:style-name="T9">Fidelidad</text:span></text:p>
          </table:table-cell>
          <table:table-cell table:style-name="Table9.B1" office:value-type="string">
            <text:p text:style-name="P28"><text:span text:style-name="T9">Herramientas</text:span></text:p>
          </table:table-cell>
        </table:table-row>
        <table:table-row table:style-name="Table9.2">
          <table:table-cell table:style-name="Table9.A1" office:value-type="string">
            <text:p text:style-name="P28"><text:span text:style-name="T16">Wireframe</text:span></text:p>
          </table:table-cell>
          <table:table-cell table:style-name="Table9.B1" office:value-type="string">
            <text:p text:style-name="P28"><text:span text:style-name="T17">Esquema estructural básico.</text:span></text:p>
          </table:table-cell>
          <table:table-cell table:style-name="Table9.B1" office:value-type="string">
            <text:p text:style-name="P28"><text:span text:style-name="T17">- Sin colores ni imágenes.</text:span></text:p>
            <text:p text:style-name="P28"><text:span text:style-name="T17">- Enfoque en funcionalidad.</text:span></text:p>
            <text:p text:style-name="P28"><text:span text:style-name="T17">- Rápido de crear.</text:span></text:p>
          </table:table-cell>
          <table:table-cell table:style-name="Table9.B1" office:value-type="string">
            <text:p text:style-name="P28"><text:span text:style-name="T17">Baja</text:span></text:p>
          </table:table-cell>
          <table:table-cell table:style-name="Table9.B1" office:value-type="string">
            <text:p text:style-name="P28"><text:span text:style-name="T17">Papel, Figma, <text:s/>Balsamiq</text:span></text:p>
          </table:table-cell>
        </table:table-row>
        <table:table-row table:style-name="Table9.3">
          <table:table-cell table:style-name="Table9.A1" office:value-type="string">
            <text:p text:style-name="P28"><text:span text:style-name="T16">Mockup</text:span></text:p>
          </table:table-cell>
          <table:table-cell table:style-name="Table9.B1" office:value-type="string">
            <text:p text:style-name="P28"><text:span text:style-name="T17">Versión visual estática.</text:span></text:p>
          </table:table-cell>
          <table:table-cell table:style-name="Table9.B1" office:value-type="string">
            <text:p text:style-name="P28"><text:span text:style-name="T17">- Colores, tipografía e imágenes reales.</text:span></text:p>
            <text:p text:style-name="P28"><text:span text:style-name="T17">- Sin interacción.</text:span></text:p>
          </table:table-cell>
          <table:table-cell table:style-name="Table9.B1" office:value-type="string">
            <text:p text:style-name="P28"><text:span text:style-name="T17">Media-Alta</text:span></text:p>
          </table:table-cell>
          <table:table-cell table:style-name="Table9.B1" office:value-type="string">
            <text:p text:style-name="P28"><text:span text:style-name="T17">Figma, Adobe XD, Sketch</text:span></text:p>
          </table:table-cell>
        </table:table-row>
        <table:table-row table:style-name="Table9.2">
          <table:table-cell table:style-name="Table9.A1" office:value-type="string">
            <text:p text:style-name="P28"><text:span text:style-name="T16">Prototipo</text:span></text:p>
          </table:table-cell>
          <table:table-cell table:style-name="Table9.B1" office:value-type="string">
            <text:p text:style-name="P28"><text:span text:style-name="T17">Simulación interactiva.</text:span></text:p>
          </table:table-cell>
          <table:table-cell table:style-name="Table9.B1" office:value-type="string">
            <text:p text:style-name="P28"><text:span text:style-name="T17">- Permite navegar entre pantallas.</text:span></text:p>
            <text:p text:style-name="P28"><text:span text:style-name="T17">- Incluye microinteracciones (hover, clics).</text:span></text:p>
          </table:table-cell>
          <table:table-cell table:style-name="Table9.B1" office:value-type="string">
            <text:p text:style-name="P28"><text:span text:style-name="T17">Alta</text:span></text:p>
          </table:table-cell>
          <table:table-cell table:style-name="Table9.B1" office:value-type="string">
            <text:p text:style-name="P28"><text:span text:style-name="T17">Figma, Canva, Proto.io</text:span></text:p>
          </table:table-cell>
        </table:table-row>
      </table:table>
      <text:p text:style-name="Standard"><text:span text:style-name="T9">Ejemplo práctico:</text:span></text:p>
      <text:list xml:id="list3183375640" text:style-name="WWNum53">
        <text:list-item>
          <text:p text:style-name="P83"><text:span text:style-name="T9">Wireframe</text:span>: Un dibujo en papel de un formulario de login.</text:p>
        </text:list-item>
        <text:list-item>
          <text:p text:style-name="P83"><text:span text:style-name="T9">Mockup</text:span>: El mismo formulario con colores y tipografía real.</text:p>
        </text:list-item>
        <text:list-item>
          <text:p text:style-name="P83"><text:span text:style-name="T9">Prototipo</text:span>: Permite hacer clic en los campos y simular un inicio de sesión.</text:p>
        </text:list-item>
      </text:list>
      <text:p text:style-name="Heading_20_2"><text:bookmark text:name="_fbpzbmyk9hqn"/>9.2 Ventajas del prototipado en el diseño iterativo</text:p>
      <text:list xml:id="list1194583919" text:style-name="WWNum58">
        <text:list-item>
          <text:p text:style-name="P84"><text:span text:style-name="T9">Identifica errores temprano:</text:span></text:p>
          <text:list>
            <text:list-item>
              <text:p text:style-name="P135">Corregir un fallo en prototipo cuesta 10 veces menos que en desarrollo (IBM Design Study).</text:p>
            </text:list-item>
            <text:list-item>
              <text:p text:style-name="P135">Ejemplo: Testear un flujo de compra antes de programarlo.</text:p>
            </text:list-item>
          </text:list>
        </text:list-item>
        <text:list-item>
          <text:p text:style-name="P84"><text:span text:style-name="T9">Feedback real con usuarios:</text:span></text:p>
          <text:list>
            <text:list-item>
              <text:p text:style-name="P135">Los usuarios interactúan como si fuera el producto final.</text:p>
            </text:list-item>
            <text:list-item>
              <text:p text:style-name="P135">Técnica: Test "Think Aloud" (verbalizar acciones).</text:p>
            </text:list-item>
          </text:list>
        </text:list-item>
        <text:list-item>
          <text:p text:style-name="P84"><text:span text:style-name="T9">Ahorra tiempo y recursos:</text:span></text:p>
          <text:list>
            <text:list-item>
              <text:p text:style-name="P135">Evita desarrollar features que luego se descartan.</text:p>
            </text:list-item>
            <text:list-item>
              <text:p text:style-name="P135">Caso Airbnb: Validaron el cambio de botón "Reservar" con prototipos antes de codificar.</text:p>
            </text:list-item>
          </text:list>
        </text:list-item>
      </text:list>
      <text:p text:style-name="Standard"/>
      <text:list xml:id="list105829732965078" text:continue-numbering="true" text:style-name="WWNum58">
        <text:list-item>
          <text:p text:style-name="P84"><text:span text:style-name="T9">Facilita la comunicación en equipo:</text:span></text:p>
          <text:list>
            <text:list-item>
              <text:p text:style-name="P135">Desarrolladores y diseñadores trabajan sobre algo tangible.</text:p>
            </text:list-item>
          </text:list>
        </text:list-item>
      </text:list>
      <text:p text:style-name="Heading_20_2"><text:bookmark text:name="_pxvn0sljhwzc"/>9.3 Niveles de fidelidad en prototipos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ext:soft-page-break/>
        <table:table-row table:style-name="Table10.1">
          <table:table-cell table:style-name="Table10.A1" office:value-type="string">
            <text:p text:style-name="P26"><text:span text:style-name="T9">Nivel</text:span></text:p>
          </table:table-cell>
          <table:table-cell table:style-name="Table10.B1" office:value-type="string">
            <text:p text:style-name="P26"><text:span text:style-name="T9">Características</text:span></text:p>
          </table:table-cell>
          <table:table-cell table:style-name="Table10.B1" office:value-type="string">
            <text:p text:style-name="P26"><text:span text:style-name="T9">Usos</text:span></text:p>
          </table:table-cell>
          <table:table-cell table:style-name="Table10.B1" office:value-type="string">
            <text:p text:style-name="P26"><text:span text:style-name="T9">Herramientas</text:span></text:p>
          </table:table-cell>
        </table:table-row>
        <table:table-row table:style-name="Table10.2">
          <table:table-cell table:style-name="Table10.A1" office:value-type="string">
            <text:p text:style-name="P26"><text:span text:style-name="T9">Baja</text:span></text:p>
          </table:table-cell>
          <table:table-cell table:style-name="Table10.B1" office:value-type="string">
            <text:p text:style-name="P28">- Interacciones básicas (ej.: enlaces entre pantallas).</text:p>
            <text:p text:style-name="P28">- Diseño en escala de grises.</text:p>
          </table:table-cell>
          <table:table-cell table:style-name="Table10.B1" office:value-type="string">
            <text:p text:style-name="P28">Testeo inicial de flujos.</text:p>
          </table:table-cell>
          <table:table-cell table:style-name="Table10.B1" office:value-type="string">
            <text:p text:style-name="P28">PowerPoint, Keynote</text:p>
          </table:table-cell>
        </table:table-row>
        <table:table-row table:style-name="Table10.3">
          <table:table-cell table:style-name="Table10.A1" office:value-type="string">
            <text:p text:style-name="P26"><text:span text:style-name="T9">Media</text:span></text:p>
          </table:table-cell>
          <table:table-cell table:style-name="Table10.B1" office:value-type="string">
            <text:p text:style-name="P28">- Algunos estilos visuales.</text:p>
            <text:p text:style-name="P28">- Interacciones básicas (transiciones).</text:p>
          </table:table-cell>
          <table:table-cell table:style-name="Table10.B1" office:value-type="string">
            <text:p text:style-name="P28">Presentación a personas (cliente, inversores, etc.).</text:p>
          </table:table-cell>
          <table:table-cell table:style-name="Table10.B1" office:value-type="string">
            <text:p text:style-name="P28">Figma, Adobe XD</text:p>
          </table:table-cell>
        </table:table-row>
        <table:table-row table:style-name="Table10.3">
          <table:table-cell table:style-name="Table10.A1" office:value-type="string">
            <text:p text:style-name="P26"><text:span text:style-name="T9">Alta</text:span></text:p>
          </table:table-cell>
          <table:table-cell table:style-name="Table10.B1" office:value-type="string">
            <text:p text:style-name="P28">- Pixel-perfect.</text:p>
            <text:p text:style-name="P28">- Microinteracciones (animaciones, gestos).</text:p>
          </table:table-cell>
          <table:table-cell table:style-name="Table10.B1" office:value-type="string">
            <text:p text:style-name="P28">Validación final antes de desarrollar.</text:p>
          </table:table-cell>
          <table:table-cell table:style-name="Table10.B1" office:value-type="string">
            <text:p text:style-name="P28">Proto.io, Figma, código</text:p>
          </table:table-cell>
        </table:table-row>
      </table:table>
      <text:p text:style-name="Standard"><text:span text:style-name="T9">Ejemplo evolutivo:</text:span></text:p>
      <text:list xml:id="list1533047189" text:style-name="WWNum24">
        <text:list-item>
          <text:p text:style-name="P85">Baja fidelidad: Prototipo en papel con enlaces simulados.</text:p>
        </text:list-item>
        <text:list-item>
          <text:p text:style-name="P85">Alta fidelidad: Prototipo en Figma con animaciones de carga.</text:p>
        </text:list-item>
      </text:list>
      <text:p text:style-name="Standard"/>
      <text:p text:style-name="Standard"><text:span text:style-name="T9">9.4 Prototipos en papel vs. digitales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7"><text:span text:style-name="T9">Aspecto</text:span></text:p>
          </table:table-cell>
          <table:table-cell table:style-name="Table11.B1" office:value-type="string">
            <text:p text:style-name="P27"><text:span text:style-name="T9">Prototipos en Papel</text:span></text:p>
          </table:table-cell>
          <table:table-cell table:style-name="Table11.B1" office:value-type="string">
            <text:p text:style-name="P27"><text:span text:style-name="T9">Prototipos Digitales</text:span></text:p>
          </table:table-cell>
        </table:table-row>
        <table:table-row table:style-name="Table11.2">
          <table:table-cell table:style-name="Table11.A1" office:value-type="string">
            <text:p text:style-name="P26"><text:span text:style-name="T9">Velocidad</text:span></text:p>
          </table:table-cell>
          <table:table-cell table:style-name="Table11.B1" office:value-type="string">
            <text:p text:style-name="P26">✔️ Rápidos (minutos).</text:p>
          </table:table-cell>
          <table:table-cell table:style-name="Table11.B1" office:value-type="string">
            <text:p text:style-name="P26">❌ Requieren diseño previo.</text:p>
          </table:table-cell>
        </table:table-row>
        <table:table-row table:style-name="Table11.2">
          <table:table-cell table:style-name="Table11.A1" office:value-type="string">
            <text:p text:style-name="P26"><text:span text:style-name="T9">Iteración</text:span></text:p>
          </table:table-cell>
          <table:table-cell table:style-name="Table11.B1" office:value-type="string">
            <text:p text:style-name="P26">✔️ Fácil modificación.</text:p>
          </table:table-cell>
          <table:table-cell table:style-name="Table11.B1" office:value-type="string">
            <text:p text:style-name="P26">❌ Costoso cambiar assets.</text:p>
          </table:table-cell>
        </table:table-row>
        <table:table-row table:style-name="Table11.2">
          <table:table-cell table:style-name="Table11.A1" office:value-type="string">
            <text:p text:style-name="P26"><text:span text:style-name="T9">Interacción</text:span></text:p>
          </table:table-cell>
          <table:table-cell table:style-name="Table11.B1" office:value-type="string">
            <text:p text:style-name="P26">❌ Manual (ej.: persona simula clics).</text:p>
          </table:table-cell>
          <table:table-cell table:style-name="Table11.B1" office:value-type="string">
            <text:p text:style-name="P26">✔️ Clics reales (en herramientas como Figma).</text:p>
          </table:table-cell>
        </table:table-row>
        <table:table-row table:style-name="Table11.2">
          <table:table-cell table:style-name="Table11.A1" office:value-type="string">
            <text:p text:style-name="P26"><text:span text:style-name="T9">Testeo remoto</text:span></text:p>
          </table:table-cell>
          <table:table-cell table:style-name="Table11.B1" office:value-type="string">
            <text:p text:style-name="P26">❌ Solo presencial.</text:p>
          </table:table-cell>
          <table:table-cell table:style-name="Table11.B1" office:value-type="string">
            <text:p text:style-name="P26">✔️ Se comparte por enlace.</text:p>
          </table:table-cell>
        </table:table-row>
        <table:table-row table:style-name="Table11.2">
          <table:table-cell table:style-name="Table11.A1" office:value-type="string">
            <text:p text:style-name="P26"><text:span text:style-name="T9">Usuarios</text:span></text:p>
          </table:table-cell>
          <table:table-cell table:style-name="Table11.B1" office:value-type="string">
            <text:p text:style-name="P26">Ideal para talleres co-creativos.</text:p>
          </table:table-cell>
          <table:table-cell table:style-name="Table11.B1" office:value-type="string">
            <text:p text:style-name="P26">Perfecto para feedback preciso.</text:p>
          </table:table-cell>
        </table:table-row>
      </table:table>
      <text:p text:style-name="Standard"><text:span text:style-name="T9">Técnica híbrida:</text:span></text:p>
      <text:list xml:id="list1911663585" text:style-name="WWNum39">
        <text:list-item>
          <text:p text:style-name="P86">POP App (Prototyping on Paper): Fotografiar bocetos y convertirlos en prototipos digitales, apoyandose en herramientas como Figma, Canva, ChatGPT, Gemini, Deepseek, Grok, etc.</text:p>
        </text:list-item>
      </text:list>
      <text:p text:style-name="Heading_20_1"><text:bookmark text:name="_e7l47i4gmrht"/></text:p>
      <text:p text:style-name="P158"><text:bookmark text:name="_4d4hjqbv2q0m"/>10. Buenas prácticas de prototipado</text:p>
      <text:p text:style-name="Heading_20_2"><text:bookmark text:name="_pccpbmgvaaaw"/>10.1 Prototipado progresivo: De simple a interactivo</text:p>
      <text:p text:style-name="Standard"><text:span text:style-name="T9">Metodología recomendada:</text:span></text:p>
      <text:list xml:id="list1864895173" text:style-name="WWNum6">
        <text:list-item>
          <text:p text:style-name="P87">Baja fidelidad (papel o digital básico):</text:p>
          <text:list>
            <text:list-item>
              <text:p text:style-name="P136">Validar estructura y flujo básico.</text:p>
            </text:list-item>
            <text:list-item>
              <text:p text:style-name="P136">Ejemplo: Dibujar pantallas en papel y simular navegación con post-its.</text:p>
            </text:list-item>
          </text:list>
        </text:list-item>
        <text:list-item>
          <text:p text:style-name="P87">Media fidelidad (digital con interacciones simples):</text:p>
          <text:list>
            <text:list-item>
              <text:p text:style-name="P136">Añadir navegación entre pantallas (hotspots).</text:p>
            </text:list-item>
            <text:list-item>
              <text:p text:style-name="P136">Herramientas: Figma, Adobe XD.</text:p>
            </text:list-item>
          </text:list>
        </text:list-item>
        <text:list-item>
          <text:p text:style-name="P87">Alta fidelidad (interacciones avanzadas):</text:p>
          <text:list>
            <text:list-item>
              <text:p text:style-name="P136">Incluir microinteracciones (hover, animaciones).</text:p>
            </text:list-item>
            <text:list-item>
              <text:p text:style-name="P136">Herramientas: Proto.io, Framer.</text:p>
            </text:list-item>
          </text:list>
        </text:list-item>
      </text:list>
      <text:p text:style-name="Standard"><text:span text:style-name="T9">Beneficio</text:span>:</text:p>
      <text:list xml:id="list1563478550" text:style-name="WWNum60">
        <text:list-item>
          <text:p text:style-name="P88">Evita invertir tiempo en detalles prematuras.</text:p>
        </text:list-item>
      </text:list>
      <text:p text:style-name="Standard"/>
      <text:p text:style-name="Heading_20_2"><text:bookmark text:name="_2zbv5z3qxnrc"/>10.2 Uso para validar Ideas con usuarios reales</text:p>
      <text:p text:style-name="Standard"><text:span text:style-name="T9">Técnicas efectivas:</text:span></text:p>
      <text:list xml:id="list3819151072" text:style-name="WWNum74">
        <text:list-item>
          <text:p text:style-name="P89">Pruebas de usabilidad remotas:</text:p>
          <text:list>
            <text:list-item>
              <text:p text:style-name="P137">Plataformas como UserTesting o Lookback.</text:p>
            </text:list-item>
            <text:list-item>
              <text:p text:style-name="P137">Ejemplo: Grabar la pantalla mientras un usuario navega por el prototipo.</text:p>
            </text:list-item>
          </text:list>
        </text:list-item>
        <text:list-item>
          <text:p text:style-name="P89">Tarea específica + "Think Aloud":</text:p>
          <text:list>
            <text:list-item>
              <text:p text:style-name="P137"><text:soft-page-break/>Pedir al usuario que complete una acción (ej.: "Compra este producto") y verbalice su proceso.</text:p>
            </text:list-item>
          </text:list>
        </text:list-item>
      </text:list>
      <text:p text:style-name="Heading_20_2"><text:bookmark text:name="_q59b04l956uz"/>10.3 Testeo temprano sin necesidad de código</text:p>
      <text:p text:style-name="Standard">Ventajas del prototipado sin código:</text:p>
      <text:list xml:id="list4180269564" text:style-name="WWNum30">
        <text:list-item>
          <text:p text:style-name="P90">Rapidez: Crear un flujo interactivo en horas vs. días de desarrollo.</text:p>
        </text:list-item>
        <text:list-item>
          <text:p text:style-name="P90">Flexibilidad: Hacer cambios sobre la marcha.</text:p>
        </text:list-item>
      </text:list>
      <text:p text:style-name="Standard">Herramientas "no-code":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26"><text:span text:style-name="T9">Herramienta</text:span></text:p>
          </table:table-cell>
          <table:table-cell table:style-name="Table12.B1" office:value-type="string">
            <text:p text:style-name="P26"><text:span text:style-name="T9">Mejor para...</text:span></text:p>
          </table:table-cell>
          <table:table-cell table:style-name="Table12.B1" office:value-type="string">
            <text:p text:style-name="P26"><text:span text:style-name="T9">Enlace</text:span></text:p>
          </table:table-cell>
        </table:table-row>
        <table:table-row table:style-name="Table12.2">
          <table:table-cell table:style-name="Table12.A1" office:value-type="string">
            <text:p text:style-name="P26">Figma</text:p>
          </table:table-cell>
          <table:table-cell table:style-name="Table12.B1" office:value-type="string">
            <text:p text:style-name="P26">Prototipos web/app</text:p>
          </table:table-cell>
          <table:table-cell table:style-name="Table12.B1" office:value-type="string">
            <text:p text:style-name="P26"><text:a xlink:type="simple" xlink:href="https://www.figma.com/" text:style-name="ListLabel_20_739" text:visited-style-name="ListLabel_20_739"><text:span text:style-name="T18">figma.com</text:span></text:a></text:p>
          </table:table-cell>
        </table:table-row>
        <table:table-row table:style-name="Table12.2">
          <table:table-cell table:style-name="Table12.A1" office:value-type="string">
            <text:p text:style-name="P26">Proto.io</text:p>
          </table:table-cell>
          <table:table-cell table:style-name="Table12.B1" office:value-type="string">
            <text:p text:style-name="P26">Interacciones complejas</text:p>
          </table:table-cell>
          <table:table-cell table:style-name="Table12.B1" office:value-type="string">
            <text:p text:style-name="P26"><text:a xlink:type="simple" xlink:href="https://proto.io/" text:style-name="ListLabel_20_739" text:visited-style-name="ListLabel_20_739"><text:span text:style-name="T18">proto.io</text:span></text:a></text:p>
          </table:table-cell>
        </table:table-row>
        <table:table-row table:style-name="Table12.2">
          <table:table-cell table:style-name="Table12.A1" office:value-type="string">
            <text:p text:style-name="P26">Framer</text:p>
          </table:table-cell>
          <table:table-cell table:style-name="Table12.B1" office:value-type="string">
            <text:p text:style-name="P26">Animaciones avanzadas</text:p>
          </table:table-cell>
          <table:table-cell table:style-name="Table12.B1" office:value-type="string">
            <text:p text:style-name="P26"><text:a xlink:type="simple" xlink:href="https://www.framer.com/" text:style-name="ListLabel_20_739" text:visited-style-name="ListLabel_20_739"><text:span text:style-name="T18">framer.com</text:span></text:a></text:p>
          </table:table-cell>
        </table:table-row>
      </table:table>
      <text:p text:style-name="Standard"/>
      <text:p text:style-name="Heading_20_2"><text:bookmark text:name="_d10i8nv6y2jg"/></text:p>
      <text:p text:style-name="P159"><text:bookmark text:name="_e3kyq08zwvmb"/>10.4 Ciclos rápidos de iteración y mejora</text:p>
      <text:p text:style-name="Standard">Proceso iterativo ideal:</text:p>
      <text:list xml:id="list2928963138" text:style-name="WWNum19">
        <text:list-item>
          <text:p text:style-name="P91">Crear prototipo (1-2 días).</text:p>
        </text:list-item>
        <text:list-item>
          <text:p text:style-name="P91">Testear con usuarios (3-5 personas).</text:p>
        </text:list-item>
        <text:list-item>
          <text:p text:style-name="P91">Identificar problemas (ej.: botón no visible).</text:p>
        </text:list-item>
        <text:list-item>
          <text:p text:style-name="P91">Ajustar diseño (priorizar cambios críticos).</text:p>
        </text:list-item>
        <text:list-item>
          <text:p text:style-name="P91">Repetir cada 1-2 semanas.</text:p>
        </text:list-item>
      </text:list>
      <text:p text:style-name="Standard"><text:span text:style-name="T9">Consejos para iterar eficientemente:</text:span></text:p>
      <text:list xml:id="list1264577806" text:style-name="WWNum25">
        <text:list-item>
          <text:p text:style-name="P92">Documentar cambios: Usar notas en Figma o versionado (ej.: "V1 → V2: Botón más grande").</text:p>
        </text:list-item>
        <text:list-item>
          <text:p text:style-name="P92">Priorizar: Corregir primero lo que impide completar tareas clave.</text:p>
        </text:list-item>
      </text:list>
      <text:p text:style-name="Heading_20_1"><text:bookmark text:name="_t3x8bauywmgx"/>11. Prototipado con Figma</text:p>
      <text:p text:style-name="Standard">Guía práctica para crear prototipos interactivos sin código</text:p>
      <text:p text:style-name="Heading_20_2"><text:bookmark text:name="_8adpsrcwa4fw"/>11.1 Configuración inicial</text:p>
      <text:p text:style-name="Standard"><text:span text:style-name="T9">Pasos para comenzar:</text:span></text:p>
      <text:list xml:id="list1014003816" text:style-name="WWNum66">
        <text:list-item>
          <text:p text:style-name="P93">Crear un nuevo proyecto en Figma: File → New Design File.</text:p>
        </text:list-item>
        <text:list-item>
          <text:p text:style-name="P93">Importar Wireframes (si ya existen) o diseñar desde cero.</text:p>
        </text:list-item>
        <text:list-item>
          <text:p text:style-name="P93">Organizar las pantallas usando "Frames" (F):</text:p>
          <text:list>
            <text:list-item>
              <text:p text:style-name="P138">Tamaños predefinidos: iPhone 14 (390x844px), Web (1440x1024px).</text:p>
            </text:list-item>
          </text:list>
        </text:list-item>
      </text:list>
      <text:p text:style-name="Standard">💡 Consejo: Usa Grids y Layout Guides (Ctrl + G) para alinear elementos.</text:p>
      <text:p text:style-name="Heading_20_2"><text:bookmark text:name="_nvoyepu3pp2m"/>11.2 Crear interacciones básicas</text:p>
      <text:p text:style-name="Standard">Ejemplo: Prototipar un flujo de login</text:p>
      <text:list xml:id="list2782869492" text:style-name="WWNum63">
        <text:list-item>
          <text:p text:style-name="P94"><text:soft-page-break/>Diseñar 2 pantallas:</text:p>
          <text:list>
            <text:list-item>
              <text:p text:style-name="P139">Login Screen (con campos de usuario/contraseña).</text:p>
            </text:list-item>
            <text:list-item>
              <text:p text:style-name="P139">Home Screen (pantalla posterior al login).</text:p>
            </text:list-item>
          </text:list>
        </text:list-item>
        <text:list-item>
          <text:p text:style-name="P94">Conectar pantallas:</text:p>
          <text:list>
            <text:list-item>
              <text:p text:style-name="P139">Seleccionar el botón "Ingresar".</text:p>
            </text:list-item>
            <text:list-item>
              <text:p text:style-name="P139">Ir a la pestaña Prototype (ícono de play).</text:p>
            </text:list-item>
            <text:list-item>
              <text:p text:style-name="P139">Arrastrar el conector azul hacia el Home Screen.</text:p>
            </text:list-item>
            <text:list-item>
              <text:p text:style-name="P139">Configurar:</text:p>
              <text:list>
                <text:list-item>
                  <text:p text:style-name="P155">Trigger: On Click.</text:p>
                </text:list-item>
                <text:list-item>
                  <text:p text:style-name="P155">Action: Navigate To.</text:p>
                </text:list-item>
                <text:list-item>
                  <text:p text:style-name="P155">Animation: Smart Animate (para transición suave).</text:p>
                </text:list-item>
              </text:list>
            </text:list-item>
          </text:list>
        </text:list-item>
      </text:list>
      <text:p text:style-name="Standard">🎥 Tutorial visual: <text:a xlink:type="simple" xlink:href="https://www.youtube.com/watch?v=qpH7-KFWZRI" text:style-name="ListLabel_20_739" text:visited-style-name="ListLabel_20_739"><text:span text:style-name="T18">https://www.youtube.com/watch?v=qpH7-KFWZRI</text:span></text:a></text:p>
      <text:p text:style-name="P1"/>
      <text:p text:style-name="Heading_20_2"><text:bookmark text:name="_vau2or5uo94v"/>11.3 Microinteracciones avanzadas</text:p>
      <text:p text:style-name="Standard">Ejemplo: Efecto hover en un botón</text:p>
      <text:list xml:id="list767750597" text:style-name="WWNum59">
        <text:list-item>
          <text:p text:style-name="P95">Crear un Component del botón (Ctrl + Alt + K).</text:p>
        </text:list-item>
        <text:list-item>
          <text:p text:style-name="P95">Diseñar dos Variants: Default y Hover.</text:p>
        </text:list-item>
        <text:list-item>
          <text:p text:style-name="P95">En el modo Prototype:</text:p>
          <text:list>
            <text:list-item>
              <text:p text:style-name="P140">Trigger: While Hovering.</text:p>
            </text:list-item>
            <text:list-item>
              <text:p text:style-name="P140">Action: Change To → Variant "Hover".</text:p>
            </text:list-item>
          </text:list>
        </text:list-item>
      </text:list>
      <text:p text:style-name="Heading_20_2"><text:bookmark text:name="_b3mhe7px2kni"/>11.4 Simulación de scroll y overlays</text:p>
      <text:p text:style-name="Standard"><text:soft-page-break/>Para pantallas largas (ej.: perfil de usuario):</text:p>
      <text:list xml:id="list1424853928" text:style-name="WWNum80">
        <text:list-item>
          <text:p text:style-name="P96">Crear un Frame alto (ej.: 2000px).</text:p>
        </text:list-item>
        <text:list-item>
          <text:p text:style-name="P96">Habilitar Scrolling en Prototype:</text:p>
          <text:list>
            <text:list-item>
              <text:p text:style-name="P141">Seleccionar el Frame → Scrolling: Vertical.</text:p>
            </text:list-item>
          </text:list>
        </text:list-item>
      </text:list>
      <text:p text:style-name="Standard">Para modales o menús:</text:p>
      <text:list xml:id="list2961743785" text:style-name="WWNum5">
        <text:list-item>
          <text:p text:style-name="P97">Diseñar el overlay (ej.: Modal_Login).</text:p>
        </text:list-item>
        <text:list-item>
          <text:p text:style-name="P97">Configurar la interacción:</text:p>
          <text:list>
            <text:list-item>
              <text:p text:style-name="P142">Trigger: On Click (botón "Abrir modal").</text:p>
            </text:list-item>
            <text:list-item>
              <text:p text:style-name="P142">Action: Open Overlay.</text:p>
            </text:list-item>
            <text:list-item>
              <text:p text:style-name="P142">Position: Center.</text:p>
            </text:list-item>
          </text:list>
        </text:list-item>
      </text:list>
      <text:p text:style-name="Heading_20_2"><text:bookmark text:name="_96b7c4xhp82d"/>11.5 Testeo y compartición</text:p>
      <text:p text:style-name="Standard">Métodos para validar el prototipo:</text:p>
      <text:list xml:id="list3384213266" text:style-name="WWNum1">
        <text:list-item>
          <text:p text:style-name="P98">Preview local: Present (Ctrl + Shift + P).</text:p>
        </text:list-item>
        <text:list-item>
          <text:p text:style-name="P98">Compartir con stakeholders:</text:p>
          <text:list>
            <text:list-item>
              <text:p text:style-name="P143">Share → Copy Link (permite comentarios en tiempo real).</text:p>
            </text:list-item>
          </text:list>
        </text:list-item>
        <text:list-item>
          <text:p text:style-name="P98">Testing con usuarios:</text:p>
          <text:list>
            <text:list-item>
              <text:p text:style-name="P143">Usar Figma Mirror (app para iOS/Android).</text:p>
            </text:list-item>
            <text:list-item>
              <text:p text:style-name="P143">Plataformas como UserTesting o Lookback.</text:p>
            </text:list-item>
          </text:list>
        </text:list-item>
      </text:list>
      <text:p text:style-name="Standard"/>
      <text:p text:style-name="Heading_20_2"><text:bookmark text:name="_wd3sj1edq0ac"/>11.6 Plugins útiles para prototipado</text:p>
      <text:list xml:id="list578565613" text:style-name="WWNum17">
        <text:list-item>
          <text:p text:style-name="P99">Autoflow: Dibuja flujos entre pantallas automáticamente.</text:p>
          <text:list>
            <text:list-item>
              <text:p text:style-name="P144"><text:soft-page-break/>https://www.figma.com/community/plugin/733902567457592893/autoflow</text:p>
            </text:list-item>
          </text:list>
        </text:list-item>
        <text:list-item>
          <text:p text:style-name="P99">LottieFiles: Inserta animaciones en prototipos.</text:p>
          <text:list>
            <text:list-item>
              <text:p text:style-name="P144">Descarga: <text:a xlink:type="simple" xlink:href="https://www.figma.com/community/plugin/809860933081469388/LottieFiles" text:style-name="ListLabel_20_739" text:visited-style-name="ListLabel_20_739"><text:span text:style-name="T18">Plugin LottieFiles</text:span></text:a>.</text:p>
            </text:list-item>
          </text:list>
        </text:list-item>
        <text:list-item>
          <text:p text:style-name="P99">Content Reel: Genera texto/imagénes realistas para prototipos.</text:p>
        </text:list-item>
      </text:list>
      <text:p text:style-name="Heading_20_2"><text:bookmark text:name="_ut8hnkqrdvx7"/>11.7 Buenas prácticas en Figma</text:p>
      <text:p text:style-name="Standard">✅ Nombrado claro: Usa convenciones como Screen_Login, Component_Button.<text:line-break/>✅ Versionado: Usa File → Save as Version para historial.<text:line-break/>✅ Documentación: Añade notas en modo Comment (C).</text:p>
      <text:p text:style-name="Heading_20_1"><text:bookmark text:name="_ypg2w32pbiry"/></text:p>
      <text:p text:style-name="P158"><text:bookmark text:name="_nm5caxiy82nm"/>12. Prototipado con Flutter</text:p>
      <text:p text:style-name="Standard"><text:span text:style-name="T9">¿Qué es Flutter?</text:span></text:p>
      <text:p text:style-name="Standard">Flutter es un framework de desarrollo creado por Google para construir aplicaciones móviles, web y de escritorio desde un único código base.</text:p>
      <text:p text:style-name="Standard"><text:span text:style-name="T9">¿Por qué usarlo para prototipos?</text:span></text:p>
      <text:list xml:id="list68797335" text:style-name="WWNum40">
        <text:list-item>
          <text:p text:style-name="P100">Prototipos funcionales: No solo muestras diseños, sino que pruebas interacciones reales.</text:p>
        </text:list-item>
        <text:list-item>
          <text:p text:style-name="P100">Fidelidad alta: Los prototipos se ven y funcionan como una app final.</text:p>
        </text:list-item>
        <text:list-item>
          <text:p text:style-name="P100">Puente natural a producción: El mismo prototipo puede convertirse en la app definitiva.</text:p>
        </text:list-item>
      </text:list>
      <text:p text:style-name="Standard"><text:span text:style-name="T9">Ejemplo:<text:line-break/></text:span>Puedes crear un prototipo de app de reservas con:</text:p>
      <text:list xml:id="list1641518881" text:style-name="WWNum32">
        <text:list-item>
          <text:p text:style-name="P101">Navegación entre pantallas.</text:p>
        </text:list-item>
        <text:list-item>
          <text:p text:style-name="P101">Formularios que responden a inputs.</text:p>
        </text:list-item>
        <text:list-item>
          <text:p text:style-name="P101">Animaciones básicas.</text:p>
        </text:list-item>
      </text:list>
      <text:p text:style-name="Standard"><text:span text:style-name="T9">Flujo de Prototipado con Flutter</text:span></text:p>
      <text:list xml:id="list312326872" text:style-name="WWNum16">
        <text:list-item>
          <text:p text:style-name="P102">Diseño visual:</text:p>
          <text:list>
            <text:list-item>
              <text:p text:style-name="P145">Crea la interfaz con widgets (botones, listas, menús).</text:p>
            </text:list-item>
            <text:list-item>
              <text:p text:style-name="P145">Personaliza colores, tipografías y layouts.</text:p>
            </text:list-item>
          </text:list>
        </text:list-item>
        <text:list-item>
          <text:p text:style-name="P102">Interacciones básicas:</text:p>
          <text:list>
            <text:list-item>
              <text:p text:style-name="P145">Añade navegación (ej.: pasar de login a home).</text:p>
            </text:list-item>
            <text:list-item>
              <text:p text:style-name="P145">Simula gestos como arrastrar o hacer clic.</text:p>
            </text:list-item>
          </text:list>
        </text:list-item>
        <text:list-item>
          <text:p text:style-name="P102">Pruebas con usuarios:</text:p>
          <text:list>
            <text:list-item>
              <text:p text:style-name="P145">Instala el prototipo directamente en dispositivos móviles.</text:p>
            </text:list-item>
            <text:list-item>
              <text:p text:style-name="P145">Observa cómo interactúan con la app real (no solo imágenes).</text:p>
            </text:list-item>
          </text:list>
        </text:list-item>
        <text:list-item>
          <text:p text:style-name="P102"><text:soft-page-break/>Iteración rápida:</text:p>
          <text:list>
            <text:list-item>
              <text:p text:style-name="P145">Modifica diseños y funcionalidades en minutos.</text:p>
            </text:list-item>
            <text:list-item>
              <text:p text:style-name="P145">Vuelve a testear con los cambios.</text:p>
            </text:list-item>
          </text:list>
        </text:list-item>
      </text:list>
      <text:p text:style-name="Standard"><text:span text:style-name="T9">Ventajas vs. Herramientas de Diseño (Figma/XD)</text:span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6"><text:span text:style-name="T9">Figma/XD</text:span></text:p>
          </table:table-cell>
          <table:table-cell table:style-name="Table13.B1" office:value-type="string">
            <text:p text:style-name="P26"><text:span text:style-name="T9">Flutter</text:span></text:p>
          </table:table-cell>
        </table:table-row>
        <table:table-row table:style-name="Table13.2">
          <table:table-cell table:style-name="Table13.A1" office:value-type="string">
            <text:p text:style-name="P26">Prototipos estáticos/interactivos</text:p>
          </table:table-cell>
          <table:table-cell table:style-name="Table13.B1" office:value-type="string">
            <text:p text:style-name="P26">Prototipos funcionales</text:p>
          </table:table-cell>
        </table:table-row>
        <table:table-row table:style-name="Table13.2">
          <table:table-cell table:style-name="Table13.A1" office:value-type="string">
            <text:p text:style-name="P26">Ideal para validar look &amp; feel</text:p>
          </table:table-cell>
          <table:table-cell table:style-name="Table13.B1" office:value-type="string">
            <text:p text:style-name="P26">Ideal para validar experiencia completa</text:p>
          </table:table-cell>
        </table:table-row>
        <table:table-row table:style-name="Table13.2">
          <table:table-cell table:style-name="Table13.A1" office:value-type="string">
            <text:p text:style-name="P26">Sin código</text:p>
          </table:table-cell>
          <table:table-cell table:style-name="Table13.B1" office:value-type="string">
            <text:p text:style-name="P26">Código reutilizable en producción</text:p>
          </table:table-cell>
        </table:table-row>
        <table:table-row table:style-name="Table13.2">
          <table:table-cell table:style-name="Table13.A1" office:value-type="string">
            <text:p text:style-name="P26">Pruebas en simulador</text:p>
          </table:table-cell>
          <table:table-cell table:style-name="Table13.B1" office:value-type="string">
            <text:p text:style-name="P26">Pruebas en dispositivos reales</text:p>
          </table:table-cell>
        </table:table-row>
      </table:table>
      <text:p text:style-name="Standard"><text:span text:style-name="T9">Caso típico:</text:span></text:p>
      <text:list xml:id="list1949930096" text:style-name="WWNum4">
        <text:list-item>
          <text:p text:style-name="P103">Usar Figma para el diseño inicial.</text:p>
        </text:list-item>
        <text:list-item>
          <text:p text:style-name="P103">Pasar a Flutter cuando necesites probar:</text:p>
          <text:list>
            <text:list-item>
              <text:p text:style-name="P146">Formularios que validen datos.</text:p>
            </text:list-item>
            <text:list-item>
              <text:p text:style-name="P146">Scrolls complejos.</text:p>
            </text:list-item>
            <text:list-item>
              <text:p text:style-name="P146">Integración con APIs (ej.: mostrar datos reales).</text:p>
            </text:list-item>
          </text:list>
        </text:list-item>
      </text:list>
      <text:p text:style-name="Standard"><text:span text:style-name="T9">¿Cuándo elegir Flutter para prototipar?</text:span></text:p>
      <text:p text:style-name="Standard">✔️ Si tu equipo ya usa Flutter para desarrollo.<text:line-break/>✔️ Para validar flujos con lógica compleja (ej.: pasarela de pago).<text:line-break/>🚀 Funcionalidad real (no solo apariencia).<text:line-break/>🔄 Transición sin fisuras a desarrollo final.<text:line-break/>📱 Pruebas en dispositivos reales (iOS/Android).</text:p>
      <text:list xml:id="list293327988" text:style-name="WWNum41">
        <text:list-item>
          <text:p text:style-name="P104">Explora plantillas: <text:a xlink:type="simple" xlink:href="https://flutterawesome.com/" text:style-name="ListLabel_20_739" text:visited-style-name="ListLabel_20_739"><text:span text:style-name="T18">https://flutterawesome.com</text:span></text:a></text:p>
        </text:list-item>
      </text:list>
      <text:p text:style-name="Heading_20_1"><text:bookmark text:name="_n6vijn9mr2wt"/>13. Recursos</text:p>
      <text:p text:style-name="Standard"><text:span text:style-name="T9">📚 Libros</text:span></text:p>
      <text:list xml:id="list2951398190" text:style-name="WWNum11">
        <text:list-item>
          <text:p text:style-name="P105">"Information Architecture for the World Wide Web" (4ª edición)</text:p>
        </text:list-item>
        <text:list-item>
          <text:p text:style-name="P105"><text:soft-page-break/>"Wireframing for Beginners". Gratuito. Autor: Michael Angeles</text:p>
          <text:list>
            <text:list-item>
              <text:p text:style-name="P147"><text:a xlink:type="simple" xlink:href="https://www.uxpin.com/studio/ebooks/wireframing-for-beginners/" text:style-name="ListLabel_20_739" text:visited-style-name="ListLabel_20_739"><text:span text:style-name="T18">https://www.uxpin.com/studio/ebooks/wireframing-for-beginners/</text:span></text:a></text:p>
            </text:list-item>
          </text:list>
        </text:list-item>
        <text:list-item>
          <text:p text:style-name="P105">"No me hagas pensar" (Steve Krug)</text:p>
        </text:list-item>
      </text:list>
      <text:p text:style-name="Standard"><text:span text:style-name="T9">🎓 Cursos Online</text:span></text:p>
      <text:list xml:id="list2327712825" text:style-name="WWNum33">
        <text:list-item>
          <text:p text:style-name="P106">Curso de Introducción a la Arquitectura de Información</text:p>
          <text:list>
            <text:list-item>
              <text:p text:style-name="P148"><text:a xlink:type="simple" xlink:href="https://www.linkedin.com/learning/introduction-to-information-architecture" text:style-name="ListLabel_20_739" text:visited-style-name="ListLabel_20_739"><text:span text:style-name="T18">https://www.linkedin.com/learning/introduction-to-information-architecture</text:span></text:a></text:p>
            </text:list-item>
          </text:list>
        </text:list-item>
        <text:list-item>
          <text:p text:style-name="P106">UX Design: From Wireframe to Prototype</text:p>
          <text:list>
            <text:list-item>
              <text:p text:style-name="P148"><text:a xlink:type="simple" xlink:href="https://www.coursera.org/learn/ux-design-prototype" text:style-name="ListLabel_20_739" text:visited-style-name="ListLabel_20_739"><text:span text:style-name="T18">https://www.coursera.org/learn/ux-design-prototype</text:span></text:a></text:p>
            </text:list-item>
          </text:list>
        </text:list-item>
      </text:list>
      <text:p text:style-name="Standard"><text:span text:style-name="T9">🛠 Herramientas Gratuitas</text:span></text:p>
      <text:list xml:id="list990356035" text:style-name="WWNum76">
        <text:list-item>
          <text:p text:style-name="P107">Figma para Wireframing</text:p>
          <text:list>
            <text:list-item>
              <text:p text:style-name="P149">Tutorial oficial: <text:a xlink:type="simple" xlink:href="https://www.figma.com/resources/learn/" text:style-name="ListLabel_20_739" text:visited-style-name="ListLabel_20_739"><text:span text:style-name="T18">https://www.figma.com/resources/learn/</text:span></text:a></text:p>
            </text:list-item>
          </text:list>
        </text:list-item>
      </text:list>
      <text:p text:style-name="Standard"><text:span text:style-name="T9">📽 Tutoriales en Video</text:span></text:p>
      <text:list xml:id="list3991292962" text:style-name="WWNum81">
        <text:list-item>
          <text:p text:style-name="P108">Tutorial de Wireframing en 10 minutos</text:p>
          <text:list>
            <text:list-item>
              <text:p text:style-name="P150"><text:a xlink:type="simple" xlink:href="https://www.youtube.com/watch?v=qpH7-KFWZRI" text:style-name="ListLabel_20_739" text:visited-style-name="ListLabel_20_739"><text:span text:style-name="T18">https://www.youtube.com/watch?v=qpH7-KFWZRI</text:span></text:a></text:p>
            </text:list-item>
          </text:list>
        </text:list-item>
        <text:list-item>
          <text:p text:style-name="P108">Prototipado en Figma para Principiantes</text:p>
          <text:list>
            <text:list-item>
              <text:p text:style-name="P150"><text:a xlink:type="simple" xlink:href="https://www.youtube.com/watch?v=D56hs0Twfco" text:style-name="ListLabel_20_739" text:visited-style-name="ListLabel_20_739"><text:span text:style-name="T18">https://www.youtube.com/watch?v=D56hs0Twfco</text:span></text:a></text:p>
            </text:list-item>
          </text:list>
        </text:list-item>
      </text:list>
      <text:p text:style-name="Standard"><text:span text:style-name="T9">📌 Comunidades y plantillas</text:span></text:p>
      <text:list xml:id="list4239524232" text:style-name="WWNum10">
        <text:list-item>
          <text:p text:style-name="P109">Comunidad UI/UX en Reddit</text:p>
          <text:list>
            <text:list-item>
              <text:p text:style-name="P151"><text:a xlink:type="simple" xlink:href="https://www.reddit.com/r/UI_Design/" text:style-name="ListLabel_20_739" text:visited-style-name="ListLabel_20_739"><text:span text:style-name="T18">https://www.reddit.com/r/UI_Design/</text:span></text:a></text:p>
            </text:list-item>
          </text:list>
        </text:list-item>
        <text:list-item>
          <text:p text:style-name="P109">Figma Community</text:p>
          <text:list>
            <text:list-item>
              <text:p text:style-name="P151">Enlace: <text:a xlink:type="simple" xlink:href="https://www.figma.com/community/" text:style-name="ListLabel_20_739" text:visited-style-name="ListLabel_20_739"><text:span text:style-name="T18">https://www.figma.com/community/</text:span></text:a></text:p>
            </text:list-item>
          </text:list>
        </text:list-item>
      </text:list>
      <text:p text:style-name="Standard"><text:soft-page-break/><text:span text:style-name="T9">🎨 Bancos de Inspiración</text:span></text:p>
      <text:list xml:id="list1707613008" text:style-name="WWNum64">
        <text:list-item>
          <text:p text:style-name="P110">Dribbble - Wireframes</text:p>
          <text:list>
            <text:list-item>
              <text:p text:style-name="P152"><text:a xlink:type="simple" xlink:href="https://dribbble.com/tags/wireframe" text:style-name="ListLabel_20_739" text:visited-style-name="ListLabel_20_739"><text:span text:style-name="T18">https://dribbble.com/tags/Wireframe</text:span></text:a></text:p>
            </text:list-item>
          </text:list>
        </text:list-item>
        <text:list-item>
          <text:p text:style-name="P110">Mobbin - Design Patterns</text:p>
          <text:list>
            <text:list-item>
              <text:p text:style-name="P152"><text:a xlink:type="simple" xlink:href="https://mobbin.com/" text:style-name="ListLabel_20_739" text:visited-style-name="ListLabel_20_739"><text:span text:style-name="T18">https://mobbin.com/</text:span></text:a></text:p>
            </text:list-item>
          </text:list>
        </text:list-item>
      </text:list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" style:display-name="ListLabel 3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" style:display-name="ListLabel 4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" style:display-name="ListLabel 5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83" style:display-name="ListLabel 8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92" style:display-name="ListLabel 9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01" style:display-name="ListLabel 10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37" style:display-name="ListLabel 13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46" style:display-name="ListLabel 14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82" style:display-name="ListLabel 18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91" style:display-name="ListLabel 19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0" style:display-name="ListLabel 20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72" style:display-name="ListLabel 27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0" style:display-name="ListLabel 29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9" style:display-name="ListLabel 29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26" style:display-name="ListLabel 32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35" style:display-name="ListLabel 33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44" style:display-name="ListLabel 34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62" style:display-name="ListLabel 362" style:family="text">
      <style:text-properties style:text-underline-style="none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ListLabel_20_370" style:display-name="ListLabel 37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71" style:display-name="ListLabel 371" style:family="text">
      <style:text-properties style:text-underline-style="none"/>
    </style:style>
    <style:style style:name="ListLabel_20_372" style:display-name="ListLabel 372" style:family="text">
      <style:text-properties style:text-underline-style="none"/>
    </style:style>
    <style:style style:name="ListLabel_20_373" style:display-name="ListLabel 373" style:family="text">
      <style:text-properties style:text-underline-style="none"/>
    </style:style>
    <style:style style:name="ListLabel_20_374" style:display-name="ListLabel 374" style:family="text">
      <style:text-properties style:text-underline-style="none"/>
    </style:style>
    <style:style style:name="ListLabel_20_375" style:display-name="ListLabel 375" style:family="text">
      <style:text-properties style:text-underline-style="none"/>
    </style:style>
    <style:style style:name="ListLabel_20_376" style:display-name="ListLabel 376" style:family="text">
      <style:text-properties style:text-underline-style="none"/>
    </style:style>
    <style:style style:name="ListLabel_20_377" style:display-name="ListLabel 377" style:family="text">
      <style:text-properties style:text-underline-style="none"/>
    </style:style>
    <style:style style:name="ListLabel_20_378" style:display-name="ListLabel 378" style:family="text">
      <style:text-properties style:text-underline-style="none"/>
    </style:style>
    <style:style style:name="ListLabel_20_379" style:display-name="ListLabel 379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0" style:display-name="ListLabel 38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1" style:display-name="ListLabel 38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2" style:display-name="ListLabel 382" style:family="text">
      <style:text-properties style:text-underline-style="none"/>
    </style:style>
    <style:style style:name="ListLabel_20_383" style:display-name="ListLabel 383" style:family="text">
      <style:text-properties style:text-underline-style="none"/>
    </style:style>
    <style:style style:name="ListLabel_20_384" style:display-name="ListLabel 384" style:family="text">
      <style:text-properties style:text-underline-style="none"/>
    </style:style>
    <style:style style:name="ListLabel_20_385" style:display-name="ListLabel 385" style:family="text">
      <style:text-properties style:text-underline-style="none"/>
    </style:style>
    <style:style style:name="ListLabel_20_386" style:display-name="ListLabel 386" style:family="text">
      <style:text-properties style:text-underline-style="none"/>
    </style:style>
    <style:style style:name="ListLabel_20_387" style:display-name="ListLabel 387" style:family="text">
      <style:text-properties style:text-underline-style="none"/>
    </style:style>
    <style:style style:name="ListLabel_20_388" style:display-name="ListLabel 38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9" style:display-name="ListLabel 38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90" style:display-name="ListLabel 390" style:family="text">
      <style:text-properties style:text-underline-style="none"/>
    </style:style>
    <style:style style:name="ListLabel_20_391" style:display-name="ListLabel 391" style:family="text">
      <style:text-properties style:text-underline-style="none"/>
    </style:style>
    <style:style style:name="ListLabel_20_392" style:display-name="ListLabel 392" style:family="text">
      <style:text-properties style:text-underline-style="none"/>
    </style:style>
    <style:style style:name="ListLabel_20_393" style:display-name="ListLabel 393" style:family="text">
      <style:text-properties style:text-underline-style="none"/>
    </style:style>
    <style:style style:name="ListLabel_20_394" style:display-name="ListLabel 394" style:family="text">
      <style:text-properties style:text-underline-style="none"/>
    </style:style>
    <style:style style:name="ListLabel_20_395" style:display-name="ListLabel 395" style:family="text">
      <style:text-properties style:text-underline-style="none"/>
    </style:style>
    <style:style style:name="ListLabel_20_396" style:display-name="ListLabel 396" style:family="text">
      <style:text-properties style:text-underline-style="none"/>
    </style:style>
    <style:style style:name="ListLabel_20_397" style:display-name="ListLabel 39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98" style:display-name="ListLabel 39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99" style:display-name="ListLabel 399" style:family="text">
      <style:text-properties style:text-underline-style="none"/>
    </style:style>
    <style:style style:name="ListLabel_20_400" style:display-name="ListLabel 400" style:family="text">
      <style:text-properties style:text-underline-style="none"/>
    </style:style>
    <style:style style:name="ListLabel_20_401" style:display-name="ListLabel 401" style:family="text">
      <style:text-properties style:text-underline-style="none"/>
    </style:style>
    <style:style style:name="ListLabel_20_402" style:display-name="ListLabel 402" style:family="text">
      <style:text-properties style:text-underline-style="none"/>
    </style:style>
    <style:style style:name="ListLabel_20_403" style:display-name="ListLabel 403" style:family="text">
      <style:text-properties style:text-underline-style="none"/>
    </style:style>
    <style:style style:name="ListLabel_20_404" style:display-name="ListLabel 404" style:family="text">
      <style:text-properties style:text-underline-style="none"/>
    </style:style>
    <style:style style:name="ListLabel_20_405" style:display-name="ListLabel 405" style:family="text">
      <style:text-properties style:text-underline-style="none"/>
    </style:style>
    <style:style style:name="ListLabel_20_406" style:display-name="ListLabel 406" style:family="text">
      <style:text-properties fo:color="#0f1115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07" style:display-name="ListLabel 407" style:family="text">
      <style:text-properties fo:color="#0f1115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08" style:display-name="ListLabel 408" style:family="text">
      <style:text-properties style:text-underline-style="none"/>
    </style:style>
    <style:style style:name="ListLabel_20_409" style:display-name="ListLabel 409" style:family="text">
      <style:text-properties style:text-underline-style="none"/>
    </style:style>
    <style:style style:name="ListLabel_20_410" style:display-name="ListLabel 410" style:family="text">
      <style:text-properties style:text-underline-style="none"/>
    </style:style>
    <style:style style:name="ListLabel_20_411" style:display-name="ListLabel 411" style:family="text">
      <style:text-properties style:text-underline-style="none"/>
    </style:style>
    <style:style style:name="ListLabel_20_412" style:display-name="ListLabel 412" style:family="text">
      <style:text-properties style:text-underline-style="none"/>
    </style:style>
    <style:style style:name="ListLabel_20_413" style:display-name="ListLabel 413" style:family="text">
      <style:text-properties style:text-underline-style="none"/>
    </style:style>
    <style:style style:name="ListLabel_20_414" style:display-name="ListLabel 414" style:family="text">
      <style:text-properties style:text-underline-style="none"/>
    </style:style>
    <style:style style:name="ListLabel_20_415" style:display-name="ListLabel 41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16" style:display-name="ListLabel 416" style:family="text">
      <style:text-properties style:text-underline-style="none"/>
    </style:style>
    <style:style style:name="ListLabel_20_417" style:display-name="ListLabel 417" style:family="text">
      <style:text-properties style:text-underline-style="none"/>
    </style:style>
    <style:style style:name="ListLabel_20_418" style:display-name="ListLabel 418" style:family="text">
      <style:text-properties style:text-underline-style="none"/>
    </style:style>
    <style:style style:name="ListLabel_20_419" style:display-name="ListLabel 419" style:family="text">
      <style:text-properties style:text-underline-style="none"/>
    </style:style>
    <style:style style:name="ListLabel_20_420" style:display-name="ListLabel 420" style:family="text">
      <style:text-properties style:text-underline-style="none"/>
    </style:style>
    <style:style style:name="ListLabel_20_421" style:display-name="ListLabel 421" style:family="text">
      <style:text-properties style:text-underline-style="none"/>
    </style:style>
    <style:style style:name="ListLabel_20_422" style:display-name="ListLabel 422" style:family="text">
      <style:text-properties style:text-underline-style="none"/>
    </style:style>
    <style:style style:name="ListLabel_20_423" style:display-name="ListLabel 423" style:family="text">
      <style:text-properties style:text-underline-style="none"/>
    </style:style>
    <style:style style:name="ListLabel_20_424" style:display-name="ListLabel 42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25" style:display-name="ListLabel 425" style:family="text">
      <style:text-properties style:text-underline-style="none"/>
    </style:style>
    <style:style style:name="ListLabel_20_426" style:display-name="ListLabel 426" style:family="text">
      <style:text-properties style:text-underline-style="none"/>
    </style:style>
    <style:style style:name="ListLabel_20_427" style:display-name="ListLabel 427" style:family="text">
      <style:text-properties style:text-underline-style="none"/>
    </style:style>
    <style:style style:name="ListLabel_20_428" style:display-name="ListLabel 428" style:family="text">
      <style:text-properties style:text-underline-style="none"/>
    </style:style>
    <style:style style:name="ListLabel_20_429" style:display-name="ListLabel 429" style:family="text">
      <style:text-properties style:text-underline-style="none"/>
    </style:style>
    <style:style style:name="ListLabel_20_430" style:display-name="ListLabel 430" style:family="text">
      <style:text-properties style:text-underline-style="none"/>
    </style:style>
    <style:style style:name="ListLabel_20_431" style:display-name="ListLabel 431" style:family="text">
      <style:text-properties style:text-underline-style="none"/>
    </style:style>
    <style:style style:name="ListLabel_20_432" style:display-name="ListLabel 432" style:family="text">
      <style:text-properties style:text-underline-style="none"/>
    </style:style>
    <style:style style:name="ListLabel_20_433" style:display-name="ListLabel 43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34" style:display-name="ListLabel 434" style:family="text">
      <style:text-properties style:text-underline-style="none"/>
    </style:style>
    <style:style style:name="ListLabel_20_435" style:display-name="ListLabel 435" style:family="text">
      <style:text-properties style:text-underline-style="none"/>
    </style:style>
    <style:style style:name="ListLabel_20_436" style:display-name="ListLabel 436" style:family="text">
      <style:text-properties style:text-underline-style="none"/>
    </style:style>
    <style:style style:name="ListLabel_20_437" style:display-name="ListLabel 437" style:family="text">
      <style:text-properties style:text-underline-style="none"/>
    </style:style>
    <style:style style:name="ListLabel_20_438" style:display-name="ListLabel 438" style:family="text">
      <style:text-properties style:text-underline-style="none"/>
    </style:style>
    <style:style style:name="ListLabel_20_439" style:display-name="ListLabel 439" style:family="text">
      <style:text-properties style:text-underline-style="none"/>
    </style:style>
    <style:style style:name="ListLabel_20_440" style:display-name="ListLabel 440" style:family="text">
      <style:text-properties style:text-underline-style="none"/>
    </style:style>
    <style:style style:name="ListLabel_20_441" style:display-name="ListLabel 441" style:family="text">
      <style:text-properties style:text-underline-style="none"/>
    </style:style>
    <style:style style:name="ListLabel_20_442" style:display-name="ListLabel 44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43" style:display-name="ListLabel 44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44" style:display-name="ListLabel 444" style:family="text">
      <style:text-properties style:text-underline-style="none"/>
    </style:style>
    <style:style style:name="ListLabel_20_445" style:display-name="ListLabel 445" style:family="text">
      <style:text-properties style:text-underline-style="none"/>
    </style:style>
    <style:style style:name="ListLabel_20_446" style:display-name="ListLabel 446" style:family="text">
      <style:text-properties style:text-underline-style="none"/>
    </style:style>
    <style:style style:name="ListLabel_20_447" style:display-name="ListLabel 447" style:family="text">
      <style:text-properties style:text-underline-style="none"/>
    </style:style>
    <style:style style:name="ListLabel_20_448" style:display-name="ListLabel 448" style:family="text">
      <style:text-properties style:text-underline-style="none"/>
    </style:style>
    <style:style style:name="ListLabel_20_449" style:display-name="ListLabel 449" style:family="text">
      <style:text-properties style:text-underline-style="none"/>
    </style:style>
    <style:style style:name="ListLabel_20_450" style:display-name="ListLabel 450" style:family="text">
      <style:text-properties style:text-underline-style="none"/>
    </style:style>
    <style:style style:name="ListLabel_20_451" style:display-name="ListLabel 45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52" style:display-name="ListLabel 452" style:family="text">
      <style:text-properties style:text-underline-style="none"/>
    </style:style>
    <style:style style:name="ListLabel_20_453" style:display-name="ListLabel 453" style:family="text">
      <style:text-properties style:text-underline-style="none"/>
    </style:style>
    <style:style style:name="ListLabel_20_454" style:display-name="ListLabel 454" style:family="text">
      <style:text-properties style:text-underline-style="none"/>
    </style:style>
    <style:style style:name="ListLabel_20_455" style:display-name="ListLabel 455" style:family="text">
      <style:text-properties style:text-underline-style="none"/>
    </style:style>
    <style:style style:name="ListLabel_20_456" style:display-name="ListLabel 456" style:family="text">
      <style:text-properties style:text-underline-style="none"/>
    </style:style>
    <style:style style:name="ListLabel_20_457" style:display-name="ListLabel 457" style:family="text">
      <style:text-properties style:text-underline-style="none"/>
    </style:style>
    <style:style style:name="ListLabel_20_458" style:display-name="ListLabel 458" style:family="text">
      <style:text-properties style:text-underline-style="none"/>
    </style:style>
    <style:style style:name="ListLabel_20_459" style:display-name="ListLabel 459" style:family="text">
      <style:text-properties style:text-underline-style="none"/>
    </style:style>
    <style:style style:name="ListLabel_20_460" style:display-name="ListLabel 46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61" style:display-name="ListLabel 461" style:family="text">
      <style:text-properties style:text-underline-style="none"/>
    </style:style>
    <style:style style:name="ListLabel_20_462" style:display-name="ListLabel 462" style:family="text">
      <style:text-properties style:text-underline-style="none"/>
    </style:style>
    <style:style style:name="ListLabel_20_463" style:display-name="ListLabel 463" style:family="text">
      <style:text-properties style:text-underline-style="none"/>
    </style:style>
    <style:style style:name="ListLabel_20_464" style:display-name="ListLabel 464" style:family="text">
      <style:text-properties style:text-underline-style="none"/>
    </style:style>
    <style:style style:name="ListLabel_20_465" style:display-name="ListLabel 465" style:family="text">
      <style:text-properties style:text-underline-style="none"/>
    </style:style>
    <style:style style:name="ListLabel_20_466" style:display-name="ListLabel 466" style:family="text">
      <style:text-properties style:text-underline-style="none"/>
    </style:style>
    <style:style style:name="ListLabel_20_467" style:display-name="ListLabel 467" style:family="text">
      <style:text-properties style:text-underline-style="none"/>
    </style:style>
    <style:style style:name="ListLabel_20_468" style:display-name="ListLabel 468" style:family="text">
      <style:text-properties style:text-underline-style="none"/>
    </style:style>
    <style:style style:name="ListLabel_20_469" style:display-name="ListLabel 46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0" style:display-name="ListLabel 470" style:family="text">
      <style:text-properties style:text-underline-style="none"/>
    </style:style>
    <style:style style:name="ListLabel_20_471" style:display-name="ListLabel 471" style:family="text">
      <style:text-properties style:text-underline-style="none"/>
    </style:style>
    <style:style style:name="ListLabel_20_472" style:display-name="ListLabel 472" style:family="text">
      <style:text-properties style:text-underline-style="none"/>
    </style:style>
    <style:style style:name="ListLabel_20_473" style:display-name="ListLabel 473" style:family="text">
      <style:text-properties style:text-underline-style="none"/>
    </style:style>
    <style:style style:name="ListLabel_20_474" style:display-name="ListLabel 474" style:family="text">
      <style:text-properties style:text-underline-style="none"/>
    </style:style>
    <style:style style:name="ListLabel_20_475" style:display-name="ListLabel 475" style:family="text">
      <style:text-properties style:text-underline-style="none"/>
    </style:style>
    <style:style style:name="ListLabel_20_476" style:display-name="ListLabel 476" style:family="text">
      <style:text-properties style:text-underline-style="none"/>
    </style:style>
    <style:style style:name="ListLabel_20_477" style:display-name="ListLabel 477" style:family="text">
      <style:text-properties style:text-underline-style="none"/>
    </style:style>
    <style:style style:name="ListLabel_20_478" style:display-name="ListLabel 47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9" style:display-name="ListLabel 47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80" style:display-name="ListLabel 480" style:family="text">
      <style:text-properties style:text-underline-style="none"/>
    </style:style>
    <style:style style:name="ListLabel_20_481" style:display-name="ListLabel 481" style:family="text">
      <style:text-properties style:text-underline-style="none"/>
    </style:style>
    <style:style style:name="ListLabel_20_482" style:display-name="ListLabel 482" style:family="text">
      <style:text-properties style:text-underline-style="none"/>
    </style:style>
    <style:style style:name="ListLabel_20_483" style:display-name="ListLabel 483" style:family="text">
      <style:text-properties style:text-underline-style="none"/>
    </style:style>
    <style:style style:name="ListLabel_20_484" style:display-name="ListLabel 484" style:family="text">
      <style:text-properties style:text-underline-style="none"/>
    </style:style>
    <style:style style:name="ListLabel_20_485" style:display-name="ListLabel 485" style:family="text">
      <style:text-properties style:text-underline-style="none"/>
    </style:style>
    <style:style style:name="ListLabel_20_486" style:display-name="ListLabel 486" style:family="text">
      <style:text-properties style:text-underline-style="none"/>
    </style:style>
    <style:style style:name="ListLabel_20_487" style:display-name="ListLabel 48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88" style:display-name="ListLabel 48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89" style:display-name="ListLabel 489" style:family="text">
      <style:text-properties style:text-underline-style="none"/>
    </style:style>
    <style:style style:name="ListLabel_20_490" style:display-name="ListLabel 490" style:family="text">
      <style:text-properties style:text-underline-style="none"/>
    </style:style>
    <style:style style:name="ListLabel_20_491" style:display-name="ListLabel 491" style:family="text">
      <style:text-properties style:text-underline-style="none"/>
    </style:style>
    <style:style style:name="ListLabel_20_492" style:display-name="ListLabel 492" style:family="text">
      <style:text-properties style:text-underline-style="none"/>
    </style:style>
    <style:style style:name="ListLabel_20_493" style:display-name="ListLabel 493" style:family="text">
      <style:text-properties style:text-underline-style="none"/>
    </style:style>
    <style:style style:name="ListLabel_20_494" style:display-name="ListLabel 494" style:family="text">
      <style:text-properties style:text-underline-style="none"/>
    </style:style>
    <style:style style:name="ListLabel_20_495" style:display-name="ListLabel 495" style:family="text">
      <style:text-properties style:text-underline-style="none"/>
    </style:style>
    <style:style style:name="ListLabel_20_496" style:display-name="ListLabel 49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97" style:display-name="ListLabel 497" style:family="text">
      <style:text-properties style:text-underline-style="none"/>
    </style:style>
    <style:style style:name="ListLabel_20_498" style:display-name="ListLabel 498" style:family="text">
      <style:text-properties style:text-underline-style="none"/>
    </style:style>
    <style:style style:name="ListLabel_20_499" style:display-name="ListLabel 499" style:family="text">
      <style:text-properties style:text-underline-style="none"/>
    </style:style>
    <style:style style:name="ListLabel_20_500" style:display-name="ListLabel 500" style:family="text">
      <style:text-properties style:text-underline-style="none"/>
    </style:style>
    <style:style style:name="ListLabel_20_501" style:display-name="ListLabel 501" style:family="text">
      <style:text-properties style:text-underline-style="none"/>
    </style:style>
    <style:style style:name="ListLabel_20_502" style:display-name="ListLabel 502" style:family="text">
      <style:text-properties style:text-underline-style="none"/>
    </style:style>
    <style:style style:name="ListLabel_20_503" style:display-name="ListLabel 503" style:family="text">
      <style:text-properties style:text-underline-style="none"/>
    </style:style>
    <style:style style:name="ListLabel_20_504" style:display-name="ListLabel 504" style:family="text">
      <style:text-properties style:text-underline-style="none"/>
    </style:style>
    <style:style style:name="ListLabel_20_505" style:display-name="ListLabel 50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06" style:display-name="ListLabel 506" style:family="text">
      <style:text-properties style:text-underline-style="none"/>
    </style:style>
    <style:style style:name="ListLabel_20_507" style:display-name="ListLabel 507" style:family="text">
      <style:text-properties style:text-underline-style="none"/>
    </style:style>
    <style:style style:name="ListLabel_20_508" style:display-name="ListLabel 508" style:family="text">
      <style:text-properties style:text-underline-style="none"/>
    </style:style>
    <style:style style:name="ListLabel_20_509" style:display-name="ListLabel 509" style:family="text">
      <style:text-properties style:text-underline-style="none"/>
    </style:style>
    <style:style style:name="ListLabel_20_510" style:display-name="ListLabel 510" style:family="text">
      <style:text-properties style:text-underline-style="none"/>
    </style:style>
    <style:style style:name="ListLabel_20_511" style:display-name="ListLabel 511" style:family="text">
      <style:text-properties style:text-underline-style="none"/>
    </style:style>
    <style:style style:name="ListLabel_20_512" style:display-name="ListLabel 512" style:family="text">
      <style:text-properties style:text-underline-style="none"/>
    </style:style>
    <style:style style:name="ListLabel_20_513" style:display-name="ListLabel 513" style:family="text">
      <style:text-properties style:text-underline-style="none"/>
    </style:style>
    <style:style style:name="ListLabel_20_514" style:display-name="ListLabel 514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15" style:display-name="ListLabel 51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16" style:display-name="ListLabel 516" style:family="text">
      <style:text-properties style:text-underline-style="none"/>
    </style:style>
    <style:style style:name="ListLabel_20_517" style:display-name="ListLabel 517" style:family="text">
      <style:text-properties style:text-underline-style="none"/>
    </style:style>
    <style:style style:name="ListLabel_20_518" style:display-name="ListLabel 518" style:family="text">
      <style:text-properties style:text-underline-style="none"/>
    </style:style>
    <style:style style:name="ListLabel_20_519" style:display-name="ListLabel 519" style:family="text">
      <style:text-properties style:text-underline-style="none"/>
    </style:style>
    <style:style style:name="ListLabel_20_520" style:display-name="ListLabel 520" style:family="text">
      <style:text-properties style:text-underline-style="none"/>
    </style:style>
    <style:style style:name="ListLabel_20_521" style:display-name="ListLabel 521" style:family="text">
      <style:text-properties style:text-underline-style="none"/>
    </style:style>
    <style:style style:name="ListLabel_20_522" style:display-name="ListLabel 522" style:family="text">
      <style:text-properties style:text-underline-style="none"/>
    </style:style>
    <style:style style:name="ListLabel_20_523" style:display-name="ListLabel 52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24" style:display-name="ListLabel 52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25" style:display-name="ListLabel 525" style:family="text">
      <style:text-properties style:text-underline-style="none"/>
    </style:style>
    <style:style style:name="ListLabel_20_526" style:display-name="ListLabel 526" style:family="text">
      <style:text-properties style:text-underline-style="none"/>
    </style:style>
    <style:style style:name="ListLabel_20_527" style:display-name="ListLabel 527" style:family="text">
      <style:text-properties style:text-underline-style="none"/>
    </style:style>
    <style:style style:name="ListLabel_20_528" style:display-name="ListLabel 528" style:family="text">
      <style:text-properties style:text-underline-style="none"/>
    </style:style>
    <style:style style:name="ListLabel_20_529" style:display-name="ListLabel 529" style:family="text">
      <style:text-properties style:text-underline-style="none"/>
    </style:style>
    <style:style style:name="ListLabel_20_530" style:display-name="ListLabel 530" style:family="text">
      <style:text-properties style:text-underline-style="none"/>
    </style:style>
    <style:style style:name="ListLabel_20_531" style:display-name="ListLabel 531" style:family="text">
      <style:text-properties style:text-underline-style="none"/>
    </style:style>
    <style:style style:name="ListLabel_20_532" style:display-name="ListLabel 53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33" style:display-name="ListLabel 533" style:family="text">
      <style:text-properties style:text-underline-style="none"/>
    </style:style>
    <style:style style:name="ListLabel_20_534" style:display-name="ListLabel 534" style:family="text">
      <style:text-properties style:text-underline-style="none"/>
    </style:style>
    <style:style style:name="ListLabel_20_535" style:display-name="ListLabel 535" style:family="text">
      <style:text-properties style:text-underline-style="none"/>
    </style:style>
    <style:style style:name="ListLabel_20_536" style:display-name="ListLabel 536" style:family="text">
      <style:text-properties style:text-underline-style="none"/>
    </style:style>
    <style:style style:name="ListLabel_20_537" style:display-name="ListLabel 537" style:family="text">
      <style:text-properties style:text-underline-style="none"/>
    </style:style>
    <style:style style:name="ListLabel_20_538" style:display-name="ListLabel 538" style:family="text">
      <style:text-properties style:text-underline-style="none"/>
    </style:style>
    <style:style style:name="ListLabel_20_539" style:display-name="ListLabel 539" style:family="text">
      <style:text-properties style:text-underline-style="none"/>
    </style:style>
    <style:style style:name="ListLabel_20_540" style:display-name="ListLabel 540" style:family="text">
      <style:text-properties style:text-underline-style="none"/>
    </style:style>
    <style:style style:name="ListLabel_20_541" style:display-name="ListLabel 54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42" style:display-name="ListLabel 542" style:family="text">
      <style:text-properties style:text-underline-style="none"/>
    </style:style>
    <style:style style:name="ListLabel_20_543" style:display-name="ListLabel 543" style:family="text">
      <style:text-properties style:text-underline-style="none"/>
    </style:style>
    <style:style style:name="ListLabel_20_544" style:display-name="ListLabel 544" style:family="text">
      <style:text-properties style:text-underline-style="none"/>
    </style:style>
    <style:style style:name="ListLabel_20_545" style:display-name="ListLabel 545" style:family="text">
      <style:text-properties style:text-underline-style="none"/>
    </style:style>
    <style:style style:name="ListLabel_20_546" style:display-name="ListLabel 546" style:family="text">
      <style:text-properties style:text-underline-style="none"/>
    </style:style>
    <style:style style:name="ListLabel_20_547" style:display-name="ListLabel 547" style:family="text">
      <style:text-properties style:text-underline-style="none"/>
    </style:style>
    <style:style style:name="ListLabel_20_548" style:display-name="ListLabel 548" style:family="text">
      <style:text-properties style:text-underline-style="none"/>
    </style:style>
    <style:style style:name="ListLabel_20_549" style:display-name="ListLabel 549" style:family="text">
      <style:text-properties style:text-underline-style="none"/>
    </style:style>
    <style:style style:name="ListLabel_20_550" style:display-name="ListLabel 55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51" style:display-name="ListLabel 551" style:family="text">
      <style:text-properties style:text-underline-style="none"/>
    </style:style>
    <style:style style:name="ListLabel_20_552" style:display-name="ListLabel 552" style:family="text">
      <style:text-properties style:text-underline-style="none"/>
    </style:style>
    <style:style style:name="ListLabel_20_553" style:display-name="ListLabel 553" style:family="text">
      <style:text-properties style:text-underline-style="none"/>
    </style:style>
    <style:style style:name="ListLabel_20_554" style:display-name="ListLabel 554" style:family="text">
      <style:text-properties style:text-underline-style="none"/>
    </style:style>
    <style:style style:name="ListLabel_20_555" style:display-name="ListLabel 555" style:family="text">
      <style:text-properties style:text-underline-style="none"/>
    </style:style>
    <style:style style:name="ListLabel_20_556" style:display-name="ListLabel 556" style:family="text">
      <style:text-properties style:text-underline-style="none"/>
    </style:style>
    <style:style style:name="ListLabel_20_557" style:display-name="ListLabel 557" style:family="text">
      <style:text-properties style:text-underline-style="none"/>
    </style:style>
    <style:style style:name="ListLabel_20_558" style:display-name="ListLabel 558" style:family="text">
      <style:text-properties style:text-underline-style="none"/>
    </style:style>
    <style:style style:name="ListLabel_20_559" style:display-name="ListLabel 55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0" style:display-name="ListLabel 56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1" style:display-name="ListLabel 56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2" style:display-name="ListLabel 562" style:family="text">
      <style:text-properties style:text-underline-style="none"/>
    </style:style>
    <style:style style:name="ListLabel_20_563" style:display-name="ListLabel 563" style:family="text">
      <style:text-properties style:text-underline-style="none"/>
    </style:style>
    <style:style style:name="ListLabel_20_564" style:display-name="ListLabel 564" style:family="text">
      <style:text-properties style:text-underline-style="none"/>
    </style:style>
    <style:style style:name="ListLabel_20_565" style:display-name="ListLabel 565" style:family="text">
      <style:text-properties style:text-underline-style="none"/>
    </style:style>
    <style:style style:name="ListLabel_20_566" style:display-name="ListLabel 566" style:family="text">
      <style:text-properties style:text-underline-style="none"/>
    </style:style>
    <style:style style:name="ListLabel_20_567" style:display-name="ListLabel 567" style:family="text">
      <style:text-properties style:text-underline-style="none"/>
    </style:style>
    <style:style style:name="ListLabel_20_568" style:display-name="ListLabel 56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9" style:display-name="ListLabel 56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70" style:display-name="ListLabel 570" style:family="text">
      <style:text-properties style:text-underline-style="none"/>
    </style:style>
    <style:style style:name="ListLabel_20_571" style:display-name="ListLabel 571" style:family="text">
      <style:text-properties style:text-underline-style="none"/>
    </style:style>
    <style:style style:name="ListLabel_20_572" style:display-name="ListLabel 572" style:family="text">
      <style:text-properties style:text-underline-style="none"/>
    </style:style>
    <style:style style:name="ListLabel_20_573" style:display-name="ListLabel 573" style:family="text">
      <style:text-properties style:text-underline-style="none"/>
    </style:style>
    <style:style style:name="ListLabel_20_574" style:display-name="ListLabel 574" style:family="text">
      <style:text-properties style:text-underline-style="none"/>
    </style:style>
    <style:style style:name="ListLabel_20_575" style:display-name="ListLabel 575" style:family="text">
      <style:text-properties style:text-underline-style="none"/>
    </style:style>
    <style:style style:name="ListLabel_20_576" style:display-name="ListLabel 576" style:family="text">
      <style:text-properties style:text-underline-style="none"/>
    </style:style>
    <style:style style:name="ListLabel_20_577" style:display-name="ListLabel 57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78" style:display-name="ListLabel 578" style:family="text">
      <style:text-properties style:text-underline-style="none"/>
    </style:style>
    <style:style style:name="ListLabel_20_579" style:display-name="ListLabel 579" style:family="text">
      <style:text-properties style:text-underline-style="none"/>
    </style:style>
    <style:style style:name="ListLabel_20_580" style:display-name="ListLabel 580" style:family="text">
      <style:text-properties style:text-underline-style="none"/>
    </style:style>
    <style:style style:name="ListLabel_20_581" style:display-name="ListLabel 581" style:family="text">
      <style:text-properties style:text-underline-style="none"/>
    </style:style>
    <style:style style:name="ListLabel_20_582" style:display-name="ListLabel 582" style:family="text">
      <style:text-properties style:text-underline-style="none"/>
    </style:style>
    <style:style style:name="ListLabel_20_583" style:display-name="ListLabel 583" style:family="text">
      <style:text-properties style:text-underline-style="none"/>
    </style:style>
    <style:style style:name="ListLabel_20_584" style:display-name="ListLabel 584" style:family="text">
      <style:text-properties style:text-underline-style="none"/>
    </style:style>
    <style:style style:name="ListLabel_20_585" style:display-name="ListLabel 585" style:family="text">
      <style:text-properties style:text-underline-style="none"/>
    </style:style>
    <style:style style:name="ListLabel_20_586" style:display-name="ListLabel 58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87" style:display-name="ListLabel 58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88" style:display-name="ListLabel 588" style:family="text">
      <style:text-properties style:text-underline-style="none"/>
    </style:style>
    <style:style style:name="ListLabel_20_589" style:display-name="ListLabel 589" style:family="text">
      <style:text-properties style:text-underline-style="none"/>
    </style:style>
    <style:style style:name="ListLabel_20_590" style:display-name="ListLabel 590" style:family="text">
      <style:text-properties style:text-underline-style="none"/>
    </style:style>
    <style:style style:name="ListLabel_20_591" style:display-name="ListLabel 591" style:family="text">
      <style:text-properties style:text-underline-style="none"/>
    </style:style>
    <style:style style:name="ListLabel_20_592" style:display-name="ListLabel 592" style:family="text">
      <style:text-properties style:text-underline-style="none"/>
    </style:style>
    <style:style style:name="ListLabel_20_593" style:display-name="ListLabel 593" style:family="text">
      <style:text-properties style:text-underline-style="none"/>
    </style:style>
    <style:style style:name="ListLabel_20_594" style:display-name="ListLabel 594" style:family="text">
      <style:text-properties style:text-underline-style="none"/>
    </style:style>
    <style:style style:name="ListLabel_20_595" style:display-name="ListLabel 59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96" style:display-name="ListLabel 59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97" style:display-name="ListLabel 597" style:family="text">
      <style:text-properties style:text-underline-style="none"/>
    </style:style>
    <style:style style:name="ListLabel_20_598" style:display-name="ListLabel 598" style:family="text">
      <style:text-properties style:text-underline-style="none"/>
    </style:style>
    <style:style style:name="ListLabel_20_599" style:display-name="ListLabel 599" style:family="text">
      <style:text-properties style:text-underline-style="none"/>
    </style:style>
    <style:style style:name="ListLabel_20_600" style:display-name="ListLabel 600" style:family="text">
      <style:text-properties style:text-underline-style="none"/>
    </style:style>
    <style:style style:name="ListLabel_20_601" style:display-name="ListLabel 601" style:family="text">
      <style:text-properties style:text-underline-style="none"/>
    </style:style>
    <style:style style:name="ListLabel_20_602" style:display-name="ListLabel 602" style:family="text">
      <style:text-properties style:text-underline-style="none"/>
    </style:style>
    <style:style style:name="ListLabel_20_603" style:display-name="ListLabel 603" style:family="text">
      <style:text-properties style:text-underline-style="none"/>
    </style:style>
    <style:style style:name="ListLabel_20_604" style:display-name="ListLabel 60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05" style:display-name="ListLabel 60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06" style:display-name="ListLabel 606" style:family="text">
      <style:text-properties style:text-underline-style="none"/>
    </style:style>
    <style:style style:name="ListLabel_20_607" style:display-name="ListLabel 607" style:family="text">
      <style:text-properties style:text-underline-style="none"/>
    </style:style>
    <style:style style:name="ListLabel_20_608" style:display-name="ListLabel 608" style:family="text">
      <style:text-properties style:text-underline-style="none"/>
    </style:style>
    <style:style style:name="ListLabel_20_609" style:display-name="ListLabel 609" style:family="text">
      <style:text-properties style:text-underline-style="none"/>
    </style:style>
    <style:style style:name="ListLabel_20_610" style:display-name="ListLabel 610" style:family="text">
      <style:text-properties style:text-underline-style="none"/>
    </style:style>
    <style:style style:name="ListLabel_20_611" style:display-name="ListLabel 611" style:family="text">
      <style:text-properties style:text-underline-style="none"/>
    </style:style>
    <style:style style:name="ListLabel_20_612" style:display-name="ListLabel 612" style:family="text">
      <style:text-properties style:text-underline-style="none"/>
    </style:style>
    <style:style style:name="ListLabel_20_613" style:display-name="ListLabel 613" style:family="text">
      <style:text-properties fo:color="#0f1115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14" style:display-name="ListLabel 614" style:family="text">
      <style:text-properties fo:color="#0f1115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15" style:display-name="ListLabel 615" style:family="text">
      <style:text-properties style:text-underline-style="none"/>
    </style:style>
    <style:style style:name="ListLabel_20_616" style:display-name="ListLabel 616" style:family="text">
      <style:text-properties style:text-underline-style="none"/>
    </style:style>
    <style:style style:name="ListLabel_20_617" style:display-name="ListLabel 617" style:family="text">
      <style:text-properties style:text-underline-style="none"/>
    </style:style>
    <style:style style:name="ListLabel_20_618" style:display-name="ListLabel 618" style:family="text">
      <style:text-properties style:text-underline-style="none"/>
    </style:style>
    <style:style style:name="ListLabel_20_619" style:display-name="ListLabel 619" style:family="text">
      <style:text-properties style:text-underline-style="none"/>
    </style:style>
    <style:style style:name="ListLabel_20_620" style:display-name="ListLabel 620" style:family="text">
      <style:text-properties style:text-underline-style="none"/>
    </style:style>
    <style:style style:name="ListLabel_20_621" style:display-name="ListLabel 621" style:family="text">
      <style:text-properties style:text-underline-style="none"/>
    </style:style>
    <style:style style:name="ListLabel_20_622" style:display-name="ListLabel 62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23" style:display-name="ListLabel 623" style:family="text">
      <style:text-properties style:text-underline-style="none"/>
    </style:style>
    <style:style style:name="ListLabel_20_624" style:display-name="ListLabel 624" style:family="text">
      <style:text-properties style:text-underline-style="none"/>
    </style:style>
    <style:style style:name="ListLabel_20_625" style:display-name="ListLabel 625" style:family="text">
      <style:text-properties style:text-underline-style="none"/>
    </style:style>
    <style:style style:name="ListLabel_20_626" style:display-name="ListLabel 626" style:family="text">
      <style:text-properties style:text-underline-style="none"/>
    </style:style>
    <style:style style:name="ListLabel_20_627" style:display-name="ListLabel 627" style:family="text">
      <style:text-properties style:text-underline-style="none"/>
    </style:style>
    <style:style style:name="ListLabel_20_628" style:display-name="ListLabel 628" style:family="text">
      <style:text-properties style:text-underline-style="none"/>
    </style:style>
    <style:style style:name="ListLabel_20_629" style:display-name="ListLabel 629" style:family="text">
      <style:text-properties style:text-underline-style="none"/>
    </style:style>
    <style:style style:name="ListLabel_20_630" style:display-name="ListLabel 630" style:family="text">
      <style:text-properties style:text-underline-style="none"/>
    </style:style>
    <style:style style:name="ListLabel_20_631" style:display-name="ListLabel 63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32" style:display-name="ListLabel 632" style:family="text">
      <style:text-properties style:text-underline-style="none"/>
    </style:style>
    <style:style style:name="ListLabel_20_633" style:display-name="ListLabel 633" style:family="text">
      <style:text-properties style:text-underline-style="none"/>
    </style:style>
    <style:style style:name="ListLabel_20_634" style:display-name="ListLabel 634" style:family="text">
      <style:text-properties style:text-underline-style="none"/>
    </style:style>
    <style:style style:name="ListLabel_20_635" style:display-name="ListLabel 635" style:family="text">
      <style:text-properties style:text-underline-style="none"/>
    </style:style>
    <style:style style:name="ListLabel_20_636" style:display-name="ListLabel 636" style:family="text">
      <style:text-properties style:text-underline-style="none"/>
    </style:style>
    <style:style style:name="ListLabel_20_637" style:display-name="ListLabel 637" style:family="text">
      <style:text-properties style:text-underline-style="none"/>
    </style:style>
    <style:style style:name="ListLabel_20_638" style:display-name="ListLabel 638" style:family="text">
      <style:text-properties style:text-underline-style="none"/>
    </style:style>
    <style:style style:name="ListLabel_20_639" style:display-name="ListLabel 639" style:family="text">
      <style:text-properties style:text-underline-style="none"/>
    </style:style>
    <style:style style:name="ListLabel_20_640" style:display-name="ListLabel 64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41" style:display-name="ListLabel 64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42" style:display-name="ListLabel 642" style:family="text">
      <style:text-properties style:text-underline-style="none"/>
    </style:style>
    <style:style style:name="ListLabel_20_643" style:display-name="ListLabel 643" style:family="text">
      <style:text-properties style:text-underline-style="none"/>
    </style:style>
    <style:style style:name="ListLabel_20_644" style:display-name="ListLabel 644" style:family="text">
      <style:text-properties style:text-underline-style="none"/>
    </style:style>
    <style:style style:name="ListLabel_20_645" style:display-name="ListLabel 645" style:family="text">
      <style:text-properties style:text-underline-style="none"/>
    </style:style>
    <style:style style:name="ListLabel_20_646" style:display-name="ListLabel 646" style:family="text">
      <style:text-properties style:text-underline-style="none"/>
    </style:style>
    <style:style style:name="ListLabel_20_647" style:display-name="ListLabel 647" style:family="text">
      <style:text-properties style:text-underline-style="none"/>
    </style:style>
    <style:style style:name="ListLabel_20_648" style:display-name="ListLabel 648" style:family="text">
      <style:text-properties style:text-underline-style="none"/>
    </style:style>
    <style:style style:name="ListLabel_20_649" style:display-name="ListLabel 64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50" style:display-name="ListLabel 650" style:family="text">
      <style:text-properties style:text-underline-style="none"/>
    </style:style>
    <style:style style:name="ListLabel_20_651" style:display-name="ListLabel 651" style:family="text">
      <style:text-properties style:text-underline-style="none"/>
    </style:style>
    <style:style style:name="ListLabel_20_652" style:display-name="ListLabel 652" style:family="text">
      <style:text-properties style:text-underline-style="none"/>
    </style:style>
    <style:style style:name="ListLabel_20_653" style:display-name="ListLabel 653" style:family="text">
      <style:text-properties style:text-underline-style="none"/>
    </style:style>
    <style:style style:name="ListLabel_20_654" style:display-name="ListLabel 654" style:family="text">
      <style:text-properties style:text-underline-style="none"/>
    </style:style>
    <style:style style:name="ListLabel_20_655" style:display-name="ListLabel 655" style:family="text">
      <style:text-properties style:text-underline-style="none"/>
    </style:style>
    <style:style style:name="ListLabel_20_656" style:display-name="ListLabel 656" style:family="text">
      <style:text-properties style:text-underline-style="none"/>
    </style:style>
    <style:style style:name="ListLabel_20_657" style:display-name="ListLabel 657" style:family="text">
      <style:text-properties style:text-underline-style="none"/>
    </style:style>
    <style:style style:name="ListLabel_20_658" style:display-name="ListLabel 65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59" style:display-name="ListLabel 65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60" style:display-name="ListLabel 660" style:family="text">
      <style:text-properties style:text-underline-style="none"/>
    </style:style>
    <style:style style:name="ListLabel_20_661" style:display-name="ListLabel 661" style:family="text">
      <style:text-properties style:text-underline-style="none"/>
    </style:style>
    <style:style style:name="ListLabel_20_662" style:display-name="ListLabel 662" style:family="text">
      <style:text-properties style:text-underline-style="none"/>
    </style:style>
    <style:style style:name="ListLabel_20_663" style:display-name="ListLabel 663" style:family="text">
      <style:text-properties style:text-underline-style="none"/>
    </style:style>
    <style:style style:name="ListLabel_20_664" style:display-name="ListLabel 664" style:family="text">
      <style:text-properties style:text-underline-style="none"/>
    </style:style>
    <style:style style:name="ListLabel_20_665" style:display-name="ListLabel 665" style:family="text">
      <style:text-properties style:text-underline-style="none"/>
    </style:style>
    <style:style style:name="ListLabel_20_666" style:display-name="ListLabel 666" style:family="text">
      <style:text-properties style:text-underline-style="none"/>
    </style:style>
    <style:style style:name="ListLabel_20_667" style:display-name="ListLabel 667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68" style:display-name="ListLabel 66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69" style:display-name="ListLabel 66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70" style:display-name="ListLabel 670" style:family="text">
      <style:text-properties style:text-underline-style="none"/>
    </style:style>
    <style:style style:name="ListLabel_20_671" style:display-name="ListLabel 671" style:family="text">
      <style:text-properties style:text-underline-style="none"/>
    </style:style>
    <style:style style:name="ListLabel_20_672" style:display-name="ListLabel 672" style:family="text">
      <style:text-properties style:text-underline-style="none"/>
    </style:style>
    <style:style style:name="ListLabel_20_673" style:display-name="ListLabel 673" style:family="text">
      <style:text-properties style:text-underline-style="none"/>
    </style:style>
    <style:style style:name="ListLabel_20_674" style:display-name="ListLabel 674" style:family="text">
      <style:text-properties style:text-underline-style="none"/>
    </style:style>
    <style:style style:name="ListLabel_20_675" style:display-name="ListLabel 675" style:family="text">
      <style:text-properties style:text-underline-style="none"/>
    </style:style>
    <style:style style:name="ListLabel_20_676" style:display-name="ListLabel 67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77" style:display-name="ListLabel 67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78" style:display-name="ListLabel 678" style:family="text">
      <style:text-properties style:text-underline-style="none"/>
    </style:style>
    <style:style style:name="ListLabel_20_679" style:display-name="ListLabel 679" style:family="text">
      <style:text-properties style:text-underline-style="none"/>
    </style:style>
    <style:style style:name="ListLabel_20_680" style:display-name="ListLabel 680" style:family="text">
      <style:text-properties style:text-underline-style="none"/>
    </style:style>
    <style:style style:name="ListLabel_20_681" style:display-name="ListLabel 681" style:family="text">
      <style:text-properties style:text-underline-style="none"/>
    </style:style>
    <style:style style:name="ListLabel_20_682" style:display-name="ListLabel 682" style:family="text">
      <style:text-properties style:text-underline-style="none"/>
    </style:style>
    <style:style style:name="ListLabel_20_683" style:display-name="ListLabel 683" style:family="text">
      <style:text-properties style:text-underline-style="none"/>
    </style:style>
    <style:style style:name="ListLabel_20_684" style:display-name="ListLabel 684" style:family="text">
      <style:text-properties style:text-underline-style="none"/>
    </style:style>
    <style:style style:name="ListLabel_20_685" style:display-name="ListLabel 68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86" style:display-name="ListLabel 68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87" style:display-name="ListLabel 687" style:family="text">
      <style:text-properties style:text-underline-style="none"/>
    </style:style>
    <style:style style:name="ListLabel_20_688" style:display-name="ListLabel 688" style:family="text">
      <style:text-properties style:text-underline-style="none"/>
    </style:style>
    <style:style style:name="ListLabel_20_689" style:display-name="ListLabel 689" style:family="text">
      <style:text-properties style:text-underline-style="none"/>
    </style:style>
    <style:style style:name="ListLabel_20_690" style:display-name="ListLabel 690" style:family="text">
      <style:text-properties style:text-underline-style="none"/>
    </style:style>
    <style:style style:name="ListLabel_20_691" style:display-name="ListLabel 691" style:family="text">
      <style:text-properties style:text-underline-style="none"/>
    </style:style>
    <style:style style:name="ListLabel_20_692" style:display-name="ListLabel 692" style:family="text">
      <style:text-properties style:text-underline-style="none"/>
    </style:style>
    <style:style style:name="ListLabel_20_693" style:display-name="ListLabel 693" style:family="text">
      <style:text-properties style:text-underline-style="none"/>
    </style:style>
    <style:style style:name="ListLabel_20_694" style:display-name="ListLabel 69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95" style:display-name="ListLabel 69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96" style:display-name="ListLabel 696" style:family="text">
      <style:text-properties style:text-underline-style="none"/>
    </style:style>
    <style:style style:name="ListLabel_20_697" style:display-name="ListLabel 697" style:family="text">
      <style:text-properties style:text-underline-style="none"/>
    </style:style>
    <style:style style:name="ListLabel_20_698" style:display-name="ListLabel 698" style:family="text">
      <style:text-properties style:text-underline-style="none"/>
    </style:style>
    <style:style style:name="ListLabel_20_699" style:display-name="ListLabel 699" style:family="text">
      <style:text-properties style:text-underline-style="none"/>
    </style:style>
    <style:style style:name="ListLabel_20_700" style:display-name="ListLabel 700" style:family="text">
      <style:text-properties style:text-underline-style="none"/>
    </style:style>
    <style:style style:name="ListLabel_20_701" style:display-name="ListLabel 701" style:family="text">
      <style:text-properties style:text-underline-style="none"/>
    </style:style>
    <style:style style:name="ListLabel_20_702" style:display-name="ListLabel 702" style:family="text">
      <style:text-properties style:text-underline-style="none"/>
    </style:style>
    <style:style style:name="ListLabel_20_703" style:display-name="ListLabel 70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04" style:display-name="ListLabel 704" style:family="text">
      <style:text-properties style:text-underline-style="none"/>
    </style:style>
    <style:style style:name="ListLabel_20_705" style:display-name="ListLabel 705" style:family="text">
      <style:text-properties style:text-underline-style="none"/>
    </style:style>
    <style:style style:name="ListLabel_20_706" style:display-name="ListLabel 706" style:family="text">
      <style:text-properties style:text-underline-style="none"/>
    </style:style>
    <style:style style:name="ListLabel_20_707" style:display-name="ListLabel 707" style:family="text">
      <style:text-properties style:text-underline-style="none"/>
    </style:style>
    <style:style style:name="ListLabel_20_708" style:display-name="ListLabel 708" style:family="text">
      <style:text-properties style:text-underline-style="none"/>
    </style:style>
    <style:style style:name="ListLabel_20_709" style:display-name="ListLabel 709" style:family="text">
      <style:text-properties style:text-underline-style="none"/>
    </style:style>
    <style:style style:name="ListLabel_20_710" style:display-name="ListLabel 710" style:family="text">
      <style:text-properties style:text-underline-style="none"/>
    </style:style>
    <style:style style:name="ListLabel_20_711" style:display-name="ListLabel 711" style:family="text">
      <style:text-properties style:text-underline-style="none"/>
    </style:style>
    <style:style style:name="ListLabel_20_712" style:display-name="ListLabel 71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13" style:display-name="ListLabel 71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14" style:display-name="ListLabel 714" style:family="text">
      <style:text-properties style:text-underline-style="none"/>
    </style:style>
    <style:style style:name="ListLabel_20_715" style:display-name="ListLabel 715" style:family="text">
      <style:text-properties style:text-underline-style="none"/>
    </style:style>
    <style:style style:name="ListLabel_20_716" style:display-name="ListLabel 716" style:family="text">
      <style:text-properties style:text-underline-style="none"/>
    </style:style>
    <style:style style:name="ListLabel_20_717" style:display-name="ListLabel 717" style:family="text">
      <style:text-properties style:text-underline-style="none"/>
    </style:style>
    <style:style style:name="ListLabel_20_718" style:display-name="ListLabel 718" style:family="text">
      <style:text-properties style:text-underline-style="none"/>
    </style:style>
    <style:style style:name="ListLabel_20_719" style:display-name="ListLabel 719" style:family="text">
      <style:text-properties style:text-underline-style="none"/>
    </style:style>
    <style:style style:name="ListLabel_20_720" style:display-name="ListLabel 720" style:family="text">
      <style:text-properties style:text-underline-style="none"/>
    </style:style>
    <style:style style:name="ListLabel_20_721" style:display-name="ListLabel 72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22" style:display-name="ListLabel 72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23" style:display-name="ListLabel 723" style:family="text">
      <style:text-properties style:text-underline-style="none"/>
    </style:style>
    <style:style style:name="ListLabel_20_724" style:display-name="ListLabel 724" style:family="text">
      <style:text-properties style:text-underline-style="none"/>
    </style:style>
    <style:style style:name="ListLabel_20_725" style:display-name="ListLabel 725" style:family="text">
      <style:text-properties style:text-underline-style="none"/>
    </style:style>
    <style:style style:name="ListLabel_20_726" style:display-name="ListLabel 726" style:family="text">
      <style:text-properties style:text-underline-style="none"/>
    </style:style>
    <style:style style:name="ListLabel_20_727" style:display-name="ListLabel 727" style:family="text">
      <style:text-properties style:text-underline-style="none"/>
    </style:style>
    <style:style style:name="ListLabel_20_728" style:display-name="ListLabel 728" style:family="text">
      <style:text-properties style:text-underline-style="none"/>
    </style:style>
    <style:style style:name="ListLabel_20_729" style:display-name="ListLabel 729" style:family="text">
      <style:text-properties style:text-underline-style="none"/>
    </style:style>
    <style:style style:name="ListLabel_20_730" style:display-name="ListLabel 73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31" style:display-name="ListLabel 731" style:family="text">
      <style:text-properties style:text-underline-style="none"/>
    </style:style>
    <style:style style:name="ListLabel_20_732" style:display-name="ListLabel 732" style:family="text">
      <style:text-properties style:text-underline-style="none"/>
    </style:style>
    <style:style style:name="ListLabel_20_733" style:display-name="ListLabel 733" style:family="text">
      <style:text-properties style:text-underline-style="none"/>
    </style:style>
    <style:style style:name="ListLabel_20_734" style:display-name="ListLabel 734" style:family="text">
      <style:text-properties style:text-underline-style="none"/>
    </style:style>
    <style:style style:name="ListLabel_20_735" style:display-name="ListLabel 735" style:family="text">
      <style:text-properties style:text-underline-style="none"/>
    </style:style>
    <style:style style:name="ListLabel_20_736" style:display-name="ListLabel 736" style:family="text">
      <style:text-properties style:text-underline-style="none"/>
    </style:style>
    <style:style style:name="ListLabel_20_737" style:display-name="ListLabel 737" style:family="text">
      <style:text-properties style:text-underline-style="none"/>
    </style:style>
    <style:style style:name="ListLabel_20_738" style:display-name="ListLabel 73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739" style:display-name="ListLabel 73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8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13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14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4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6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18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8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8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19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9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9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1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1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5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29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9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9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9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9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9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9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0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0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0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0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0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0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1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2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2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2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2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2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2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3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3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3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3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3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3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3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4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4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4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4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4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4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4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5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5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5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5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5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5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5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6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6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6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6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6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6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6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7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7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7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7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7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7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7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7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8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8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Roboto"/>
      </text:list-level-style-bullet>
      <text:list-level-style-number text:level="4" text:style-name="ListLabel_20_38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8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8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8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38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8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39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9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9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9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9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9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9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9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0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0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0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0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0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40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0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40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1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1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1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1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text:style-name="ListLabel_20_41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1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1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2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2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42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2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2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2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2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3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3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3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3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3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3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3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3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4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number text:level="1" text:style-name="ListLabel_20_44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4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44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4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4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4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45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5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5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5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5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5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5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5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style-name="ListLabel_20_46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6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6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6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6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6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6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6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6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46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7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7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7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7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7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7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7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7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style-name="ListLabel_20_47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7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48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8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8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8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8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8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8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48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8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48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9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9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9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9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9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text:style-name="ListLabel_20_49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9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9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0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0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0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0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number text:level="1" text:style-name="ListLabel_20_50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0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0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0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1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1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number text:level="1" text:style-name="ListLabel_20_51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1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51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1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1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2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2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number text:level="1" text:style-name="ListLabel_20_52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2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52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2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2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2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3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bullet text:level="1" text:style-name="ListLabel_20_53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3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3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3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3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3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3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bullet text:level="1" text:style-name="ListLabel_20_54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4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4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4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4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4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4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4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text:style-name="ListLabel_20_55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5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5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5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5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5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5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5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5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number text:level="1" text:style-name="ListLabel_20_55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6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56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Roboto"/>
      </text:list-level-style-bullet>
      <text:list-level-style-number text:level="4" text:style-name="ListLabel_20_56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6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6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6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6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6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number text:level="1" text:style-name="ListLabel_20_56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6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57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7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7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7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7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7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7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bullet text:level="1" text:style-name="ListLabel_20_57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7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8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8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8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8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8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number text:level="1" text:style-name="ListLabel_20_58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8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58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9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9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9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9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bullet text:level="1" text:style-name="ListLabel_20_59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9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59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9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0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0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0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number text:level="1" text:style-name="ListLabel_20_60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60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60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0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0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1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number text:level="1" text:style-name="ListLabel_20_61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61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61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1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1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2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0">
      <text:list-level-style-bullet text:level="1" text:style-name="ListLabel_20_62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62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2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2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2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2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2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1">
      <text:list-level-style-bullet text:level="1" text:style-name="ListLabel_20_63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63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3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3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3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3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3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3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2">
      <text:list-level-style-number text:level="1" text:style-name="ListLabel_20_64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64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64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4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4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4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4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3">
      <text:list-level-style-bullet text:level="1" text:style-name="ListLabel_20_64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65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5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5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5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5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5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5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5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4">
      <text:list-level-style-bullet text:level="1" text:style-name="ListLabel_20_65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65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66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6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6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6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6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6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6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5">
      <text:list-level-style-number text:level="1" text:style-name="ListLabel_20_66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66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66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Roboto"/>
      </text:list-level-style-bullet>
      <text:list-level-style-number text:level="4" text:style-name="ListLabel_20_67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7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7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7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6">
      <text:list-level-style-number text:level="1" text:style-name="ListLabel_20_67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67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67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8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8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8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7">
      <text:list-level-style-bullet text:level="1" text:style-name="ListLabel_20_68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68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68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8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9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9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9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8">
      <text:list-level-style-bullet text:level="1" text:style-name="ListLabel_20_69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69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69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9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9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0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0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9">
      <text:list-level-style-bullet text:level="1" text:style-name="ListLabel_20_70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70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0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0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0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0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1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0">
      <text:list-level-style-number text:level="1" text:style-name="ListLabel_20_71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71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71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1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1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1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1">
      <text:list-level-style-number text:level="1" text:style-name="ListLabel_20_72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72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72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2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2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2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2">
      <text:list-level-style-bullet text:level="1" text:style-name="ListLabel_20_73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73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3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3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3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3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3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3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3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<text:tab/> <text:s text:c="47"/>Unidad 06 - Arquitectura de la información, wireframes y prototipado</text:span></text:p>
      </style:header>
      <style:footer>
        <text:p text:style-name="MP4"><text:span text:style-name="MT1">CFGS DAM<text:tab/><text:tab/>Unidad 06 - Página </text:span><text:page-number text:select-page="current">4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3" meta:image-count="4" meta:object-count="0" meta:page-count="40" meta:paragraph-count="825" meta:word-count="4849" meta:character-count="31686" meta:non-whitespace-character-count="27644"/>
    <meta:generator>LibreOfficeDev/6.0.5.2$Linux_X86_64 LibreOffice_project/</meta:generator>
  </office:meta>
</office:document-meta>
</file>